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Gnumeric-default" style:data-style-name="N1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number-columns-repeated="11" table:default-cell-style-name="Gnumeric-default"/>
        <table:table-column table:style-name="co1" table:default-cell-style-name="ce1"/>
        <table:table-column table:style-name="co1" table:number-columns-repeated="244" table:default-cell-style-name="Gnumeric-default"/>
        <table:table-row table:style-name="ro1">
          <table:table-cell office:value-type="string">
            <text:p>427</text:p>
          </table:table-cell>
          <table:table-cell table:number-columns-repeated="2" office:value-type="string">
            <text:p>3423</text:p>
          </table:table-cell>
          <table:table-cell office:value-type="float" office:value="444.9">
            <text:p>444.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2001/10/12</text:p>
          </table:table-cell>
          <table:table-cell office:value-type="float" office:value="444.7099914551">
            <text:p>444.7099914551</text:p>
          </table:table-cell>
          <table:table-cell office:value-type="float" office:value="-19.0008544922">
            <text:p>-19.0008544922</text:p>
          </table:table-cell>
          <table:table-cell table:formula="of:=ABS([.K1])" office:value-type="float" office:value="19.0008544922">
            <text:p>19</text:p>
          </table:table-cell>
          <table:table-cell table:number-columns-repeated="244"/>
        </table:table-row>
        <table:table-row table:style-name="ro1">
          <table:table-cell office:value-type="string">
            <text:p>411</text:p>
          </table:table-cell>
          <table:table-cell table:number-columns-repeated="2" office:value-type="string">
            <text:p>3425</text:p>
          </table:table-cell>
          <table:table-cell office:value-type="float" office:value="449.28">
            <text:p>449.2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2001/10/12</text:p>
          </table:table-cell>
          <table:table-cell office:value-type="float" office:value="449.4700012207">
            <text:p>449.4700012207</text:p>
          </table:table-cell>
          <table:table-cell office:value-type="float" office:value="19.0001220703">
            <text:p>19.0001220703</text:p>
          </table:table-cell>
          <table:table-cell table:formula="of:=ABS([.K2])" office:value-type="float" office:value="19.0001220703">
            <text:p>19</text:p>
          </table:table-cell>
          <table:table-cell table:number-columns-repeated="244"/>
        </table:table-row>
        <table:table-row table:style-name="ro1">
          <table:table-cell office:value-type="string">
            <text:p>410</text:p>
          </table:table-cell>
          <table:table-cell table:number-columns-repeated="2" office:value-type="string">
            <text:p>3424</text:p>
          </table:table-cell>
          <table:table-cell office:value-type="float" office:value="446.57">
            <text:p>446.5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2001/10/12</text:p>
          </table:table-cell>
          <table:table-cell office:value-type="float" office:value="446.75">
            <text:p>446.75</text:p>
          </table:table-cell>
          <table:table-cell office:value-type="float" office:value="18">
            <text:p>18</text:p>
          </table:table-cell>
          <table:table-cell table:formula="of:=ABS([.K3])" office:value-type="float" office:value="18">
            <text:p>18</text:p>
          </table:table-cell>
          <table:table-cell table:number-columns-repeated="244"/>
        </table:table-row>
        <table:table-row table:style-name="ro1">
          <table:table-cell office:value-type="string">
            <text:p>545</text:p>
          </table:table-cell>
          <table:table-cell table:number-columns-repeated="2" office:value-type="string">
            <text:p>3405</text:p>
          </table:table-cell>
          <table:table-cell office:value-type="float" office:value="454.86">
            <text:p>454.8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4.9299926758">
            <text:p>454.9299926758</text:p>
          </table:table-cell>
          <table:table-cell office:value-type="float" office:value="6.9992675781">
            <text:p>6.9992675781</text:p>
          </table:table-cell>
          <table:table-cell table:formula="of:=ABS([.K4])" office:value-type="float" office:value="6.9992675781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528</text:p>
          </table:table-cell>
          <table:table-cell table:number-columns-repeated="2" office:value-type="string">
            <text:p>3437</text:p>
          </table:table-cell>
          <table:table-cell office:value-type="float" office:value="454.421">
            <text:p>454.42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4.4700012207">
            <text:p>454.4700012207</text:p>
          </table:table-cell>
          <table:table-cell office:value-type="float" office:value="4.9001220703">
            <text:p>4.9001220703</text:p>
          </table:table-cell>
          <table:table-cell table:formula="of:=ABS([.K5])" office:value-type="float" office:value="4.9001220703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524</text:p>
          </table:table-cell>
          <table:table-cell table:number-columns-repeated="2" office:value-type="string">
            <text:p>3663</text:p>
          </table:table-cell>
          <table:table-cell office:value-type="float" office:value="455.539">
            <text:p>455.53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5.549987793">
            <text:p>455.549987793</text:p>
          </table:table-cell>
          <table:table-cell office:value-type="float" office:value="1.0987792969">
            <text:p>1.0987792969</text:p>
          </table:table-cell>
          <table:table-cell table:formula="of:=ABS([.K6])" office:value-type="float" office:value="1.0987792969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547</text:p>
          </table:table-cell>
          <table:table-cell table:number-columns-repeated="2" office:value-type="string">
            <text:p>3664</text:p>
          </table:table-cell>
          <table:table-cell office:value-type="float" office:value="455.24">
            <text:p>455.2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5.2300109863">
            <text:p>455.2300109863</text:p>
          </table:table-cell>
          <table:table-cell office:value-type="float" office:value="-0.9989013672">
            <text:p>-0.9989013672</text:p>
          </table:table-cell>
          <table:table-cell table:formula="of:=ABS([.K7])" office:value-type="float" office:value="0.9989013672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542</text:p>
          </table:table-cell>
          <table:table-cell table:number-columns-repeated="2" office:value-type="string">
            <text:p>3379</text:p>
          </table:table-cell>
          <table:table-cell office:value-type="float" office:value="458.91">
            <text:p>458.91</text:p>
          </table:table-cell>
          <table:table-cell office:value-type="float" office:value="458.913">
            <text:p>458.913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9.0199890137">
            <text:p>459.0199890137</text:p>
          </table:table-cell>
          <table:table-cell office:value-type="float" office:value="10.9989013672">
            <text:p>10.9989013672</text:p>
          </table:table-cell>
          <table:table-cell table:formula="of:=ABS([.K8])" office:value-type="float" office:value="10.9989013672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539</text:p>
          </table:table-cell>
          <table:table-cell table:number-columns-repeated="2" office:value-type="string">
            <text:p>3426</text:p>
          </table:table-cell>
          <table:table-cell office:value-type="float" office:value="452.26">
            <text:p>452.2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2.2200012207">
            <text:p>452.2200012207</text:p>
          </table:table-cell>
          <table:table-cell office:value-type="float" office:value="-3.9998779297">
            <text:p>-3.9998779297</text:p>
          </table:table-cell>
          <table:table-cell table:formula="of:=ABS([.K9])" office:value-type="float" office:value="3.9998779297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538</text:p>
          </table:table-cell>
          <table:table-cell table:number-columns-repeated="2" office:value-type="string">
            <text:p>3635</text:p>
          </table:table-cell>
          <table:table-cell office:value-type="float" office:value="468.78">
            <text:p>468.7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8.7900085449">
            <text:p>468.7900085449</text:p>
          </table:table-cell>
          <table:table-cell office:value-type="float" office:value="1.0008544922">
            <text:p>1.0008544922</text:p>
          </table:table-cell>
          <table:table-cell table:formula="of:=ABS([.K10])" office:value-type="float" office:value="1.0008544922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536</text:p>
          </table:table-cell>
          <table:table-cell table:number-columns-repeated="2" office:value-type="string">
            <text:p>3413</text:p>
          </table:table-cell>
          <table:table-cell office:value-type="float" office:value="455.38">
            <text:p>455.3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5.5">
            <text:p>455.5</text:p>
          </table:table-cell>
          <table:table-cell office:value-type="float" office:value="12">
            <text:p>12</text:p>
          </table:table-cell>
          <table:table-cell table:formula="of:=ABS([.K11])" office:value-type="float" office:value="12">
            <text:p>12</text:p>
          </table:table-cell>
          <table:table-cell table:number-columns-repeated="244"/>
        </table:table-row>
        <table:table-row table:style-name="ro1">
          <table:table-cell office:value-type="string">
            <text:p>535</text:p>
          </table:table-cell>
          <table:table-cell table:number-columns-repeated="2" office:value-type="string">
            <text:p>3412</text:p>
          </table:table-cell>
          <table:table-cell office:value-type="float" office:value="454.737">
            <text:p>454.73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4.8200073242">
            <text:p>454.8200073242</text:p>
          </table:table-cell>
          <table:table-cell office:value-type="float" office:value="8.3007324219">
            <text:p>8.3007324219</text:p>
          </table:table-cell>
          <table:table-cell table:formula="of:=ABS([.K12])" office:value-type="float" office:value="8.3007324219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534</text:p>
          </table:table-cell>
          <table:table-cell table:number-columns-repeated="2" office:value-type="string">
            <text:p>3396</text:p>
          </table:table-cell>
          <table:table-cell office:value-type="float" office:value="455.46">
            <text:p>455.4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5.549987793">
            <text:p>455.549987793</text:p>
          </table:table-cell>
          <table:table-cell office:value-type="float" office:value="8.9987792969">
            <text:p>8.9987792969</text:p>
          </table:table-cell>
          <table:table-cell table:formula="of:=ABS([.K13])" office:value-type="float" office:value="8.9987792969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532</text:p>
          </table:table-cell>
          <table:table-cell table:number-columns-repeated="2" office:value-type="string">
            <text:p>3378</text:p>
          </table:table-cell>
          <table:table-cell office:value-type="float" office:value="460.03">
            <text:p>460.0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60.0700073242">
            <text:p>460.0700073242</text:p>
          </table:table-cell>
          <table:table-cell office:value-type="float" office:value="4.0007324219">
            <text:p>4.0007324219</text:p>
          </table:table-cell>
          <table:table-cell table:formula="of:=ABS([.K14])" office:value-type="float" office:value="4.0007324219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531</text:p>
          </table:table-cell>
          <table:table-cell table:number-columns-repeated="2" office:value-type="string">
            <text:p>3377</text:p>
          </table:table-cell>
          <table:table-cell office:value-type="float" office:value="458.34">
            <text:p>458.3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8.3999938965">
            <text:p>458.3999938965</text:p>
          </table:table-cell>
          <table:table-cell office:value-type="float" office:value="5.9993896484">
            <text:p>5.9993896484</text:p>
          </table:table-cell>
          <table:table-cell table:formula="of:=ABS([.K15])" office:value-type="float" office:value="5.9993896484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530</text:p>
          </table:table-cell>
          <table:table-cell table:number-columns-repeated="2" office:value-type="string">
            <text:p>3376</text:p>
          </table:table-cell>
          <table:table-cell office:value-type="float" office:value="456.44">
            <text:p>456.4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6.549987793">
            <text:p>456.549987793</text:p>
          </table:table-cell>
          <table:table-cell office:value-type="float" office:value="10.9987792969">
            <text:p>10.9987792969</text:p>
          </table:table-cell>
          <table:table-cell table:formula="of:=ABS([.K16])" office:value-type="float" office:value="10.9987792969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526</text:p>
          </table:table-cell>
          <table:table-cell table:number-columns-repeated="2" office:value-type="string">
            <text:p>3636</text:p>
          </table:table-cell>
          <table:table-cell office:value-type="float" office:value="474.66">
            <text:p>474.6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74.6000061035">
            <text:p>474.6000061035</text:p>
          </table:table-cell>
          <table:table-cell office:value-type="float" office:value="-5.9993896484">
            <text:p>-5.9993896484</text:p>
          </table:table-cell>
          <table:table-cell table:formula="of:=ABS([.K17])" office:value-type="float" office:value="5.9993896484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523</text:p>
          </table:table-cell>
          <table:table-cell table:number-columns-repeated="2" office:value-type="string">
            <text:p>3634</text:p>
          </table:table-cell>
          <table:table-cell office:value-type="float" office:value="477.881">
            <text:p>477.88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77.8599853516">
            <text:p>477.8599853516</text:p>
          </table:table-cell>
          <table:table-cell office:value-type="float" office:value="-2.1014648437">
            <text:p>-2.1014648437</text:p>
          </table:table-cell>
          <table:table-cell table:formula="of:=ABS([.K18])" office:value-type="float" office:value="2.1014648437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518</text:p>
          </table:table-cell>
          <table:table-cell table:number-columns-repeated="2" office:value-type="string">
            <text:p>3374</text:p>
          </table:table-cell>
          <table:table-cell office:value-type="float" office:value="454.4">
            <text:p>454.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4.5100097656">
            <text:p>454.5100097656</text:p>
          </table:table-cell>
          <table:table-cell office:value-type="float" office:value="11.0009765625">
            <text:p>11.0009765625</text:p>
          </table:table-cell>
          <table:table-cell table:formula="of:=ABS([.K19])" office:value-type="float" office:value="11.0009765625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514</text:p>
          </table:table-cell>
          <table:table-cell table:number-columns-repeated="2" office:value-type="string">
            <text:p>3584</text:p>
          </table:table-cell>
          <table:table-cell office:value-type="float" office:value="455.91">
            <text:p>455.9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5.9599914551">
            <text:p>455.9599914551</text:p>
          </table:table-cell>
          <table:table-cell office:value-type="float" office:value="4.9991455078">
            <text:p>4.9991455078</text:p>
          </table:table-cell>
          <table:table-cell table:formula="of:=ABS([.K20])" office:value-type="float" office:value="4.9991455078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510</text:p>
          </table:table-cell>
          <table:table-cell table:number-columns-repeated="2" office:value-type="string">
            <text:p>3585</text:p>
          </table:table-cell>
          <table:table-cell office:value-type="float" office:value="462.39">
            <text:p>462.3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62.3599853516">
            <text:p>462.3599853516</text:p>
          </table:table-cell>
          <table:table-cell office:value-type="float" office:value="-3.0014648437">
            <text:p>-3.0014648437</text:p>
          </table:table-cell>
          <table:table-cell table:formula="of:=ABS([.K21])" office:value-type="float" office:value="3.0014648437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631</text:p>
          </table:table-cell>
          <table:table-cell table:number-columns-repeated="2" office:value-type="string">
            <text:p>3729</text:p>
          </table:table-cell>
          <table:table-cell office:value-type="float" office:value="502.2">
            <text:p>502.2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502.1499938965">
            <text:p>502.1499938965</text:p>
          </table:table-cell>
          <table:table-cell office:value-type="float" office:value="-5.0006103516">
            <text:p>-5.0006103516</text:p>
          </table:table-cell>
          <table:table-cell table:formula="of:=ABS([.K22])" office:value-type="float" office:value="5.0006103516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622</text:p>
          </table:table-cell>
          <table:table-cell table:number-columns-repeated="2" office:value-type="string">
            <text:p>3740</text:p>
          </table:table-cell>
          <table:table-cell office:value-type="float" office:value="486.071">
            <text:p>486.07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86.1300048828">
            <text:p>486.1300048828</text:p>
          </table:table-cell>
          <table:table-cell office:value-type="float" office:value="5.9004882812">
            <text:p>5.9004882812</text:p>
          </table:table-cell>
          <table:table-cell table:formula="of:=ABS([.K23])" office:value-type="float" office:value="5.9004882812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603</text:p>
          </table:table-cell>
          <table:table-cell table:number-columns-repeated="2" office:value-type="string">
            <text:p>3632</text:p>
          </table:table-cell>
          <table:table-cell office:value-type="float" office:value="483.245">
            <text:p>483.24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83.2799987793">
            <text:p>483.2799987793</text:p>
          </table:table-cell>
          <table:table-cell office:value-type="float" office:value="3.4998779297">
            <text:p>3.4998779297</text:p>
          </table:table-cell>
          <table:table-cell table:formula="of:=ABS([.K24])" office:value-type="float" office:value="3.4998779297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605</text:p>
          </table:table-cell>
          <table:table-cell table:number-columns-repeated="2" office:value-type="string">
            <text:p>3618</text:p>
          </table:table-cell>
          <table:table-cell office:value-type="float" office:value="500.07">
            <text:p>500.0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500.1900024414">
            <text:p>500.1900024414</text:p>
          </table:table-cell>
          <table:table-cell office:value-type="float" office:value="12.0002441406">
            <text:p>12.0002441406</text:p>
          </table:table-cell>
          <table:table-cell table:formula="of:=ABS([.K25])" office:value-type="float" office:value="12.0002441406">
            <text:p>12</text:p>
          </table:table-cell>
          <table:table-cell table:number-columns-repeated="244"/>
        </table:table-row>
        <table:table-row table:style-name="ro1">
          <table:table-cell office:value-type="string">
            <text:p>606</text:p>
          </table:table-cell>
          <table:table-cell table:number-columns-repeated="2" office:value-type="string">
            <text:p>3619</text:p>
          </table:table-cell>
          <table:table-cell office:value-type="float" office:value="500.51">
            <text:p>500.5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500.6000061035">
            <text:p>500.6000061035</text:p>
          </table:table-cell>
          <table:table-cell office:value-type="float" office:value="9.0006103516">
            <text:p>9.0006103516</text:p>
          </table:table-cell>
          <table:table-cell table:formula="of:=ABS([.K26])" office:value-type="float" office:value="9.0006103516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610</text:p>
          </table:table-cell>
          <table:table-cell table:number-columns-repeated="2" office:value-type="string">
            <text:p>3629</text:p>
          </table:table-cell>
          <table:table-cell office:value-type="float" office:value="497.89">
            <text:p>497.8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98.1799926758">
            <text:p>498.1799926758</text:p>
          </table:table-cell>
          <table:table-cell office:value-type="float" office:value="28.9992675781">
            <text:p>28.9992675781</text:p>
          </table:table-cell>
          <table:table-cell table:formula="of:=ABS([.K27])" office:value-type="float" office:value="28.9992675781">
            <text:p>29</text:p>
          </table:table-cell>
          <table:table-cell table:number-columns-repeated="244"/>
        </table:table-row>
        <table:table-row table:style-name="ro1">
          <table:table-cell office:value-type="string">
            <text:p>612</text:p>
          </table:table-cell>
          <table:table-cell table:number-columns-repeated="2" office:value-type="string">
            <text:p>3630</text:p>
          </table:table-cell>
          <table:table-cell office:value-type="float" office:value="492.05">
            <text:p>492.0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92.1199951172">
            <text:p>492.1199951172</text:p>
          </table:table-cell>
          <table:table-cell office:value-type="float" office:value="6.9995117187">
            <text:p>6.9995117187</text:p>
          </table:table-cell>
          <table:table-cell table:formula="of:=ABS([.K28])" office:value-type="float" office:value="6.9995117187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614</text:p>
          </table:table-cell>
          <table:table-cell table:number-columns-repeated="2" office:value-type="string">
            <text:p>3637</text:p>
          </table:table-cell>
          <table:table-cell office:value-type="float" office:value="488.413">
            <text:p>488.41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88.4599914551">
            <text:p>488.4599914551</text:p>
          </table:table-cell>
          <table:table-cell office:value-type="float" office:value="4.6991455078">
            <text:p>4.6991455078</text:p>
          </table:table-cell>
          <table:table-cell table:formula="of:=ABS([.K29])" office:value-type="float" office:value="4.6991455078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616</text:p>
          </table:table-cell>
          <table:table-cell table:number-columns-repeated="2" office:value-type="string">
            <text:p>3640</text:p>
          </table:table-cell>
          <table:table-cell office:value-type="float" office:value="493.1">
            <text:p>493.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93.200012207">
            <text:p>493.200012207</text:p>
          </table:table-cell>
          <table:table-cell office:value-type="float" office:value="10.0012207031">
            <text:p>10.0012207031</text:p>
          </table:table-cell>
          <table:table-cell table:formula="of:=ABS([.K30])" office:value-type="float" office:value="10.0012207031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617</text:p>
          </table:table-cell>
          <table:table-cell table:number-columns-repeated="2" office:value-type="string">
            <text:p>3641</text:p>
          </table:table-cell>
          <table:table-cell office:value-type="float" office:value="493.8">
            <text:p>493.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93.8599853516">
            <text:p>493.8599853516</text:p>
          </table:table-cell>
          <table:table-cell office:value-type="float" office:value="5.9985351562">
            <text:p>5.9985351562</text:p>
          </table:table-cell>
          <table:table-cell table:formula="of:=ABS([.K31])" office:value-type="float" office:value="5.9985351562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618</text:p>
          </table:table-cell>
          <table:table-cell table:number-columns-repeated="2" office:value-type="string">
            <text:p>3643</text:p>
          </table:table-cell>
          <table:table-cell office:value-type="float" office:value="489.87">
            <text:p>489.8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90.4299926758">
            <text:p>490.4299926758</text:p>
          </table:table-cell>
          <table:table-cell office:value-type="float" office:value="55.9992675781">
            <text:p>55.9992675781</text:p>
          </table:table-cell>
          <table:table-cell table:formula="of:=ABS([.K32])" office:value-type="float" office:value="55.9992675781">
            <text:p>56</text:p>
          </table:table-cell>
          <table:table-cell table:number-columns-repeated="244"/>
        </table:table-row>
        <table:table-row table:style-name="ro1">
          <table:table-cell office:value-type="string">
            <text:p>584</text:p>
          </table:table-cell>
          <table:table-cell table:number-columns-repeated="2" office:value-type="string">
            <text:p>3728</text:p>
          </table:table-cell>
          <table:table-cell office:value-type="float" office:value="503.37">
            <text:p>503.3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503.4899902344">
            <text:p>503.4899902344</text:p>
          </table:table-cell>
          <table:table-cell office:value-type="float" office:value="11.9990234375">
            <text:p>11.9990234375</text:p>
          </table:table-cell>
          <table:table-cell table:formula="of:=ABS([.K33])" office:value-type="float" office:value="11.9990234375">
            <text:p>12</text:p>
          </table:table-cell>
          <table:table-cell table:number-columns-repeated="244"/>
        </table:table-row>
        <table:table-row table:style-name="ro1">
          <table:table-cell office:value-type="string">
            <text:p>587</text:p>
          </table:table-cell>
          <table:table-cell table:number-columns-repeated="2" office:value-type="string">
            <text:p>3391</text:p>
          </table:table-cell>
          <table:table-cell office:value-type="float" office:value="485.387">
            <text:p>485.38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85.4599914551">
            <text:p>485.4599914551</text:p>
          </table:table-cell>
          <table:table-cell office:value-type="float" office:value="7.2991455078">
            <text:p>7.2991455078</text:p>
          </table:table-cell>
          <table:table-cell table:formula="of:=ABS([.K34])" office:value-type="float" office:value="7.2991455078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588</text:p>
          </table:table-cell>
          <table:table-cell table:number-columns-repeated="2" office:value-type="string">
            <text:p>3617</text:p>
          </table:table-cell>
          <table:table-cell office:value-type="float" office:value="500.33">
            <text:p>500.3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500.4299926758">
            <text:p>500.4299926758</text:p>
          </table:table-cell>
          <table:table-cell office:value-type="float" office:value="9.9992675781">
            <text:p>9.9992675781</text:p>
          </table:table-cell>
          <table:table-cell table:formula="of:=ABS([.K35])" office:value-type="float" office:value="9.9992675781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592</text:p>
          </table:table-cell>
          <table:table-cell table:number-columns-repeated="2" office:value-type="string">
            <text:p>3390</text:p>
          </table:table-cell>
          <table:table-cell office:value-type="float" office:value="491.461">
            <text:p>491.46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91.5100097656">
            <text:p>491.5100097656</text:p>
          </table:table-cell>
          <table:table-cell office:value-type="float" office:value="4.9009765625">
            <text:p>4.9009765625</text:p>
          </table:table-cell>
          <table:table-cell table:formula="of:=ABS([.K36])" office:value-type="float" office:value="4.9009765625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593</text:p>
          </table:table-cell>
          <table:table-cell table:number-columns-repeated="2" office:value-type="string">
            <text:p>3616</text:p>
          </table:table-cell>
          <table:table-cell office:value-type="float" office:value="500.58">
            <text:p>500.5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500.6900024414">
            <text:p>500.6900024414</text:p>
          </table:table-cell>
          <table:table-cell office:value-type="float" office:value="11.0002441406">
            <text:p>11.0002441406</text:p>
          </table:table-cell>
          <table:table-cell table:formula="of:=ABS([.K37])" office:value-type="float" office:value="11.0002441406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597</text:p>
          </table:table-cell>
          <table:table-cell table:number-columns-repeated="2" office:value-type="string">
            <text:p>3586</text:p>
          </table:table-cell>
          <table:table-cell office:value-type="float" office:value="483.884">
            <text:p>483.88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83.950012207">
            <text:p>483.950012207</text:p>
          </table:table-cell>
          <table:table-cell office:value-type="float" office:value="6.6012207031">
            <text:p>6.6012207031</text:p>
          </table:table-cell>
          <table:table-cell table:formula="of:=ABS([.K38])" office:value-type="float" office:value="6.6012207031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599</text:p>
          </table:table-cell>
          <table:table-cell table:number-columns-repeated="2" office:value-type="string">
            <text:p>3642</text:p>
          </table:table-cell>
          <table:table-cell office:value-type="float" office:value="493.99">
            <text:p>493.9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94.0400085449">
            <text:p>494.0400085449</text:p>
          </table:table-cell>
          <table:table-cell office:value-type="float" office:value="5.0008544922">
            <text:p>5.0008544922</text:p>
          </table:table-cell>
          <table:table-cell table:formula="of:=ABS([.K39])" office:value-type="float" office:value="5.0008544922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589</text:p>
          </table:table-cell>
          <table:table-cell table:number-columns-repeated="2" office:value-type="string">
            <text:p>3388</text:p>
          </table:table-cell>
          <table:table-cell office:value-type="float" office:value="499.5">
            <text:p>499.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99.6000061035">
            <text:p>499.6000061035</text:p>
          </table:table-cell>
          <table:table-cell office:value-type="float" office:value="10.0006103516">
            <text:p>10.0006103516</text:p>
          </table:table-cell>
          <table:table-cell table:formula="of:=ABS([.K40])" office:value-type="float" office:value="10.0006103516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591</text:p>
          </table:table-cell>
          <table:table-cell table:number-columns-repeated="2" office:value-type="string">
            <text:p>3389</text:p>
          </table:table-cell>
          <table:table-cell office:value-type="float" office:value="494.67">
            <text:p>494.6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94.6600036621">
            <text:p>494.6600036621</text:p>
          </table:table-cell>
          <table:table-cell office:value-type="float" office:value="-0.9996337891">
            <text:p>-0.9996337891</text:p>
          </table:table-cell>
          <table:table-cell table:formula="of:=ABS([.K41])" office:value-type="float" office:value="0.9996337891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595</text:p>
          </table:table-cell>
          <table:table-cell table:number-columns-repeated="2" office:value-type="string">
            <text:p>3387</text:p>
          </table:table-cell>
          <table:table-cell office:value-type="float" office:value="495.25">
            <text:p>495.2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95.3299865723">
            <text:p>495.3299865723</text:p>
          </table:table-cell>
          <table:table-cell office:value-type="float" office:value="7.9986572266">
            <text:p>7.9986572266</text:p>
          </table:table-cell>
          <table:table-cell table:formula="of:=ABS([.K42])" office:value-type="float" office:value="7.9986572266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596</text:p>
          </table:table-cell>
          <table:table-cell table:number-columns-repeated="2" office:value-type="string">
            <text:p>3560</text:p>
          </table:table-cell>
          <table:table-cell office:value-type="float" office:value="489.765">
            <text:p>489.76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89.8299865723">
            <text:p>489.8299865723</text:p>
          </table:table-cell>
          <table:table-cell office:value-type="float" office:value="6.4986572266">
            <text:p>6.4986572266</text:p>
          </table:table-cell>
          <table:table-cell table:formula="of:=ABS([.K43])" office:value-type="float" office:value="6.4986572266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598</text:p>
          </table:table-cell>
          <table:table-cell table:number-columns-repeated="2" office:value-type="string">
            <text:p>3569</text:p>
          </table:table-cell>
          <table:table-cell office:value-type="float" office:value="490.21">
            <text:p>490.2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90.2699890137">
            <text:p>490.2699890137</text:p>
          </table:table-cell>
          <table:table-cell office:value-type="float" office:value="5.9989013672">
            <text:p>5.9989013672</text:p>
          </table:table-cell>
          <table:table-cell table:formula="of:=ABS([.K44])" office:value-type="float" office:value="5.9989013672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582</text:p>
          </table:table-cell>
          <table:table-cell table:number-columns-repeated="2" office:value-type="string">
            <text:p>3743</text:p>
          </table:table-cell>
          <table:table-cell office:value-type="float" office:value="506.388">
            <text:p>506.38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506.5599975586">
            <text:p>506.5599975586</text:p>
          </table:table-cell>
          <table:table-cell office:value-type="float" office:value="17.1997558594">
            <text:p>17.1997558594</text:p>
          </table:table-cell>
          <table:table-cell table:formula="of:=ABS([.K45])" office:value-type="float" office:value="17.1997558594">
            <text:p>17</text:p>
          </table:table-cell>
          <table:table-cell table:number-columns-repeated="244"/>
        </table:table-row>
        <table:table-row table:style-name="ro1">
          <table:table-cell office:value-type="string">
            <text:p>581</text:p>
          </table:table-cell>
          <table:table-cell table:number-columns-repeated="2" office:value-type="string">
            <text:p>3543</text:p>
          </table:table-cell>
          <table:table-cell office:value-type="float" office:value="492.56">
            <text:p>492.5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92.6199951172">
            <text:p>492.6199951172</text:p>
          </table:table-cell>
          <table:table-cell office:value-type="float" office:value="5.9995117187">
            <text:p>5.9995117187</text:p>
          </table:table-cell>
          <table:table-cell table:formula="of:=ABS([.K46])" office:value-type="float" office:value="5.9995117187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572</text:p>
          </table:table-cell>
          <table:table-cell table:number-columns-repeated="2" office:value-type="string">
            <text:p>3517</text:p>
          </table:table-cell>
          <table:table-cell office:value-type="float" office:value="495.627">
            <text:p>495.62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95.7099914551">
            <text:p>495.7099914551</text:p>
          </table:table-cell>
          <table:table-cell office:value-type="float" office:value="8.2991455078">
            <text:p>8.2991455078</text:p>
          </table:table-cell>
          <table:table-cell table:formula="of:=ABS([.K47])" office:value-type="float" office:value="8.2991455078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555</text:p>
          </table:table-cell>
          <table:table-cell table:number-columns-repeated="2" office:value-type="string">
            <text:p>3667</text:p>
          </table:table-cell>
          <table:table-cell office:value-type="float" office:value="453.16">
            <text:p>453.1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3.1400146484">
            <text:p>453.1400146484</text:p>
          </table:table-cell>
          <table:table-cell office:value-type="float" office:value="-1.9985351563">
            <text:p>-1.9985351563</text:p>
          </table:table-cell>
          <table:table-cell table:formula="of:=ABS([.K48])" office:value-type="float" office:value="1.9985351563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553</text:p>
          </table:table-cell>
          <table:table-cell table:number-columns-repeated="2" office:value-type="string">
            <text:p>3404</text:p>
          </table:table-cell>
          <table:table-cell office:value-type="float" office:value="453.723">
            <text:p>453.72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3.8200073242">
            <text:p>453.8200073242</text:p>
          </table:table-cell>
          <table:table-cell office:value-type="float" office:value="9.7007324219">
            <text:p>9.7007324219</text:p>
          </table:table-cell>
          <table:table-cell table:formula="of:=ABS([.K49])" office:value-type="float" office:value="9.7007324219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552</text:p>
          </table:table-cell>
          <table:table-cell table:number-columns-repeated="2" office:value-type="string">
            <text:p>3403</text:p>
          </table:table-cell>
          <table:table-cell office:value-type="float" office:value="454.96">
            <text:p>454.9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5">
            <text:p>455</text:p>
          </table:table-cell>
          <table:table-cell office:value-type="float" office:value="4">
            <text:p>4</text:p>
          </table:table-cell>
          <table:table-cell table:formula="of:=ABS([.K50])" office:value-type="float" office:value="4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544</text:p>
          </table:table-cell>
          <table:table-cell table:number-columns-repeated="2" office:value-type="string">
            <text:p>3402</text:p>
          </table:table-cell>
          <table:table-cell office:value-type="float" office:value="456.3">
            <text:p>456.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6.5">
            <text:p>456.5</text:p>
          </table:table-cell>
          <table:table-cell office:value-type="float" office:value="20">
            <text:p>20</text:p>
          </table:table-cell>
          <table:table-cell table:formula="of:=ABS([.K51])" office:value-type="float" office:value="20">
            <text:p>20</text:p>
          </table:table-cell>
          <table:table-cell table:number-columns-repeated="244"/>
        </table:table-row>
        <table:table-row table:style-name="ro1">
          <table:table-cell office:value-type="string">
            <text:p>554</text:p>
          </table:table-cell>
          <table:table-cell table:number-columns-repeated="2" office:value-type="string">
            <text:p>3306</text:p>
          </table:table-cell>
          <table:table-cell office:value-type="float" office:value="453.73">
            <text:p>453.7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3.8099975586">
            <text:p>453.8099975586</text:p>
          </table:table-cell>
          <table:table-cell office:value-type="float" office:value="7.9997558594">
            <text:p>7.9997558594</text:p>
          </table:table-cell>
          <table:table-cell table:formula="of:=ABS([.K52])" office:value-type="float" office:value="7.9997558594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551</text:p>
          </table:table-cell>
          <table:table-cell table:number-columns-repeated="2" office:value-type="string">
            <text:p>3400</text:p>
          </table:table-cell>
          <table:table-cell office:value-type="float" office:value="454.59">
            <text:p>454.5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4.6700134277">
            <text:p>454.6700134277</text:p>
          </table:table-cell>
          <table:table-cell office:value-type="float" office:value="8.0013427734">
            <text:p>8.0013427734</text:p>
          </table:table-cell>
          <table:table-cell table:formula="of:=ABS([.K53])" office:value-type="float" office:value="8.0013427734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550</text:p>
          </table:table-cell>
          <table:table-cell table:number-columns-repeated="2" office:value-type="string">
            <text:p>3399</text:p>
          </table:table-cell>
          <table:table-cell office:value-type="float" office:value="452.92">
            <text:p>452.92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3.0100097656">
            <text:p>453.0100097656</text:p>
          </table:table-cell>
          <table:table-cell office:value-type="float" office:value="9.0009765625">
            <text:p>9.0009765625</text:p>
          </table:table-cell>
          <table:table-cell table:formula="of:=ABS([.K54])" office:value-type="float" office:value="9.0009765625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549</text:p>
          </table:table-cell>
          <table:table-cell table:number-columns-repeated="2" office:value-type="string">
            <text:p>3665</text:p>
          </table:table-cell>
          <table:table-cell office:value-type="float" office:value="456.72">
            <text:p>456.7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6.7099914551">
            <text:p>456.7099914551</text:p>
          </table:table-cell>
          <table:table-cell office:value-type="float" office:value="-1.0008544922">
            <text:p>-1.0008544922</text:p>
          </table:table-cell>
          <table:table-cell table:formula="of:=ABS([.K55])" office:value-type="float" office:value="1.0008544922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546</text:p>
          </table:table-cell>
          <table:table-cell table:number-columns-repeated="2" office:value-type="string">
            <text:p>3406</text:p>
          </table:table-cell>
          <table:table-cell office:value-type="float" office:value="454.44">
            <text:p>454.4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5.2399902344">
            <text:p>455.2399902344</text:p>
          </table:table-cell>
          <table:table-cell office:value-type="float" office:value="79.9990234375">
            <text:p>79.9990234375</text:p>
          </table:table-cell>
          <table:table-cell table:formula="of:=ABS([.K56])" office:value-type="float" office:value="79.9990234375">
            <text:p>80</text:p>
          </table:table-cell>
          <table:table-cell table:number-columns-repeated="244"/>
        </table:table-row>
        <table:table-row table:style-name="ro1">
          <table:table-cell office:value-type="string">
            <text:p>504</text:p>
          </table:table-cell>
          <table:table-cell table:number-columns-repeated="2" office:value-type="string">
            <text:p>3394</text:p>
          </table:table-cell>
          <table:table-cell office:value-type="float" office:value="470.1">
            <text:p>470.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70.1700134277">
            <text:p>470.1700134277</text:p>
          </table:table-cell>
          <table:table-cell office:value-type="float" office:value="7.0013427734">
            <text:p>7.0013427734</text:p>
          </table:table-cell>
          <table:table-cell table:formula="of:=ABS([.K57])" office:value-type="float" office:value="7.0013427734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501</text:p>
          </table:table-cell>
          <table:table-cell table:number-columns-repeated="2" office:value-type="string">
            <text:p>3633</text:p>
          </table:table-cell>
          <table:table-cell office:value-type="float" office:value="473.57">
            <text:p>473.5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73.6199951172">
            <text:p>473.6199951172</text:p>
          </table:table-cell>
          <table:table-cell office:value-type="float" office:value="4.9995117188">
            <text:p>4.9995117188</text:p>
          </table:table-cell>
          <table:table-cell table:formula="of:=ABS([.K58])" office:value-type="float" office:value="4.9995117188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533</text:p>
          </table:table-cell>
          <table:table-cell table:number-columns-repeated="2" office:value-type="string">
            <text:p>3395</text:p>
          </table:table-cell>
          <table:table-cell office:value-type="float" office:value="462.45">
            <text:p>462.4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62.6000061035">
            <text:p>462.6000061035</text:p>
          </table:table-cell>
          <table:table-cell office:value-type="float" office:value="15.0006103516">
            <text:p>15.0006103516</text:p>
          </table:table-cell>
          <table:table-cell table:formula="of:=ABS([.K59])" office:value-type="float" office:value="15.0006103516">
            <text:p>15</text:p>
          </table:table-cell>
          <table:table-cell table:number-columns-repeated="244"/>
        </table:table-row>
        <table:table-row table:style-name="ro1">
          <table:table-cell office:value-type="string">
            <text:p>619</text:p>
          </table:table-cell>
          <table:table-cell table:number-columns-repeated="2" office:value-type="string">
            <text:p>3639</text:p>
          </table:table-cell>
          <table:table-cell office:value-type="float" office:value="478.16">
            <text:p>478.1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78.2200012207">
            <text:p>478.2200012207</text:p>
          </table:table-cell>
          <table:table-cell office:value-type="float" office:value="6.0001220703">
            <text:p>6.0001220703</text:p>
          </table:table-cell>
          <table:table-cell table:formula="of:=ABS([.K60])" office:value-type="float" office:value="6.0001220703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522</text:p>
          </table:table-cell>
          <table:table-cell table:number-columns-repeated="2" office:value-type="string">
            <text:p>3988</text:p>
          </table:table-cell>
          <table:table-cell office:value-type="float" office:value="455.837">
            <text:p>455.83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5.9100036621">
            <text:p>455.9100036621</text:p>
          </table:table-cell>
          <table:table-cell office:value-type="float" office:value="7.3003662109">
            <text:p>7.3003662109</text:p>
          </table:table-cell>
          <table:table-cell table:formula="of:=ABS([.K61])" office:value-type="float" office:value="7.3003662109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521</text:p>
          </table:table-cell>
          <table:table-cell table:number-columns-repeated="2" office:value-type="string">
            <text:p>3989</text:p>
          </table:table-cell>
          <table:table-cell office:value-type="float" office:value="456.226">
            <text:p>456.22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6.2699890137">
            <text:p>456.2699890137</text:p>
          </table:table-cell>
          <table:table-cell office:value-type="float" office:value="4.3989013672">
            <text:p>4.3989013672</text:p>
          </table:table-cell>
          <table:table-cell table:formula="of:=ABS([.K62])" office:value-type="float" office:value="4.3989013672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520</text:p>
          </table:table-cell>
          <table:table-cell table:number-columns-repeated="2" office:value-type="string">
            <text:p>3596</text:p>
          </table:table-cell>
          <table:table-cell office:value-type="float" office:value="455.08">
            <text:p>455.0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5.4100036621">
            <text:p>455.4100036621</text:p>
          </table:table-cell>
          <table:table-cell office:value-type="float" office:value="33.0003662109">
            <text:p>33.0003662109</text:p>
          </table:table-cell>
          <table:table-cell table:formula="of:=ABS([.K63])" office:value-type="float" office:value="33.0003662109">
            <text:p>33</text:p>
          </table:table-cell>
          <table:table-cell table:number-columns-repeated="244"/>
        </table:table-row>
        <table:table-row table:style-name="ro1">
          <table:table-cell office:value-type="string">
            <text:p>519</text:p>
          </table:table-cell>
          <table:table-cell table:number-columns-repeated="2" office:value-type="string">
            <text:p>3594</text:p>
          </table:table-cell>
          <table:table-cell office:value-type="float" office:value="455.74">
            <text:p>455.7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6.1600036621">
            <text:p>456.1600036621</text:p>
          </table:table-cell>
          <table:table-cell office:value-type="float" office:value="42.0003662109">
            <text:p>42.0003662109</text:p>
          </table:table-cell>
          <table:table-cell table:formula="of:=ABS([.K64])" office:value-type="float" office:value="42.0003662109">
            <text:p>42</text:p>
          </table:table-cell>
          <table:table-cell table:number-columns-repeated="244"/>
        </table:table-row>
        <table:table-row table:style-name="ro1">
          <table:table-cell office:value-type="string">
            <text:p>517</text:p>
          </table:table-cell>
          <table:table-cell table:number-columns-repeated="2" office:value-type="string">
            <text:p>3593</text:p>
          </table:table-cell>
          <table:table-cell office:value-type="float" office:value="457.91">
            <text:p>457.9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7.8599853516">
            <text:p>457.8599853516</text:p>
          </table:table-cell>
          <table:table-cell office:value-type="float" office:value="-5.0014648438">
            <text:p>-5.0014648438</text:p>
          </table:table-cell>
          <table:table-cell table:formula="of:=ABS([.K65])" office:value-type="float" office:value="5.0014648438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516</text:p>
          </table:table-cell>
          <table:table-cell table:number-columns-repeated="2" office:value-type="string">
            <text:p>3590</text:p>
          </table:table-cell>
          <table:table-cell office:value-type="float" office:value="461.229">
            <text:p>461.22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61.3200073242">
            <text:p>461.3200073242</text:p>
          </table:table-cell>
          <table:table-cell office:value-type="float" office:value="9.1007324219">
            <text:p>9.1007324219</text:p>
          </table:table-cell>
          <table:table-cell table:formula="of:=ABS([.K66])" office:value-type="float" office:value="9.1007324219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515</text:p>
          </table:table-cell>
          <table:table-cell table:number-columns-repeated="2" office:value-type="string">
            <text:p>3589</text:p>
          </table:table-cell>
          <table:table-cell office:value-type="float" office:value="462.94">
            <text:p>462.9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62.9899902344">
            <text:p>462.9899902344</text:p>
          </table:table-cell>
          <table:table-cell office:value-type="float" office:value="4.9990234375">
            <text:p>4.9990234375</text:p>
          </table:table-cell>
          <table:table-cell table:formula="of:=ABS([.K67])" office:value-type="float" office:value="4.9990234375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513</text:p>
          </table:table-cell>
          <table:table-cell table:number-columns-repeated="2" office:value-type="string">
            <text:p>3583</text:p>
          </table:table-cell>
          <table:table-cell office:value-type="float" office:value="458.11">
            <text:p>458.1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8.1600036621">
            <text:p>458.1600036621</text:p>
          </table:table-cell>
          <table:table-cell office:value-type="float" office:value="5.0003662109">
            <text:p>5.0003662109</text:p>
          </table:table-cell>
          <table:table-cell table:formula="of:=ABS([.K68])" office:value-type="float" office:value="5.0003662109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512</text:p>
          </table:table-cell>
          <table:table-cell table:number-columns-repeated="2" office:value-type="string">
            <text:p>3582</text:p>
          </table:table-cell>
          <table:table-cell office:value-type="float" office:value="463.37">
            <text:p>463.3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63.3900146484">
            <text:p>463.3900146484</text:p>
          </table:table-cell>
          <table:table-cell office:value-type="float" office:value="2.0014648437">
            <text:p>2.0014648437</text:p>
          </table:table-cell>
          <table:table-cell table:formula="of:=ABS([.K69])" office:value-type="float" office:value="2.0014648437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511</text:p>
          </table:table-cell>
          <table:table-cell table:number-columns-repeated="2" office:value-type="string">
            <text:p>3581</text:p>
          </table:table-cell>
          <table:table-cell office:value-type="float" office:value="467.807">
            <text:p>467.80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67.8699951172">
            <text:p>467.8699951172</text:p>
          </table:table-cell>
          <table:table-cell office:value-type="float" office:value="6.2995117187">
            <text:p>6.2995117187</text:p>
          </table:table-cell>
          <table:table-cell table:formula="of:=ABS([.K70])" office:value-type="float" office:value="6.2995117187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505</text:p>
          </table:table-cell>
          <table:table-cell table:number-columns-repeated="2" office:value-type="string">
            <text:p>3587</text:p>
          </table:table-cell>
          <table:table-cell office:value-type="float" office:value="475.83">
            <text:p>475.8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75.7799987793">
            <text:p>475.7799987793</text:p>
          </table:table-cell>
          <table:table-cell office:value-type="float" office:value="-5.0001220703">
            <text:p>-5.0001220703</text:p>
          </table:table-cell>
          <table:table-cell table:formula="of:=ABS([.K71])" office:value-type="float" office:value="5.0001220703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502</text:p>
          </table:table-cell>
          <table:table-cell table:number-columns-repeated="2" office:value-type="string">
            <text:p>3392</text:p>
          </table:table-cell>
          <table:table-cell office:value-type="float" office:value="478.25">
            <text:p>478.2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78.3299865723">
            <text:p>478.3299865723</text:p>
          </table:table-cell>
          <table:table-cell office:value-type="float" office:value="7.9986572266">
            <text:p>7.9986572266</text:p>
          </table:table-cell>
          <table:table-cell table:formula="of:=ABS([.K72])" office:value-type="float" office:value="7.9986572266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500</text:p>
          </table:table-cell>
          <table:table-cell table:number-columns-repeated="2" office:value-type="string">
            <text:p>3987</text:p>
          </table:table-cell>
          <table:table-cell office:value-type="float" office:value="457.203">
            <text:p>457.20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7.1600036621">
            <text:p>457.1600036621</text:p>
          </table:table-cell>
          <table:table-cell office:value-type="float" office:value="-4.2996337891">
            <text:p>-4.2996337891</text:p>
          </table:table-cell>
          <table:table-cell table:formula="of:=ABS([.K73])" office:value-type="float" office:value="4.2996337891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498</text:p>
          </table:table-cell>
          <table:table-cell table:number-columns-repeated="2" office:value-type="string">
            <text:p>3565</text:p>
          </table:table-cell>
          <table:table-cell office:value-type="float" office:value="455.83">
            <text:p>455.8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5.9100036621">
            <text:p>455.9100036621</text:p>
          </table:table-cell>
          <table:table-cell office:value-type="float" office:value="8.0003662109">
            <text:p>8.0003662109</text:p>
          </table:table-cell>
          <table:table-cell table:formula="of:=ABS([.K74])" office:value-type="float" office:value="8.0003662109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497</text:p>
          </table:table-cell>
          <table:table-cell table:number-columns-repeated="2" office:value-type="string">
            <text:p>3591</text:p>
          </table:table-cell>
          <table:table-cell office:value-type="float" office:value="460.687">
            <text:p>460.68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60.7300109863">
            <text:p>460.7300109863</text:p>
          </table:table-cell>
          <table:table-cell office:value-type="float" office:value="4.3010986328">
            <text:p>4.3010986328</text:p>
          </table:table-cell>
          <table:table-cell table:formula="of:=ABS([.K75])" office:value-type="float" office:value="4.3010986328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496</text:p>
          </table:table-cell>
          <table:table-cell table:number-columns-repeated="2" office:value-type="string">
            <text:p>3588</text:p>
          </table:table-cell>
          <table:table-cell office:value-type="float" office:value="473.21">
            <text:p>473.2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73.1900024414">
            <text:p>473.1900024414</text:p>
          </table:table-cell>
          <table:table-cell office:value-type="float" office:value="-1.9997558594">
            <text:p>-1.9997558594</text:p>
          </table:table-cell>
          <table:table-cell table:formula="of:=ABS([.K76])" office:value-type="float" office:value="1.9997558594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493</text:p>
          </table:table-cell>
          <table:table-cell table:number-columns-repeated="2" office:value-type="string">
            <text:p>3564</text:p>
          </table:table-cell>
          <table:table-cell office:value-type="float" office:value="457.03">
            <text:p>457.0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7.1199951172">
            <text:p>457.1199951172</text:p>
          </table:table-cell>
          <table:table-cell office:value-type="float" office:value="8.9995117188">
            <text:p>8.9995117188</text:p>
          </table:table-cell>
          <table:table-cell table:formula="of:=ABS([.K77])" office:value-type="float" office:value="8.9995117188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499</text:p>
          </table:table-cell>
          <table:table-cell table:number-columns-repeated="2" office:value-type="string">
            <text:p>3573</text:p>
          </table:table-cell>
          <table:table-cell office:value-type="float" office:value="456.82">
            <text:p>456.82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6.9100036621">
            <text:p>456.9100036621</text:p>
          </table:table-cell>
          <table:table-cell office:value-type="float" office:value="9.0003662109">
            <text:p>9.0003662109</text:p>
          </table:table-cell>
          <table:table-cell table:formula="of:=ABS([.K78])" office:value-type="float" office:value="9.0003662109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495</text:p>
          </table:table-cell>
          <table:table-cell table:number-columns-repeated="2" office:value-type="string">
            <text:p>3571</text:p>
          </table:table-cell>
          <table:table-cell office:value-type="float" office:value="461.06">
            <text:p>461.0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61.0899963379">
            <text:p>461.0899963379</text:p>
          </table:table-cell>
          <table:table-cell office:value-type="float" office:value="2.9996337891">
            <text:p>2.9996337891</text:p>
          </table:table-cell>
          <table:table-cell table:formula="of:=ABS([.K79])" office:value-type="float" office:value="2.9996337891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494</text:p>
          </table:table-cell>
          <table:table-cell table:number-columns-repeated="2" office:value-type="string">
            <text:p>3570</text:p>
          </table:table-cell>
          <table:table-cell office:value-type="float" office:value="477.677">
            <text:p>477.67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77.6400146484">
            <text:p>477.6400146484</text:p>
          </table:table-cell>
          <table:table-cell office:value-type="float" office:value="-3.6985351563">
            <text:p>-3.6985351563</text:p>
          </table:table-cell>
          <table:table-cell table:formula="of:=ABS([.K80])" office:value-type="float" office:value="3.6985351563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492</text:p>
          </table:table-cell>
          <table:table-cell table:number-columns-repeated="2" office:value-type="string">
            <text:p>3563</text:p>
          </table:table-cell>
          <table:table-cell office:value-type="float" office:value="460.22">
            <text:p>460.2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60.2799987793">
            <text:p>460.2799987793</text:p>
          </table:table-cell>
          <table:table-cell office:value-type="float" office:value="5.9998779297">
            <text:p>5.9998779297</text:p>
          </table:table-cell>
          <table:table-cell table:formula="of:=ABS([.K81])" office:value-type="float" office:value="5.9998779297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491</text:p>
          </table:table-cell>
          <table:table-cell table:number-columns-repeated="2" office:value-type="string">
            <text:p>3562</text:p>
          </table:table-cell>
          <table:table-cell office:value-type="float" office:value="475.562">
            <text:p>475.56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75.5100097656">
            <text:p>475.5100097656</text:p>
          </table:table-cell>
          <table:table-cell office:value-type="float" office:value="-5.1990234375">
            <text:p>-5.1990234375</text:p>
          </table:table-cell>
          <table:table-cell table:formula="of:=ABS([.K82])" office:value-type="float" office:value="5.1990234375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490</text:p>
          </table:table-cell>
          <table:table-cell table:number-columns-repeated="2" office:value-type="string">
            <text:p>3561</text:p>
          </table:table-cell>
          <table:table-cell office:value-type="float" office:value="487.779">
            <text:p>487.77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82.8800048828">
            <text:p>482.8800048828</text:p>
          </table:table-cell>
          <table:table-cell office:value-type="float" office:value="-489.8995117187">
            <text:p>-489.8995117187</text:p>
          </table:table-cell>
          <table:table-cell table:formula="of:=ABS([.K83])" office:value-type="float" office:value="489.8995117187">
            <text:p>490</text:p>
          </table:table-cell>
          <table:table-cell table:number-columns-repeated="244"/>
        </table:table-row>
        <table:table-row table:style-name="ro1">
          <table:table-cell office:value-type="string">
            <text:p>489</text:p>
          </table:table-cell>
          <table:table-cell table:number-columns-repeated="2" office:value-type="string">
            <text:p>3677</text:p>
          </table:table-cell>
          <table:table-cell office:value-type="float" office:value="487.13">
            <text:p>487.1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87.200012207">
            <text:p>487.200012207</text:p>
          </table:table-cell>
          <table:table-cell office:value-type="float" office:value="7.0012207031">
            <text:p>7.0012207031</text:p>
          </table:table-cell>
          <table:table-cell table:formula="of:=ABS([.K84])" office:value-type="float" office:value="7.0012207031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487</text:p>
          </table:table-cell>
          <table:table-cell table:number-columns-repeated="2" office:value-type="string">
            <text:p>3939</text:p>
          </table:table-cell>
          <table:table-cell office:value-type="float" office:value="471.769">
            <text:p>471.76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71.8200073242">
            <text:p>471.8200073242</text:p>
          </table:table-cell>
          <table:table-cell office:value-type="float" office:value="5.1007324219">
            <text:p>5.1007324219</text:p>
          </table:table-cell>
          <table:table-cell table:formula="of:=ABS([.K85])" office:value-type="float" office:value="5.1007324219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486</text:p>
          </table:table-cell>
          <table:table-cell table:number-columns-repeated="2" office:value-type="string">
            <text:p>3546</text:p>
          </table:table-cell>
          <table:table-cell office:value-type="float" office:value="460.56">
            <text:p>460.5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0.6400146484">
            <text:p>460.6400146484</text:p>
          </table:table-cell>
          <table:table-cell office:value-type="float" office:value="8.0014648437">
            <text:p>8.0014648437</text:p>
          </table:table-cell>
          <table:table-cell table:formula="of:=ABS([.K86])" office:value-type="float" office:value="8.0014648437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483</text:p>
          </table:table-cell>
          <table:table-cell table:number-columns-repeated="2" office:value-type="string">
            <text:p>3572</text:p>
          </table:table-cell>
          <table:table-cell office:value-type="float" office:value="462.95">
            <text:p>462.9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3.0700073242">
            <text:p>463.0700073242</text:p>
          </table:table-cell>
          <table:table-cell office:value-type="float" office:value="12.0007324219">
            <text:p>12.0007324219</text:p>
          </table:table-cell>
          <table:table-cell table:formula="of:=ABS([.K87])" office:value-type="float" office:value="12.0007324219">
            <text:p>12</text:p>
          </table:table-cell>
          <table:table-cell table:number-columns-repeated="244"/>
        </table:table-row>
        <table:table-row table:style-name="ro1">
          <table:table-cell office:value-type="string">
            <text:p>482</text:p>
          </table:table-cell>
          <table:table-cell table:number-columns-repeated="2" office:value-type="string">
            <text:p>3676</text:p>
          </table:table-cell>
          <table:table-cell office:value-type="float" office:value="488.51">
            <text:p>488.5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88.5700073242">
            <text:p>488.5700073242</text:p>
          </table:table-cell>
          <table:table-cell office:value-type="float" office:value="6.0007324219">
            <text:p>6.0007324219</text:p>
          </table:table-cell>
          <table:table-cell table:formula="of:=ABS([.K88])" office:value-type="float" office:value="6.0007324219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484</text:p>
          </table:table-cell>
          <table:table-cell table:number-columns-repeated="2" office:value-type="string">
            <text:p>3544</text:p>
          </table:table-cell>
          <table:table-cell office:value-type="float" office:value="480.68">
            <text:p>480.6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80.8200073242">
            <text:p>480.8200073242</text:p>
          </table:table-cell>
          <table:table-cell office:value-type="float" office:value="14.0007324219">
            <text:p>14.0007324219</text:p>
          </table:table-cell>
          <table:table-cell table:formula="of:=ABS([.K89])" office:value-type="float" office:value="14.0007324219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476</text:p>
          </table:table-cell>
          <table:table-cell table:number-columns-repeated="2" office:value-type="string">
            <text:p>3516</text:p>
          </table:table-cell>
          <table:table-cell office:value-type="float" office:value="476.394">
            <text:p>476.39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76.4899902344">
            <text:p>476.4899902344</text:p>
          </table:table-cell>
          <table:table-cell office:value-type="float" office:value="9.5990234375">
            <text:p>9.5990234375</text:p>
          </table:table-cell>
          <table:table-cell table:formula="of:=ABS([.K90])" office:value-type="float" office:value="9.5990234375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475</text:p>
          </table:table-cell>
          <table:table-cell table:number-columns-repeated="2" office:value-type="string">
            <text:p>3515</text:p>
          </table:table-cell>
          <table:table-cell office:value-type="float" office:value="461.329">
            <text:p>461.32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1.5400085449">
            <text:p>461.5400085449</text:p>
          </table:table-cell>
          <table:table-cell office:value-type="float" office:value="21.1008544922">
            <text:p>21.1008544922</text:p>
          </table:table-cell>
          <table:table-cell table:formula="of:=ABS([.K91])" office:value-type="float" office:value="21.1008544922">
            <text:p>21</text:p>
          </table:table-cell>
          <table:table-cell table:number-columns-repeated="244"/>
        </table:table-row>
        <table:table-row table:style-name="ro1">
          <table:table-cell office:value-type="string">
            <text:p>473</text:p>
          </table:table-cell>
          <table:table-cell table:number-columns-repeated="2" office:value-type="string">
            <text:p>3532</text:p>
          </table:table-cell>
          <table:table-cell office:value-type="float" office:value="461.82">
            <text:p>461.82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1.9800109863">
            <text:p>461.9800109863</text:p>
          </table:table-cell>
          <table:table-cell office:value-type="float" office:value="16.0010986328">
            <text:p>16.0010986328</text:p>
          </table:table-cell>
          <table:table-cell table:formula="of:=ABS([.K92])" office:value-type="float" office:value="16.0010986328">
            <text:p>16</text:p>
          </table:table-cell>
          <table:table-cell table:number-columns-repeated="244"/>
        </table:table-row>
        <table:table-row table:style-name="ro1">
          <table:table-cell office:value-type="string">
            <text:p>469</text:p>
          </table:table-cell>
          <table:table-cell table:number-columns-repeated="2" office:value-type="string">
            <text:p>3078</text:p>
          </table:table-cell>
          <table:table-cell office:value-type="float" office:value="474.61">
            <text:p>474.6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74.6199951172">
            <text:p>474.6199951172</text:p>
          </table:table-cell>
          <table:table-cell office:value-type="float" office:value="0.9995117187">
            <text:p>0.9995117187</text:p>
          </table:table-cell>
          <table:table-cell table:formula="of:=ABS([.K93])" office:value-type="float" office:value="0.9995117187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461</text:p>
          </table:table-cell>
          <table:table-cell table:number-columns-repeated="2" office:value-type="string">
            <text:p>3531</text:p>
          </table:table-cell>
          <table:table-cell office:value-type="float" office:value="466.8">
            <text:p>466.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6.9100036621">
            <text:p>466.9100036621</text:p>
          </table:table-cell>
          <table:table-cell office:value-type="float" office:value="11.0003662109">
            <text:p>11.0003662109</text:p>
          </table:table-cell>
          <table:table-cell table:formula="of:=ABS([.K94])" office:value-type="float" office:value="11.0003662109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441</text:p>
          </table:table-cell>
          <table:table-cell table:number-columns-repeated="2" office:value-type="string">
            <text:p>3795</text:p>
          </table:table-cell>
          <table:table-cell table:number-columns-repeated="2" office:value-type="float" office:value="446.277">
            <text:p>446.277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6.3299865723">
            <text:p>446.3299865723</text:p>
          </table:table-cell>
          <table:table-cell office:value-type="float" office:value="5.2986572266">
            <text:p>5.2986572266</text:p>
          </table:table-cell>
          <table:table-cell table:formula="of:=ABS([.K95])" office:value-type="float" office:value="5.2986572266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441</text:p>
          </table:table-cell>
          <table:table-cell table:number-columns-repeated="2" office:value-type="string">
            <text:p>3795</text:p>
          </table:table-cell>
          <table:table-cell table:number-columns-repeated="2" office:value-type="float" office:value="446.277">
            <text:p>446.277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6.3299865723">
            <text:p>446.3299865723</text:p>
          </table:table-cell>
          <table:table-cell office:value-type="float" office:value="5.2986572266">
            <text:p>5.2986572266</text:p>
          </table:table-cell>
          <table:table-cell table:formula="of:=ABS([.K96])" office:value-type="float" office:value="5.2986572266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438</text:p>
          </table:table-cell>
          <table:table-cell table:number-columns-repeated="2" office:value-type="string">
            <text:p>3797</text:p>
          </table:table-cell>
          <table:table-cell office:value-type="float" office:value="450.682">
            <text:p>450.68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0.700012207">
            <text:p>450.700012207</text:p>
          </table:table-cell>
          <table:table-cell office:value-type="float" office:value="1.8012207031">
            <text:p>1.8012207031</text:p>
          </table:table-cell>
          <table:table-cell table:formula="of:=ABS([.K97])" office:value-type="float" office:value="1.8012207031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437</text:p>
          </table:table-cell>
          <table:table-cell table:number-columns-repeated="2" office:value-type="string">
            <text:p>3796</text:p>
          </table:table-cell>
          <table:table-cell table:number-columns-repeated="2" office:value-type="float" office:value="449.202">
            <text:p>449.202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9.200012207">
            <text:p>449.200012207</text:p>
          </table:table-cell>
          <table:table-cell office:value-type="float" office:value="-0.1987792969">
            <text:p>-0.1987792969</text:p>
          </table:table-cell>
          <table:table-cell table:formula="of:=ABS([.K98])" office:value-type="float" office:value="0.1987792969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437</text:p>
          </table:table-cell>
          <table:table-cell table:number-columns-repeated="2" office:value-type="string">
            <text:p>3796</text:p>
          </table:table-cell>
          <table:table-cell table:number-columns-repeated="2" office:value-type="float" office:value="449.202">
            <text:p>449.202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9.200012207">
            <text:p>449.200012207</text:p>
          </table:table-cell>
          <table:table-cell office:value-type="float" office:value="-0.1987792969">
            <text:p>-0.1987792969</text:p>
          </table:table-cell>
          <table:table-cell table:formula="of:=ABS([.K99])" office:value-type="float" office:value="0.1987792969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439</text:p>
          </table:table-cell>
          <table:table-cell table:number-columns-repeated="2" office:value-type="string">
            <text:p>3325</text:p>
          </table:table-cell>
          <table:table-cell office:value-type="float" office:value="452.22">
            <text:p>452.2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2.2900085449">
            <text:p>452.2900085449</text:p>
          </table:table-cell>
          <table:table-cell office:value-type="float" office:value="7.0008544922">
            <text:p>7.0008544922</text:p>
          </table:table-cell>
          <table:table-cell table:formula="of:=ABS([.K100])" office:value-type="float" office:value="7.0008544922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436</text:p>
          </table:table-cell>
          <table:table-cell table:number-columns-repeated="2" office:value-type="string">
            <text:p>3798</text:p>
          </table:table-cell>
          <table:table-cell office:value-type="float" office:value="451.84">
            <text:p>451.8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1.799987793">
            <text:p>451.799987793</text:p>
          </table:table-cell>
          <table:table-cell office:value-type="float" office:value="-4.0012207031">
            <text:p>-4.0012207031</text:p>
          </table:table-cell>
          <table:table-cell table:formula="of:=ABS([.K101])" office:value-type="float" office:value="4.0012207031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434</text:p>
          </table:table-cell>
          <table:table-cell table:number-columns-repeated="2" office:value-type="string">
            <text:p>3327</text:p>
          </table:table-cell>
          <table:table-cell office:value-type="float" office:value="454.96">
            <text:p>454.9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5.1099853516">
            <text:p>455.1099853516</text:p>
          </table:table-cell>
          <table:table-cell office:value-type="float" office:value="14.9985351563">
            <text:p>14.9985351563</text:p>
          </table:table-cell>
          <table:table-cell table:formula="of:=ABS([.K102])" office:value-type="float" office:value="14.9985351563">
            <text:p>15</text:p>
          </table:table-cell>
          <table:table-cell table:number-columns-repeated="244"/>
        </table:table-row>
        <table:table-row table:style-name="ro1">
          <table:table-cell office:value-type="string">
            <text:p>432</text:p>
          </table:table-cell>
          <table:table-cell table:number-columns-repeated="2" office:value-type="string">
            <text:p>3326</text:p>
          </table:table-cell>
          <table:table-cell office:value-type="float" office:value="453.5">
            <text:p>453.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3.6199951172">
            <text:p>453.6199951172</text:p>
          </table:table-cell>
          <table:table-cell office:value-type="float" office:value="11.9995117188">
            <text:p>11.9995117188</text:p>
          </table:table-cell>
          <table:table-cell table:formula="of:=ABS([.K103])" office:value-type="float" office:value="11.9995117188">
            <text:p>12</text:p>
          </table:table-cell>
          <table:table-cell table:number-columns-repeated="244"/>
        </table:table-row>
        <table:table-row table:style-name="ro1">
          <table:table-cell office:value-type="string">
            <text:p>429</text:p>
          </table:table-cell>
          <table:table-cell table:number-columns-repeated="2" office:value-type="string">
            <text:p>3680</text:p>
          </table:table-cell>
          <table:table-cell office:value-type="float" office:value="459.2">
            <text:p>459.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9.1700134277">
            <text:p>459.1700134277</text:p>
          </table:table-cell>
          <table:table-cell office:value-type="float" office:value="-2.9986572266">
            <text:p>-2.9986572266</text:p>
          </table:table-cell>
          <table:table-cell table:formula="of:=ABS([.K104])" office:value-type="float" office:value="2.9986572266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428</text:p>
          </table:table-cell>
          <table:table-cell table:number-columns-repeated="2" office:value-type="string">
            <text:p>3305</text:p>
          </table:table-cell>
          <table:table-cell office:value-type="float" office:value="455.42">
            <text:p>455.42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5.5199890137">
            <text:p>455.5199890137</text:p>
          </table:table-cell>
          <table:table-cell office:value-type="float" office:value="9.9989013672">
            <text:p>9.9989013672</text:p>
          </table:table-cell>
          <table:table-cell table:formula="of:=ABS([.K105])" office:value-type="float" office:value="9.9989013672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440</text:p>
          </table:table-cell>
          <table:table-cell table:number-columns-repeated="2" office:value-type="string">
            <text:p>3681</text:p>
          </table:table-cell>
          <table:table-cell office:value-type="float" office:value="456.79">
            <text:p>456.7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6.75">
            <text:p>456.75</text:p>
          </table:table-cell>
          <table:table-cell office:value-type="float" office:value="-4">
            <text:p>-4</text:p>
          </table:table-cell>
          <table:table-cell table:formula="of:=ABS([.K106])" office:value-type="float" office:value="4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435</text:p>
          </table:table-cell>
          <table:table-cell table:number-columns-repeated="2" office:value-type="string">
            <text:p>3672</text:p>
          </table:table-cell>
          <table:table-cell office:value-type="float" office:value="456.02">
            <text:p>456.0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6.049987793">
            <text:p>456.049987793</text:p>
          </table:table-cell>
          <table:table-cell office:value-type="float" office:value="2.9987792969">
            <text:p>2.9987792969</text:p>
          </table:table-cell>
          <table:table-cell table:formula="of:=ABS([.K107])" office:value-type="float" office:value="2.9987792969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433</text:p>
          </table:table-cell>
          <table:table-cell table:number-columns-repeated="2" office:value-type="string">
            <text:p>3684</text:p>
          </table:table-cell>
          <table:table-cell office:value-type="float" office:value="459.023">
            <text:p>459.02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9.0199890137">
            <text:p>459.0199890137</text:p>
          </table:table-cell>
          <table:table-cell office:value-type="float" office:value="-0.3010986328">
            <text:p>-0.3010986328</text:p>
          </table:table-cell>
          <table:table-cell table:formula="of:=ABS([.K108])" office:value-type="float" office:value="0.3010986328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431</text:p>
          </table:table-cell>
          <table:table-cell table:number-columns-repeated="2" office:value-type="string">
            <text:p>3668</text:p>
          </table:table-cell>
          <table:table-cell office:value-type="float" office:value="455.803">
            <text:p>455.80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5.799987793">
            <text:p>455.799987793</text:p>
          </table:table-cell>
          <table:table-cell office:value-type="float" office:value="-0.3012207031">
            <text:p>-0.3012207031</text:p>
          </table:table-cell>
          <table:table-cell table:formula="of:=ABS([.K109])" office:value-type="float" office:value="0.3012207031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430</text:p>
          </table:table-cell>
          <table:table-cell table:number-columns-repeated="2" office:value-type="string">
            <text:p>3433</text:p>
          </table:table-cell>
          <table:table-cell office:value-type="float" office:value="453.87">
            <text:p>453.8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3.9700012207">
            <text:p>453.9700012207</text:p>
          </table:table-cell>
          <table:table-cell office:value-type="float" office:value="10.0001220703">
            <text:p>10.0001220703</text:p>
          </table:table-cell>
          <table:table-cell table:formula="of:=ABS([.K110])" office:value-type="float" office:value="10.0001220703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425</text:p>
          </table:table-cell>
          <table:table-cell table:number-columns-repeated="2" office:value-type="string">
            <text:p>3446</text:p>
          </table:table-cell>
          <table:table-cell office:value-type="float" office:value="453.06">
            <text:p>453.0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3.1600036621">
            <text:p>453.1600036621</text:p>
          </table:table-cell>
          <table:table-cell office:value-type="float" office:value="10.0003662109">
            <text:p>10.0003662109</text:p>
          </table:table-cell>
          <table:table-cell table:formula="of:=ABS([.K111])" office:value-type="float" office:value="10.0003662109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417</text:p>
          </table:table-cell>
          <table:table-cell table:number-columns-repeated="2" office:value-type="string">
            <text:p>3440</text:p>
          </table:table-cell>
          <table:table-cell office:value-type="float" office:value="453.76">
            <text:p>453.7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3.8500061035">
            <text:p>453.8500061035</text:p>
          </table:table-cell>
          <table:table-cell office:value-type="float" office:value="9.0006103516">
            <text:p>9.0006103516</text:p>
          </table:table-cell>
          <table:table-cell table:formula="of:=ABS([.K112])" office:value-type="float" office:value="9.0006103516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415</text:p>
          </table:table-cell>
          <table:table-cell table:number-columns-repeated="2" office:value-type="string">
            <text:p>3439</text:p>
          </table:table-cell>
          <table:table-cell office:value-type="float" office:value="454.42">
            <text:p>454.4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4.5299987793">
            <text:p>454.5299987793</text:p>
          </table:table-cell>
          <table:table-cell office:value-type="float" office:value="10.9998779297">
            <text:p>10.9998779297</text:p>
          </table:table-cell>
          <table:table-cell table:formula="of:=ABS([.K113])" office:value-type="float" office:value="10.9998779297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414</text:p>
          </table:table-cell>
          <table:table-cell table:number-columns-repeated="2" office:value-type="string">
            <text:p>3432</text:p>
          </table:table-cell>
          <table:table-cell office:value-type="float" office:value="450.52">
            <text:p>450.5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0.6099853516">
            <text:p>450.6099853516</text:p>
          </table:table-cell>
          <table:table-cell office:value-type="float" office:value="8.9985351563">
            <text:p>8.9985351563</text:p>
          </table:table-cell>
          <table:table-cell table:formula="of:=ABS([.K114])" office:value-type="float" office:value="8.9985351563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426</text:p>
          </table:table-cell>
          <table:table-cell table:number-columns-repeated="2" office:value-type="string">
            <text:p>3444</text:p>
          </table:table-cell>
          <table:table-cell office:value-type="float" office:value="444.47">
            <text:p>444.4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4.6900024414">
            <text:p>444.6900024414</text:p>
          </table:table-cell>
          <table:table-cell office:value-type="float" office:value="22.0002441406">
            <text:p>22.0002441406</text:p>
          </table:table-cell>
          <table:table-cell table:formula="of:=ABS([.K115])" office:value-type="float" office:value="22.0002441406">
            <text:p>22</text:p>
          </table:table-cell>
          <table:table-cell table:number-columns-repeated="244"/>
        </table:table-row>
        <table:table-row table:style-name="ro1">
          <table:table-cell office:value-type="string">
            <text:p>424</text:p>
          </table:table-cell>
          <table:table-cell table:number-columns-repeated="2" office:value-type="string">
            <text:p>3445</text:p>
          </table:table-cell>
          <table:table-cell office:value-type="float" office:value="445.73">
            <text:p>445.7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5.8699951172">
            <text:p>445.8699951172</text:p>
          </table:table-cell>
          <table:table-cell office:value-type="float" office:value="13.9995117187">
            <text:p>13.9995117187</text:p>
          </table:table-cell>
          <table:table-cell table:formula="of:=ABS([.K116])" office:value-type="float" office:value="13.9995117187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420</text:p>
          </table:table-cell>
          <table:table-cell table:number-columns-repeated="2" office:value-type="string">
            <text:p>3429</text:p>
          </table:table-cell>
          <table:table-cell office:value-type="float" office:value="447.67">
            <text:p>447.6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7.7799987793">
            <text:p>447.7799987793</text:p>
          </table:table-cell>
          <table:table-cell office:value-type="float" office:value="10.9998779297">
            <text:p>10.9998779297</text:p>
          </table:table-cell>
          <table:table-cell table:formula="of:=ABS([.K117])" office:value-type="float" office:value="10.9998779297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419</text:p>
          </table:table-cell>
          <table:table-cell table:number-columns-repeated="2" office:value-type="string">
            <text:p>3428</text:p>
          </table:table-cell>
          <table:table-cell office:value-type="float" office:value="448.48">
            <text:p>448.4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8.5299987793">
            <text:p>448.5299987793</text:p>
          </table:table-cell>
          <table:table-cell office:value-type="float" office:value="4.9998779297">
            <text:p>4.9998779297</text:p>
          </table:table-cell>
          <table:table-cell table:formula="of:=ABS([.K118])" office:value-type="float" office:value="4.9998779297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413</text:p>
          </table:table-cell>
          <table:table-cell table:number-columns-repeated="2" office:value-type="string">
            <text:p>3438</text:p>
          </table:table-cell>
          <table:table-cell office:value-type="float" office:value="451.93">
            <text:p>451.9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2.049987793">
            <text:p>452.049987793</text:p>
          </table:table-cell>
          <table:table-cell office:value-type="float" office:value="11.9987792969">
            <text:p>11.9987792969</text:p>
          </table:table-cell>
          <table:table-cell table:formula="of:=ABS([.K119])" office:value-type="float" office:value="11.9987792969">
            <text:p>12</text:p>
          </table:table-cell>
          <table:table-cell table:number-columns-repeated="244"/>
        </table:table-row>
        <table:table-row table:style-name="ro1">
          <table:table-cell office:value-type="string">
            <text:p>409</text:p>
          </table:table-cell>
          <table:table-cell table:number-columns-repeated="2" office:value-type="string">
            <text:p>3409</text:p>
          </table:table-cell>
          <table:table-cell office:value-type="float" office:value="449.26">
            <text:p>449.2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9.3299865723">
            <text:p>449.3299865723</text:p>
          </table:table-cell>
          <table:table-cell office:value-type="float" office:value="6.9986572266">
            <text:p>6.9986572266</text:p>
          </table:table-cell>
          <table:table-cell table:formula="of:=ABS([.K120])" office:value-type="float" office:value="6.9986572266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407</text:p>
          </table:table-cell>
          <table:table-cell table:number-columns-repeated="2" office:value-type="string">
            <text:p>3410</text:p>
          </table:table-cell>
          <table:table-cell office:value-type="float" office:value="451.61">
            <text:p>451.6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1.700012207">
            <text:p>451.700012207</text:p>
          </table:table-cell>
          <table:table-cell office:value-type="float" office:value="9.0012207031">
            <text:p>9.0012207031</text:p>
          </table:table-cell>
          <table:table-cell table:formula="of:=ABS([.K121])" office:value-type="float" office:value="9.0012207031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406</text:p>
          </table:table-cell>
          <table:table-cell table:number-columns-repeated="2" office:value-type="string">
            <text:p>3373</text:p>
          </table:table-cell>
          <table:table-cell office:value-type="float" office:value="453.59">
            <text:p>453.5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3.6300048828">
            <text:p>453.6300048828</text:p>
          </table:table-cell>
          <table:table-cell office:value-type="float" office:value="4.0004882813">
            <text:p>4.0004882813</text:p>
          </table:table-cell>
          <table:table-cell table:formula="of:=ABS([.K122])" office:value-type="float" office:value="4.0004882813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402</text:p>
          </table:table-cell>
          <table:table-cell table:number-columns-repeated="2" office:value-type="string">
            <text:p>3595</text:p>
          </table:table-cell>
          <table:table-cell office:value-type="float" office:value="455.27">
            <text:p>455.2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5.3099975586">
            <text:p>455.3099975586</text:p>
          </table:table-cell>
          <table:table-cell office:value-type="float" office:value="3.9997558594">
            <text:p>3.9997558594</text:p>
          </table:table-cell>
          <table:table-cell table:formula="of:=ABS([.K123])" office:value-type="float" office:value="3.9997558594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399</text:p>
          </table:table-cell>
          <table:table-cell table:number-columns-repeated="2" office:value-type="string">
            <text:p>3276</text:p>
          </table:table-cell>
          <table:table-cell office:value-type="float" office:value="449.5">
            <text:p>449.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9.6000061035">
            <text:p>449.6000061035</text:p>
          </table:table-cell>
          <table:table-cell office:value-type="float" office:value="10.0006103516">
            <text:p>10.0006103516</text:p>
          </table:table-cell>
          <table:table-cell table:formula="of:=ABS([.K124])" office:value-type="float" office:value="10.0006103516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391</text:p>
          </table:table-cell>
          <table:table-cell table:number-columns-repeated="2" office:value-type="string">
            <text:p>3371</text:p>
          </table:table-cell>
          <table:table-cell office:value-type="float" office:value="454.19">
            <text:p>454.1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4.2699890137">
            <text:p>454.2699890137</text:p>
          </table:table-cell>
          <table:table-cell office:value-type="float" office:value="7.9989013672">
            <text:p>7.9989013672</text:p>
          </table:table-cell>
          <table:table-cell table:formula="of:=ABS([.K125])" office:value-type="float" office:value="7.9989013672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390</text:p>
          </table:table-cell>
          <table:table-cell table:number-columns-repeated="2" office:value-type="string">
            <text:p>3372</text:p>
          </table:table-cell>
          <table:table-cell office:value-type="float" office:value="454.182">
            <text:p>454.18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4.2399902344">
            <text:p>454.2399902344</text:p>
          </table:table-cell>
          <table:table-cell office:value-type="float" office:value="5.7990234375">
            <text:p>5.7990234375</text:p>
          </table:table-cell>
          <table:table-cell table:formula="of:=ABS([.K126])" office:value-type="float" office:value="5.7990234375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389</text:p>
          </table:table-cell>
          <table:table-cell table:number-columns-repeated="2" office:value-type="string">
            <text:p>3576</text:p>
          </table:table-cell>
          <table:table-cell office:value-type="float" office:value="454.435">
            <text:p>454.43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4.3900146484">
            <text:p>454.3900146484</text:p>
          </table:table-cell>
          <table:table-cell office:value-type="float" office:value="-4.4985351563">
            <text:p>-4.4985351563</text:p>
          </table:table-cell>
          <table:table-cell table:formula="of:=ABS([.K127])" office:value-type="float" office:value="4.4985351563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387</text:p>
          </table:table-cell>
          <table:table-cell table:number-columns-repeated="2" office:value-type="string">
            <text:p>3566</text:p>
          </table:table-cell>
          <table:table-cell office:value-type="float" office:value="454.25">
            <text:p>454.2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4.3200073242">
            <text:p>454.3200073242</text:p>
          </table:table-cell>
          <table:table-cell office:value-type="float" office:value="7.0007324219">
            <text:p>7.0007324219</text:p>
          </table:table-cell>
          <table:table-cell table:formula="of:=ABS([.K128])" office:value-type="float" office:value="7.0007324219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400</text:p>
          </table:table-cell>
          <table:table-cell table:number-columns-repeated="2" office:value-type="string">
            <text:p>3579</text:p>
          </table:table-cell>
          <table:table-cell office:value-type="float" office:value="448.51">
            <text:p>448.5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8.5700073242">
            <text:p>448.5700073242</text:p>
          </table:table-cell>
          <table:table-cell office:value-type="float" office:value="6.0007324219">
            <text:p>6.0007324219</text:p>
          </table:table-cell>
          <table:table-cell table:formula="of:=ABS([.K129])" office:value-type="float" office:value="6.0007324219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397</text:p>
          </table:table-cell>
          <table:table-cell table:number-columns-repeated="2" office:value-type="string">
            <text:p>3568</text:p>
          </table:table-cell>
          <table:table-cell office:value-type="float" office:value="452.82">
            <text:p>452.8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2.9100036621">
            <text:p>452.9100036621</text:p>
          </table:table-cell>
          <table:table-cell office:value-type="float" office:value="9.0003662109">
            <text:p>9.0003662109</text:p>
          </table:table-cell>
          <table:table-cell table:formula="of:=ABS([.K130])" office:value-type="float" office:value="9.0003662109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393</text:p>
          </table:table-cell>
          <table:table-cell table:number-columns-repeated="2" office:value-type="string">
            <text:p>3575</text:p>
          </table:table-cell>
          <table:table-cell office:value-type="float" office:value="455.116">
            <text:p>455.11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5.1300048828">
            <text:p>455.1300048828</text:p>
          </table:table-cell>
          <table:table-cell office:value-type="float" office:value="1.4004882813">
            <text:p>1.4004882813</text:p>
          </table:table-cell>
          <table:table-cell table:formula="of:=ABS([.K131])" office:value-type="float" office:value="1.4004882813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392</text:p>
          </table:table-cell>
          <table:table-cell table:number-columns-repeated="2" office:value-type="string">
            <text:p>3567</text:p>
          </table:table-cell>
          <table:table-cell office:value-type="float" office:value="453.8">
            <text:p>453.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3.8699951172">
            <text:p>453.8699951172</text:p>
          </table:table-cell>
          <table:table-cell office:value-type="float" office:value="6.9995117187">
            <text:p>6.9995117187</text:p>
          </table:table-cell>
          <table:table-cell table:formula="of:=ABS([.K132])" office:value-type="float" office:value="6.9995117187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388</text:p>
          </table:table-cell>
          <table:table-cell table:number-columns-repeated="2" office:value-type="string">
            <text:p>3574</text:p>
          </table:table-cell>
          <table:table-cell office:value-type="float" office:value="455.84">
            <text:p>455.8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5.8200073242">
            <text:p>455.8200073242</text:p>
          </table:table-cell>
          <table:table-cell office:value-type="float" office:value="-1.9992675781">
            <text:p>-1.9992675781</text:p>
          </table:table-cell>
          <table:table-cell table:formula="of:=ABS([.K133])" office:value-type="float" office:value="1.9992675781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383</text:p>
          </table:table-cell>
          <table:table-cell table:number-columns-repeated="2" office:value-type="string">
            <text:p>3550</text:p>
          </table:table-cell>
          <table:table-cell office:value-type="float" office:value="447.16">
            <text:p>447.1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7.2200012207">
            <text:p>447.2200012207</text:p>
          </table:table-cell>
          <table:table-cell office:value-type="float" office:value="6.0001220703">
            <text:p>6.0001220703</text:p>
          </table:table-cell>
          <table:table-cell table:formula="of:=ABS([.K134])" office:value-type="float" office:value="6.0001220703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378</text:p>
          </table:table-cell>
          <table:table-cell table:number-columns-repeated="2" office:value-type="string">
            <text:p>3549</text:p>
          </table:table-cell>
          <table:table-cell office:value-type="float" office:value="451.08">
            <text:p>451.0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1.2099914551">
            <text:p>451.2099914551</text:p>
          </table:table-cell>
          <table:table-cell office:value-type="float" office:value="12.9991455078">
            <text:p>12.9991455078</text:p>
          </table:table-cell>
          <table:table-cell table:formula="of:=ABS([.K135])" office:value-type="float" office:value="12.9991455078">
            <text:p>13</text:p>
          </table:table-cell>
          <table:table-cell table:number-columns-repeated="244"/>
        </table:table-row>
        <table:table-row table:style-name="ro1">
          <table:table-cell office:value-type="string">
            <text:p>377</text:p>
          </table:table-cell>
          <table:table-cell table:number-columns-repeated="2" office:value-type="string">
            <text:p>3548</text:p>
          </table:table-cell>
          <table:table-cell office:value-type="float" office:value="457.24">
            <text:p>457.2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7.3299865723">
            <text:p>457.3299865723</text:p>
          </table:table-cell>
          <table:table-cell office:value-type="float" office:value="8.9986572266">
            <text:p>8.9986572266</text:p>
          </table:table-cell>
          <table:table-cell table:formula="of:=ABS([.K136])" office:value-type="float" office:value="8.9986572266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376</text:p>
          </table:table-cell>
          <table:table-cell table:number-columns-repeated="2" office:value-type="string">
            <text:p>3577</text:p>
          </table:table-cell>
          <table:table-cell office:value-type="float" office:value="447.551">
            <text:p>447.55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7.6000061035">
            <text:p>447.6000061035</text:p>
          </table:table-cell>
          <table:table-cell office:value-type="float" office:value="4.9006103516">
            <text:p>4.9006103516</text:p>
          </table:table-cell>
          <table:table-cell table:formula="of:=ABS([.K137])" office:value-type="float" office:value="4.9006103516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384</text:p>
          </table:table-cell>
          <table:table-cell table:number-columns-repeated="2" office:value-type="string">
            <text:p>3554</text:p>
          </table:table-cell>
          <table:table-cell office:value-type="float" office:value="447.94">
            <text:p>447.9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7.9299926758">
            <text:p>447.9299926758</text:p>
          </table:table-cell>
          <table:table-cell office:value-type="float" office:value="-1.0007324219">
            <text:p>-1.0007324219</text:p>
          </table:table-cell>
          <table:table-cell table:formula="of:=ABS([.K138])" office:value-type="float" office:value="1.0007324219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375</text:p>
          </table:table-cell>
          <table:table-cell table:number-columns-repeated="2" office:value-type="string">
            <text:p>3511</text:p>
          </table:table-cell>
          <table:table-cell office:value-type="float" office:value="447.07">
            <text:p>447.0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6.9599914551">
            <text:p>446.9599914551</text:p>
          </table:table-cell>
          <table:table-cell office:value-type="float" office:value="-11.0008544922">
            <text:p>-11.0008544922</text:p>
          </table:table-cell>
          <table:table-cell table:formula="of:=ABS([.K139])" office:value-type="float" office:value="11.0008544922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373</text:p>
          </table:table-cell>
          <table:table-cell table:number-columns-repeated="2" office:value-type="string">
            <text:p>3512</text:p>
          </table:table-cell>
          <table:table-cell office:value-type="float" office:value="447.94">
            <text:p>447.9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7.5899963379">
            <text:p>447.5899963379</text:p>
          </table:table-cell>
          <table:table-cell office:value-type="float" office:value="-35.0003662109">
            <text:p>-35.0003662109</text:p>
          </table:table-cell>
          <table:table-cell table:formula="of:=ABS([.K140])" office:value-type="float" office:value="35.0003662109">
            <text:p>35</text:p>
          </table:table-cell>
          <table:table-cell table:number-columns-repeated="244"/>
        </table:table-row>
        <table:table-row table:style-name="ro1">
          <table:table-cell office:value-type="string">
            <text:p>372</text:p>
          </table:table-cell>
          <table:table-cell table:number-columns-repeated="2" office:value-type="string">
            <text:p>3659</text:p>
          </table:table-cell>
          <table:table-cell office:value-type="float" office:value="444.79">
            <text:p>444.7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4.8099975586">
            <text:p>444.8099975586</text:p>
          </table:table-cell>
          <table:table-cell office:value-type="float" office:value="1.9997558594">
            <text:p>1.9997558594</text:p>
          </table:table-cell>
          <table:table-cell table:formula="of:=ABS([.K141])" office:value-type="float" office:value="1.9997558594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368</text:p>
          </table:table-cell>
          <table:table-cell table:number-columns-repeated="2" office:value-type="string">
            <text:p>3518</text:p>
          </table:table-cell>
          <table:table-cell office:value-type="float" office:value="445.76">
            <text:p>445.7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5.7699890137">
            <text:p>445.7699890137</text:p>
          </table:table-cell>
          <table:table-cell office:value-type="float" office:value="0.9989013672">
            <text:p>0.9989013672</text:p>
          </table:table-cell>
          <table:table-cell table:formula="of:=ABS([.K142])" office:value-type="float" office:value="0.9989013672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371</text:p>
          </table:table-cell>
          <table:table-cell table:number-columns-repeated="2" office:value-type="string">
            <text:p>3522</text:p>
          </table:table-cell>
          <table:table-cell office:value-type="float" office:value="450.27">
            <text:p>450.2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0.3500061035">
            <text:p>450.3500061035</text:p>
          </table:table-cell>
          <table:table-cell office:value-type="float" office:value="8.0006103516">
            <text:p>8.0006103516</text:p>
          </table:table-cell>
          <table:table-cell table:formula="of:=ABS([.K143])" office:value-type="float" office:value="8.0006103516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370</text:p>
          </table:table-cell>
          <table:table-cell table:number-columns-repeated="2" office:value-type="string">
            <text:p>3071</text:p>
          </table:table-cell>
          <table:table-cell office:value-type="float" office:value="444.83">
            <text:p>444.8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5.0700073242">
            <text:p>445.0700073242</text:p>
          </table:table-cell>
          <table:table-cell office:value-type="float" office:value="24.0007324219">
            <text:p>24.0007324219</text:p>
          </table:table-cell>
          <table:table-cell table:formula="of:=ABS([.K144])" office:value-type="float" office:value="24.0007324219">
            <text:p>24</text:p>
          </table:table-cell>
          <table:table-cell table:number-columns-repeated="244"/>
        </table:table-row>
        <table:table-row table:style-name="ro1">
          <table:table-cell office:value-type="string">
            <text:p>369</text:p>
          </table:table-cell>
          <table:table-cell table:number-columns-repeated="2" office:value-type="string">
            <text:p>3072</text:p>
          </table:table-cell>
          <table:table-cell office:value-type="float" office:value="447.06">
            <text:p>447.0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7.1499938965">
            <text:p>447.1499938965</text:p>
          </table:table-cell>
          <table:table-cell office:value-type="float" office:value="8.9993896484">
            <text:p>8.9993896484</text:p>
          </table:table-cell>
          <table:table-cell table:formula="of:=ABS([.K145])" office:value-type="float" office:value="8.9993896484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366</text:p>
          </table:table-cell>
          <table:table-cell table:number-columns-repeated="2" office:value-type="string">
            <text:p>3968</text:p>
          </table:table-cell>
          <table:table-cell office:value-type="float" office:value="447.22">
            <text:p>447.22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7.2099914551">
            <text:p>447.2099914551</text:p>
          </table:table-cell>
          <table:table-cell office:value-type="float" office:value="-1.0008544922">
            <text:p>-1.0008544922</text:p>
          </table:table-cell>
          <table:table-cell table:formula="of:=ABS([.K146])" office:value-type="float" office:value="1.0008544922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365</text:p>
          </table:table-cell>
          <table:table-cell table:number-columns-repeated="2" office:value-type="string">
            <text:p>3521</text:p>
          </table:table-cell>
          <table:table-cell office:value-type="float" office:value="456.64">
            <text:p>456.6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6.6799926758">
            <text:p>456.6799926758</text:p>
          </table:table-cell>
          <table:table-cell office:value-type="float" office:value="3.9992675781">
            <text:p>3.9992675781</text:p>
          </table:table-cell>
          <table:table-cell table:formula="of:=ABS([.K147])" office:value-type="float" office:value="3.9992675781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363</text:p>
          </table:table-cell>
          <table:table-cell table:number-columns-repeated="2" office:value-type="string">
            <text:p>3074</text:p>
          </table:table-cell>
          <table:table-cell office:value-type="float" office:value="456.081">
            <text:p>456.08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6.0700073242">
            <text:p>456.0700073242</text:p>
          </table:table-cell>
          <table:table-cell office:value-type="float" office:value="-1.0992675781">
            <text:p>-1.0992675781</text:p>
          </table:table-cell>
          <table:table-cell table:formula="of:=ABS([.K148])" office:value-type="float" office:value="1.0992675781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360</text:p>
          </table:table-cell>
          <table:table-cell table:number-columns-repeated="2" office:value-type="string">
            <text:p>3923</text:p>
          </table:table-cell>
          <table:table-cell office:value-type="float" office:value="451.79">
            <text:p>451.7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1.7099914551">
            <text:p>451.7099914551</text:p>
          </table:table-cell>
          <table:table-cell office:value-type="float" office:value="-8.0008544922">
            <text:p>-8.0008544922</text:p>
          </table:table-cell>
          <table:table-cell table:formula="of:=ABS([.K149])" office:value-type="float" office:value="8.0008544922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358</text:p>
          </table:table-cell>
          <table:table-cell table:number-columns-repeated="2" office:value-type="string">
            <text:p>3924</text:p>
          </table:table-cell>
          <table:table-cell office:value-type="float" office:value="450.15">
            <text:p>450.1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0.3599853516">
            <text:p>450.3599853516</text:p>
          </table:table-cell>
          <table:table-cell office:value-type="float" office:value="20.9985351563">
            <text:p>20.9985351563</text:p>
          </table:table-cell>
          <table:table-cell table:formula="of:=ABS([.K150])" office:value-type="float" office:value="20.9985351563">
            <text:p>21</text:p>
          </table:table-cell>
          <table:table-cell table:number-columns-repeated="244"/>
        </table:table-row>
        <table:table-row table:style-name="ro1">
          <table:table-cell office:value-type="string">
            <text:p>357</text:p>
          </table:table-cell>
          <table:table-cell table:number-columns-repeated="2" office:value-type="string">
            <text:p>3969</text:p>
          </table:table-cell>
          <table:table-cell office:value-type="float" office:value="452.276">
            <text:p>452.27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2.3099975586">
            <text:p>452.3099975586</text:p>
          </table:table-cell>
          <table:table-cell office:value-type="float" office:value="3.3997558594">
            <text:p>3.3997558594</text:p>
          </table:table-cell>
          <table:table-cell table:formula="of:=ABS([.K151])" office:value-type="float" office:value="3.3997558594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353</text:p>
          </table:table-cell>
          <table:table-cell table:number-columns-repeated="2" office:value-type="string">
            <text:p>3075</text:p>
          </table:table-cell>
          <table:table-cell office:value-type="float" office:value="458.47">
            <text:p>458.4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8.549987793">
            <text:p>458.549987793</text:p>
          </table:table-cell>
          <table:table-cell office:value-type="float" office:value="7.9987792969">
            <text:p>7.9987792969</text:p>
          </table:table-cell>
          <table:table-cell table:formula="of:=ABS([.K152])" office:value-type="float" office:value="7.9987792969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356</text:p>
          </table:table-cell>
          <table:table-cell table:number-columns-repeated="2" office:value-type="string">
            <text:p>3970</text:p>
          </table:table-cell>
          <table:table-cell office:value-type="float" office:value="457.531">
            <text:p>457.53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7.6000061035">
            <text:p>457.6000061035</text:p>
          </table:table-cell>
          <table:table-cell office:value-type="float" office:value="6.9006103516">
            <text:p>6.9006103516</text:p>
          </table:table-cell>
          <table:table-cell table:formula="of:=ABS([.K153])" office:value-type="float" office:value="6.9006103516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355</text:p>
          </table:table-cell>
          <table:table-cell table:number-columns-repeated="2" office:value-type="string">
            <text:p>3971</text:p>
          </table:table-cell>
          <table:table-cell office:value-type="float" office:value="454.619">
            <text:p>454.61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1.6600036621">
            <text:p>451.6600036621</text:p>
          </table:table-cell>
          <table:table-cell office:value-type="float" office:value="-295.8996337891">
            <text:p>-295.8996337891</text:p>
          </table:table-cell>
          <table:table-cell table:formula="of:=ABS([.K154])" office:value-type="float" office:value="295.8996337891">
            <text:p>296</text:p>
          </table:table-cell>
          <table:table-cell table:number-columns-repeated="244"/>
        </table:table-row>
        <table:table-row table:style-name="ro1">
          <table:table-cell office:value-type="string">
            <text:p>336</text:p>
          </table:table-cell>
          <table:table-cell table:number-columns-repeated="2" office:value-type="string">
            <text:p>3686</text:p>
          </table:table-cell>
          <table:table-cell table:number-columns-repeated="2" office:value-type="float" office:value="445.504">
            <text:p>445.504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5.549987793">
            <text:p>445.549987793</text:p>
          </table:table-cell>
          <table:table-cell office:value-type="float" office:value="4.5987792969">
            <text:p>4.5987792969</text:p>
          </table:table-cell>
          <table:table-cell table:formula="of:=ABS([.K155])" office:value-type="float" office:value="4.5987792969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336</text:p>
          </table:table-cell>
          <table:table-cell table:number-columns-repeated="2" office:value-type="string">
            <text:p>3686</text:p>
          </table:table-cell>
          <table:table-cell table:number-columns-repeated="2" office:value-type="float" office:value="445.504">
            <text:p>445.504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5.549987793">
            <text:p>445.549987793</text:p>
          </table:table-cell>
          <table:table-cell office:value-type="float" office:value="4.5987792969">
            <text:p>4.5987792969</text:p>
          </table:table-cell>
          <table:table-cell table:formula="of:=ABS([.K156])" office:value-type="float" office:value="4.5987792969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335</text:p>
          </table:table-cell>
          <table:table-cell table:number-columns-repeated="2" office:value-type="string">
            <text:p>3312</text:p>
          </table:table-cell>
          <table:table-cell office:value-type="float" office:value="442.31">
            <text:p>442.3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2.2799987793">
            <text:p>442.2799987793</text:p>
          </table:table-cell>
          <table:table-cell office:value-type="float" office:value="-3.0001220703">
            <text:p>-3.0001220703</text:p>
          </table:table-cell>
          <table:table-cell table:formula="of:=ABS([.K157])" office:value-type="float" office:value="3.0001220703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331</text:p>
          </table:table-cell>
          <table:table-cell table:number-columns-repeated="2" office:value-type="string">
            <text:p>3313</text:p>
          </table:table-cell>
          <table:table-cell office:value-type="float" office:value="439.87">
            <text:p>439.8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9.8800048828">
            <text:p>439.8800048828</text:p>
          </table:table-cell>
          <table:table-cell office:value-type="float" office:value="1.0004882812">
            <text:p>1.0004882812</text:p>
          </table:table-cell>
          <table:table-cell table:formula="of:=ABS([.K158])" office:value-type="float" office:value="1.0004882812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330</text:p>
          </table:table-cell>
          <table:table-cell table:number-columns-repeated="2" office:value-type="string">
            <text:p>3687</text:p>
          </table:table-cell>
          <table:table-cell table:number-columns-repeated="2" office:value-type="float" office:value="445.37">
            <text:p>445.37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5.3599853516">
            <text:p>445.3599853516</text:p>
          </table:table-cell>
          <table:table-cell office:value-type="float" office:value="-1.0014648438">
            <text:p>-1.0014648438</text:p>
          </table:table-cell>
          <table:table-cell table:formula="of:=ABS([.K159])" office:value-type="float" office:value="1.0014648438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330</text:p>
          </table:table-cell>
          <table:table-cell table:number-columns-repeated="2" office:value-type="string">
            <text:p>3687</text:p>
          </table:table-cell>
          <table:table-cell table:number-columns-repeated="2" office:value-type="float" office:value="445.37">
            <text:p>445.37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5.3599853516">
            <text:p>445.3599853516</text:p>
          </table:table-cell>
          <table:table-cell office:value-type="float" office:value="-1.0014648438">
            <text:p>-1.0014648438</text:p>
          </table:table-cell>
          <table:table-cell table:formula="of:=ABS([.K160])" office:value-type="float" office:value="1.0014648438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329</text:p>
          </table:table-cell>
          <table:table-cell table:number-columns-repeated="2" office:value-type="string">
            <text:p>3334</text:p>
          </table:table-cell>
          <table:table-cell office:value-type="float" office:value="442.67">
            <text:p>442.6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2.75">
            <text:p>442.75</text:p>
          </table:table-cell>
          <table:table-cell office:value-type="float" office:value="8">
            <text:p>8</text:p>
          </table:table-cell>
          <table:table-cell table:formula="of:=ABS([.K161])" office:value-type="float" office:value="8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321</text:p>
          </table:table-cell>
          <table:table-cell table:number-columns-repeated="2" office:value-type="string">
            <text:p>3332</text:p>
          </table:table-cell>
          <table:table-cell office:value-type="float" office:value="445.69">
            <text:p>445.6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5.8200073242">
            <text:p>445.8200073242</text:p>
          </table:table-cell>
          <table:table-cell office:value-type="float" office:value="13.0007324219">
            <text:p>13.0007324219</text:p>
          </table:table-cell>
          <table:table-cell table:formula="of:=ABS([.K162])" office:value-type="float" office:value="13.0007324219">
            <text:p>13</text:p>
          </table:table-cell>
          <table:table-cell table:number-columns-repeated="244"/>
        </table:table-row>
        <table:table-row table:style-name="ro1">
          <table:table-cell office:value-type="string">
            <text:p>328</text:p>
          </table:table-cell>
          <table:table-cell table:number-columns-repeated="2" office:value-type="string">
            <text:p>3335</text:p>
          </table:table-cell>
          <table:table-cell office:value-type="float" office:value="441.68">
            <text:p>441.6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2.0199890137">
            <text:p>442.0199890137</text:p>
          </table:table-cell>
          <table:table-cell office:value-type="float" office:value="33.9989013672">
            <text:p>33.9989013672</text:p>
          </table:table-cell>
          <table:table-cell table:formula="of:=ABS([.K163])" office:value-type="float" office:value="33.9989013672">
            <text:p>34</text:p>
          </table:table-cell>
          <table:table-cell table:number-columns-repeated="244"/>
        </table:table-row>
        <table:table-row table:style-name="ro1">
          <table:table-cell office:value-type="string">
            <text:p>327</text:p>
          </table:table-cell>
          <table:table-cell table:number-columns-repeated="2" office:value-type="string">
            <text:p>3346</text:p>
          </table:table-cell>
          <table:table-cell office:value-type="float" office:value="439.384">
            <text:p>439.38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9.4899902344">
            <text:p>439.4899902344</text:p>
          </table:table-cell>
          <table:table-cell office:value-type="float" office:value="10.5990234375">
            <text:p>10.5990234375</text:p>
          </table:table-cell>
          <table:table-cell table:formula="of:=ABS([.K164])" office:value-type="float" office:value="10.5990234375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325</text:p>
          </table:table-cell>
          <table:table-cell table:number-columns-repeated="2" office:value-type="string">
            <text:p>3345</text:p>
          </table:table-cell>
          <table:table-cell office:value-type="float" office:value="439.417">
            <text:p>439.41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9.9899902344">
            <text:p>439.9899902344</text:p>
          </table:table-cell>
          <table:table-cell office:value-type="float" office:value="57.2990234375">
            <text:p>57.2990234375</text:p>
          </table:table-cell>
          <table:table-cell table:formula="of:=ABS([.K165])" office:value-type="float" office:value="57.2990234375">
            <text:p>57</text:p>
          </table:table-cell>
          <table:table-cell table:number-columns-repeated="244"/>
        </table:table-row>
        <table:table-row table:style-name="ro1">
          <table:table-cell office:value-type="string">
            <text:p>323</text:p>
          </table:table-cell>
          <table:table-cell table:number-columns-repeated="2" office:value-type="string">
            <text:p>3330</text:p>
          </table:table-cell>
          <table:table-cell office:value-type="float" office:value="443.29">
            <text:p>443.2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3.3900146484">
            <text:p>443.3900146484</text:p>
          </table:table-cell>
          <table:table-cell office:value-type="float" office:value="10.0014648437">
            <text:p>10.0014648437</text:p>
          </table:table-cell>
          <table:table-cell table:formula="of:=ABS([.K166])" office:value-type="float" office:value="10.0014648437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322</text:p>
          </table:table-cell>
          <table:table-cell table:number-columns-repeated="2" office:value-type="string">
            <text:p>3331</text:p>
          </table:table-cell>
          <table:table-cell office:value-type="float" office:value="444.51">
            <text:p>444.5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4.6499938965">
            <text:p>444.6499938965</text:p>
          </table:table-cell>
          <table:table-cell office:value-type="float" office:value="13.9993896484">
            <text:p>13.9993896484</text:p>
          </table:table-cell>
          <table:table-cell table:formula="of:=ABS([.K167])" office:value-type="float" office:value="13.9993896484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316</text:p>
          </table:table-cell>
          <table:table-cell table:number-columns-repeated="2" office:value-type="string">
            <text:p>3337</text:p>
          </table:table-cell>
          <table:table-cell office:value-type="float" office:value="440.06">
            <text:p>440.0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0.200012207">
            <text:p>440.200012207</text:p>
          </table:table-cell>
          <table:table-cell office:value-type="float" office:value="14.0012207031">
            <text:p>14.0012207031</text:p>
          </table:table-cell>
          <table:table-cell table:formula="of:=ABS([.K168])" office:value-type="float" office:value="14.0012207031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315</text:p>
          </table:table-cell>
          <table:table-cell table:number-columns-repeated="2" office:value-type="string">
            <text:p>3328</text:p>
          </table:table-cell>
          <table:table-cell office:value-type="float" office:value="442.36">
            <text:p>442.3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2.4299926758">
            <text:p>442.4299926758</text:p>
          </table:table-cell>
          <table:table-cell office:value-type="float" office:value="6.9992675781">
            <text:p>6.9992675781</text:p>
          </table:table-cell>
          <table:table-cell table:formula="of:=ABS([.K169])" office:value-type="float" office:value="6.9992675781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310</text:p>
          </table:table-cell>
          <table:table-cell table:number-columns-repeated="2" office:value-type="string">
            <text:p>3336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1.1400146484">
            <text:p>441.1400146484</text:p>
          </table:table-cell>
          <table:table-cell office:value-type="float" office:value="14.0014648438">
            <text:p>14.0014648438</text:p>
          </table:table-cell>
          <table:table-cell table:formula="of:=ABS([.K170])" office:value-type="float" office:value="14.0014648438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306</text:p>
          </table:table-cell>
          <table:table-cell table:number-columns-repeated="2" office:value-type="string">
            <text:p>3329</text:p>
          </table:table-cell>
          <table:table-cell office:value-type="float" office:value="442.17">
            <text:p>442.1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2.2799987793">
            <text:p>442.2799987793</text:p>
          </table:table-cell>
          <table:table-cell office:value-type="float" office:value="10.9998779297">
            <text:p>10.9998779297</text:p>
          </table:table-cell>
          <table:table-cell table:formula="of:=ABS([.K171])" office:value-type="float" office:value="10.9998779297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318</text:p>
          </table:table-cell>
          <table:table-cell table:number-columns-repeated="2" office:value-type="string">
            <text:p>3416</text:p>
          </table:table-cell>
          <table:table-cell office:value-type="float" office:value="440.08">
            <text:p>440.0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0.1600036621">
            <text:p>440.1600036621</text:p>
          </table:table-cell>
          <table:table-cell office:value-type="float" office:value="8.0003662109">
            <text:p>8.0003662109</text:p>
          </table:table-cell>
          <table:table-cell table:formula="of:=ABS([.K172])" office:value-type="float" office:value="8.0003662109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314</text:p>
          </table:table-cell>
          <table:table-cell table:number-columns-repeated="2" office:value-type="string">
            <text:p>3301</text:p>
          </table:table-cell>
          <table:table-cell office:value-type="float" office:value="438.46">
            <text:p>438.4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8.5899963379">
            <text:p>438.5899963379</text:p>
          </table:table-cell>
          <table:table-cell office:value-type="float" office:value="12.9996337891">
            <text:p>12.9996337891</text:p>
          </table:table-cell>
          <table:table-cell table:formula="of:=ABS([.K173])" office:value-type="float" office:value="12.9996337891">
            <text:p>13</text:p>
          </table:table-cell>
          <table:table-cell table:number-columns-repeated="244"/>
        </table:table-row>
        <table:table-row table:style-name="ro1">
          <table:table-cell office:value-type="string">
            <text:p>313</text:p>
          </table:table-cell>
          <table:table-cell table:number-columns-repeated="2" office:value-type="string">
            <text:p>3302</text:p>
          </table:table-cell>
          <table:table-cell office:value-type="float" office:value="439.56">
            <text:p>439.5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9.7300109863">
            <text:p>439.7300109863</text:p>
          </table:table-cell>
          <table:table-cell office:value-type="float" office:value="17.0010986328">
            <text:p>17.0010986328</text:p>
          </table:table-cell>
          <table:table-cell table:formula="of:=ABS([.K174])" office:value-type="float" office:value="17.0010986328">
            <text:p>17</text:p>
          </table:table-cell>
          <table:table-cell table:number-columns-repeated="244"/>
        </table:table-row>
        <table:table-row table:style-name="ro1">
          <table:table-cell office:value-type="string">
            <text:p>311</text:p>
          </table:table-cell>
          <table:table-cell table:number-columns-repeated="2" office:value-type="string">
            <text:p>3452</text:p>
          </table:table-cell>
          <table:table-cell office:value-type="float" office:value="441.357">
            <text:p>441.35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1.4100036621">
            <text:p>441.4100036621</text:p>
          </table:table-cell>
          <table:table-cell office:value-type="float" office:value="5.3003662109">
            <text:p>5.3003662109</text:p>
          </table:table-cell>
          <table:table-cell table:formula="of:=ABS([.K175])" office:value-type="float" office:value="5.3003662109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307</text:p>
          </table:table-cell>
          <table:table-cell table:number-columns-repeated="2" office:value-type="string">
            <text:p>3304</text:p>
          </table:table-cell>
          <table:table-cell office:value-type="float" office:value="453.56">
            <text:p>453.5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3.6499938965">
            <text:p>453.6499938965</text:p>
          </table:table-cell>
          <table:table-cell office:value-type="float" office:value="8.9993896484">
            <text:p>8.9993896484</text:p>
          </table:table-cell>
          <table:table-cell table:formula="of:=ABS([.K176])" office:value-type="float" office:value="8.9993896484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301</text:p>
          </table:table-cell>
          <table:table-cell table:number-columns-repeated="2" office:value-type="string">
            <text:p>3357</text:p>
          </table:table-cell>
          <table:table-cell office:value-type="float" office:value="438.54">
            <text:p>438.5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8.700012207">
            <text:p>438.700012207</text:p>
          </table:table-cell>
          <table:table-cell office:value-type="float" office:value="16.0012207031">
            <text:p>16.0012207031</text:p>
          </table:table-cell>
          <table:table-cell table:formula="of:=ABS([.K177])" office:value-type="float" office:value="16.0012207031">
            <text:p>16</text:p>
          </table:table-cell>
          <table:table-cell table:number-columns-repeated="244"/>
        </table:table-row>
        <table:table-row table:style-name="ro1">
          <table:table-cell office:value-type="string">
            <text:p>288</text:p>
          </table:table-cell>
          <table:table-cell table:number-columns-repeated="2" office:value-type="string">
            <text:p>3443</text:p>
          </table:table-cell>
          <table:table-cell office:value-type="float" office:value="445.977">
            <text:p>445.97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6.1400146484">
            <text:p>446.1400146484</text:p>
          </table:table-cell>
          <table:table-cell office:value-type="float" office:value="16.3014648438">
            <text:p>16.3014648438</text:p>
          </table:table-cell>
          <table:table-cell table:formula="of:=ABS([.K178])" office:value-type="float" office:value="16.3014648438">
            <text:p>16</text:p>
          </table:table-cell>
          <table:table-cell table:number-columns-repeated="244"/>
        </table:table-row>
        <table:table-row table:style-name="ro1">
          <table:table-cell office:value-type="string">
            <text:p>287</text:p>
          </table:table-cell>
          <table:table-cell table:number-columns-repeated="2" office:value-type="string">
            <text:p>3447</text:p>
          </table:table-cell>
          <table:table-cell office:value-type="float" office:value="450.22">
            <text:p>450.22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0.4100036621">
            <text:p>450.4100036621</text:p>
          </table:table-cell>
          <table:table-cell office:value-type="float" office:value="19.0003662109">
            <text:p>19.0003662109</text:p>
          </table:table-cell>
          <table:table-cell table:formula="of:=ABS([.K179])" office:value-type="float" office:value="19.0003662109">
            <text:p>19</text:p>
          </table:table-cell>
          <table:table-cell table:number-columns-repeated="244"/>
        </table:table-row>
        <table:table-row table:style-name="ro1">
          <table:table-cell office:value-type="string">
            <text:p>304</text:p>
          </table:table-cell>
          <table:table-cell table:number-columns-repeated="2" office:value-type="string">
            <text:p>3417</text:p>
          </table:table-cell>
          <table:table-cell office:value-type="float" office:value="440.65">
            <text:p>440.6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0.799987793">
            <text:p>440.799987793</text:p>
          </table:table-cell>
          <table:table-cell office:value-type="float" office:value="14.9987792969">
            <text:p>14.9987792969</text:p>
          </table:table-cell>
          <table:table-cell table:formula="of:=ABS([.K180])" office:value-type="float" office:value="14.9987792969">
            <text:p>15</text:p>
          </table:table-cell>
          <table:table-cell table:number-columns-repeated="244"/>
        </table:table-row>
        <table:table-row table:style-name="ro1">
          <table:table-cell office:value-type="string">
            <text:p>303</text:p>
          </table:table-cell>
          <table:table-cell table:number-columns-repeated="2" office:value-type="string">
            <text:p>3358</text:p>
          </table:table-cell>
          <table:table-cell office:value-type="float" office:value="438.97">
            <text:p>438.9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9.1400146484">
            <text:p>439.1400146484</text:p>
          </table:table-cell>
          <table:table-cell office:value-type="float" office:value="17.0014648437">
            <text:p>17.0014648437</text:p>
          </table:table-cell>
          <table:table-cell table:formula="of:=ABS([.K181])" office:value-type="float" office:value="17.0014648437">
            <text:p>17</text:p>
          </table:table-cell>
          <table:table-cell table:number-columns-repeated="244"/>
        </table:table-row>
        <table:table-row table:style-name="ro1">
          <table:table-cell office:value-type="string">
            <text:p>295</text:p>
          </table:table-cell>
          <table:table-cell table:number-columns-repeated="2" office:value-type="string">
            <text:p>3441</text:p>
          </table:table-cell>
          <table:table-cell office:value-type="float" office:value="451.79">
            <text:p>451.7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1.9200134277">
            <text:p>451.9200134277</text:p>
          </table:table-cell>
          <table:table-cell office:value-type="float" office:value="13.0013427734">
            <text:p>13.0013427734</text:p>
          </table:table-cell>
          <table:table-cell table:formula="of:=ABS([.K182])" office:value-type="float" office:value="13.0013427734">
            <text:p>13</text:p>
          </table:table-cell>
          <table:table-cell table:number-columns-repeated="244"/>
        </table:table-row>
        <table:table-row table:style-name="ro1">
          <table:table-cell office:value-type="string">
            <text:p>298</text:p>
          </table:table-cell>
          <table:table-cell table:number-columns-repeated="2" office:value-type="string">
            <text:p>3418</text:p>
          </table:table-cell>
          <table:table-cell office:value-type="float" office:value="442.251">
            <text:p>442.25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2.3500061035">
            <text:p>442.3500061035</text:p>
          </table:table-cell>
          <table:table-cell office:value-type="float" office:value="9.9006103516">
            <text:p>9.9006103516</text:p>
          </table:table-cell>
          <table:table-cell table:formula="of:=ABS([.K183])" office:value-type="float" office:value="9.9006103516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291</text:p>
          </table:table-cell>
          <table:table-cell table:number-columns-repeated="2" office:value-type="string">
            <text:p>3693</text:p>
          </table:table-cell>
          <table:table-cell office:value-type="float" office:value="452.376">
            <text:p>452.37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2.5599975586">
            <text:p>452.5599975586</text:p>
          </table:table-cell>
          <table:table-cell office:value-type="float" office:value="18.3997558594">
            <text:p>18.3997558594</text:p>
          </table:table-cell>
          <table:table-cell table:formula="of:=ABS([.K184])" office:value-type="float" office:value="18.3997558594">
            <text:p>18</text:p>
          </table:table-cell>
          <table:table-cell table:number-columns-repeated="244"/>
        </table:table-row>
        <table:table-row table:style-name="ro1">
          <table:table-cell office:value-type="string">
            <text:p>299</text:p>
          </table:table-cell>
          <table:table-cell table:number-columns-repeated="2" office:value-type="string">
            <text:p>3442</text:p>
          </table:table-cell>
          <table:table-cell office:value-type="float" office:value="447.541">
            <text:p>447.54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7.6099853516">
            <text:p>447.6099853516</text:p>
          </table:table-cell>
          <table:table-cell office:value-type="float" office:value="6.8985351563">
            <text:p>6.8985351563</text:p>
          </table:table-cell>
          <table:table-cell table:formula="of:=ABS([.K185])" office:value-type="float" office:value="6.8985351563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293</text:p>
          </table:table-cell>
          <table:table-cell table:number-columns-repeated="2" office:value-type="string">
            <text:p>3450</text:p>
          </table:table-cell>
          <table:table-cell office:value-type="float" office:value="439.12">
            <text:p>439.1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9.2300109863">
            <text:p>439.2300109863</text:p>
          </table:table-cell>
          <table:table-cell office:value-type="float" office:value="11.0010986328">
            <text:p>11.0010986328</text:p>
          </table:table-cell>
          <table:table-cell table:formula="of:=ABS([.K186])" office:value-type="float" office:value="11.0010986328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302</text:p>
          </table:table-cell>
          <table:table-cell table:number-columns-repeated="2" office:value-type="string">
            <text:p>3419</text:p>
          </table:table-cell>
          <table:table-cell office:value-type="float" office:value="442.35">
            <text:p>442.3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2.4800109863">
            <text:p>442.4800109863</text:p>
          </table:table-cell>
          <table:table-cell office:value-type="float" office:value="13.0010986328">
            <text:p>13.0010986328</text:p>
          </table:table-cell>
          <table:table-cell table:formula="of:=ABS([.K187])" office:value-type="float" office:value="13.0010986328">
            <text:p>13</text:p>
          </table:table-cell>
          <table:table-cell table:number-columns-repeated="244"/>
        </table:table-row>
        <table:table-row table:style-name="ro1">
          <table:table-cell office:value-type="string">
            <text:p>289</text:p>
          </table:table-cell>
          <table:table-cell table:number-columns-repeated="2" office:value-type="string">
            <text:p>3682</text:p>
          </table:table-cell>
          <table:table-cell office:value-type="float" office:value="440.712">
            <text:p>440.71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0.6900024414">
            <text:p>440.6900024414</text:p>
          </table:table-cell>
          <table:table-cell office:value-type="float" office:value="-2.1997558594">
            <text:p>-2.1997558594</text:p>
          </table:table-cell>
          <table:table-cell table:formula="of:=ABS([.K188])" office:value-type="float" office:value="2.1997558594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292</text:p>
          </table:table-cell>
          <table:table-cell table:number-columns-repeated="2" office:value-type="string">
            <text:p>3449</text:p>
          </table:table-cell>
          <table:table-cell office:value-type="float" office:value="440.18">
            <text:p>440.1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0.2699890137">
            <text:p>440.2699890137</text:p>
          </table:table-cell>
          <table:table-cell office:value-type="float" office:value="8.9989013672">
            <text:p>8.9989013672</text:p>
          </table:table-cell>
          <table:table-cell table:formula="of:=ABS([.K189])" office:value-type="float" office:value="8.9989013672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300</text:p>
          </table:table-cell>
          <table:table-cell table:number-columns-repeated="2" office:value-type="string">
            <text:p>3356</text:p>
          </table:table-cell>
          <table:table-cell office:value-type="float" office:value="438.27">
            <text:p>438.2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8.2799987793">
            <text:p>438.2799987793</text:p>
          </table:table-cell>
          <table:table-cell office:value-type="float" office:value="0.9998779297">
            <text:p>0.9998779297</text:p>
          </table:table-cell>
          <table:table-cell table:formula="of:=ABS([.K190])" office:value-type="float" office:value="0.9998779297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294</text:p>
          </table:table-cell>
          <table:table-cell table:number-columns-repeated="2" office:value-type="string">
            <text:p>3448</text:p>
          </table:table-cell>
          <table:table-cell office:value-type="float" office:value="439.48">
            <text:p>439.4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9.6199951172">
            <text:p>439.6199951172</text:p>
          </table:table-cell>
          <table:table-cell office:value-type="float" office:value="13.9995117187">
            <text:p>13.9995117187</text:p>
          </table:table-cell>
          <table:table-cell table:formula="of:=ABS([.K191])" office:value-type="float" office:value="13.9995117187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290</text:p>
          </table:table-cell>
          <table:table-cell table:number-columns-repeated="2" office:value-type="string">
            <text:p>3420</text:p>
          </table:table-cell>
          <table:table-cell office:value-type="float" office:value="442.8">
            <text:p>442.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2.9100036621">
            <text:p>442.9100036621</text:p>
          </table:table-cell>
          <table:table-cell office:value-type="float" office:value="11.0003662109">
            <text:p>11.0003662109</text:p>
          </table:table-cell>
          <table:table-cell table:formula="of:=ABS([.K192])" office:value-type="float" office:value="11.0003662109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305</text:p>
          </table:table-cell>
          <table:table-cell table:number-columns-repeated="2" office:value-type="string">
            <text:p>3421</text:p>
          </table:table-cell>
          <table:table-cell office:value-type="float" office:value="443.86">
            <text:p>443.8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4">
            <text:p>444</text:p>
          </table:table-cell>
          <table:table-cell office:value-type="float" office:value="14">
            <text:p>14</text:p>
          </table:table-cell>
          <table:table-cell table:formula="of:=ABS([.K193])" office:value-type="float" office:value="14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284</text:p>
          </table:table-cell>
          <table:table-cell table:number-columns-repeated="2" office:value-type="string">
            <text:p>3455</text:p>
          </table:table-cell>
          <table:table-cell office:value-type="float" office:value="444.172">
            <text:p>444.172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4.3500061035">
            <text:p>444.3500061035</text:p>
          </table:table-cell>
          <table:table-cell office:value-type="float" office:value="17.8006103516">
            <text:p>17.8006103516</text:p>
          </table:table-cell>
          <table:table-cell table:formula="of:=ABS([.K194])" office:value-type="float" office:value="17.8006103516">
            <text:p>18</text:p>
          </table:table-cell>
          <table:table-cell table:number-columns-repeated="244"/>
        </table:table-row>
        <table:table-row table:style-name="ro1">
          <table:table-cell office:value-type="string">
            <text:p>278</text:p>
          </table:table-cell>
          <table:table-cell table:number-columns-repeated="2" office:value-type="string">
            <text:p>3422</text:p>
          </table:table-cell>
          <table:table-cell office:value-type="float" office:value="446.31">
            <text:p>446.3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6.3999938965">
            <text:p>446.3999938965</text:p>
          </table:table-cell>
          <table:table-cell office:value-type="float" office:value="8.9993896484">
            <text:p>8.9993896484</text:p>
          </table:table-cell>
          <table:table-cell table:formula="of:=ABS([.K195])" office:value-type="float" office:value="8.9993896484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282</text:p>
          </table:table-cell>
          <table:table-cell table:number-columns-repeated="2" office:value-type="string">
            <text:p>3453</text:p>
          </table:table-cell>
          <table:table-cell office:value-type="float" office:value="443.1">
            <text:p>443.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3.1600036621">
            <text:p>443.1600036621</text:p>
          </table:table-cell>
          <table:table-cell office:value-type="float" office:value="6.0003662109">
            <text:p>6.0003662109</text:p>
          </table:table-cell>
          <table:table-cell table:formula="of:=ABS([.K196])" office:value-type="float" office:value="6.0003662109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408</text:p>
          </table:table-cell>
          <table:table-cell table:number-columns-repeated="2" office:value-type="string">
            <text:p>3408</text:p>
          </table:table-cell>
          <table:table-cell office:value-type="float" office:value="447.44">
            <text:p>447.4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7.4100036621">
            <text:p>447.4100036621</text:p>
          </table:table-cell>
          <table:table-cell office:value-type="float" office:value="-2.9996337891">
            <text:p>-2.9996337891</text:p>
          </table:table-cell>
          <table:table-cell table:formula="of:=ABS([.K197])" office:value-type="float" office:value="2.9996337891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279</text:p>
          </table:table-cell>
          <table:table-cell table:number-columns-repeated="2" office:value-type="string">
            <text:p>3457</text:p>
          </table:table-cell>
          <table:table-cell office:value-type="float" office:value="446.65">
            <text:p>446.6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6.6300048828">
            <text:p>446.6300048828</text:p>
          </table:table-cell>
          <table:table-cell office:value-type="float" office:value="-1.9995117187">
            <text:p>-1.9995117187</text:p>
          </table:table-cell>
          <table:table-cell table:formula="of:=ABS([.K198])" office:value-type="float" office:value="1.9995117187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285</text:p>
          </table:table-cell>
          <table:table-cell table:number-columns-repeated="2" office:value-type="string">
            <text:p>3274</text:p>
          </table:table-cell>
          <table:table-cell office:value-type="float" office:value="445.946">
            <text:p>445.94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5.9700012207">
            <text:p>445.9700012207</text:p>
          </table:table-cell>
          <table:table-cell office:value-type="float" office:value="2.4001220703">
            <text:p>2.4001220703</text:p>
          </table:table-cell>
          <table:table-cell table:formula="of:=ABS([.K199])" office:value-type="float" office:value="2.4001220703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283</text:p>
          </table:table-cell>
          <table:table-cell table:number-columns-repeated="2" office:value-type="string">
            <text:p>3454</text:p>
          </table:table-cell>
          <table:table-cell office:value-type="float" office:value="445.15">
            <text:p>445.1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5.2200012207">
            <text:p>445.2200012207</text:p>
          </table:table-cell>
          <table:table-cell office:value-type="float" office:value="7.0001220703">
            <text:p>7.0001220703</text:p>
          </table:table-cell>
          <table:table-cell table:formula="of:=ABS([.K200])" office:value-type="float" office:value="7.0001220703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286</text:p>
          </table:table-cell>
          <table:table-cell table:number-columns-repeated="2" office:value-type="string">
            <text:p>3456</text:p>
          </table:table-cell>
          <table:table-cell office:value-type="float" office:value="446.68">
            <text:p>446.6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6.700012207">
            <text:p>446.700012207</text:p>
          </table:table-cell>
          <table:table-cell office:value-type="float" office:value="2.0012207031">
            <text:p>2.0012207031</text:p>
          </table:table-cell>
          <table:table-cell table:formula="of:=ABS([.K201])" office:value-type="float" office:value="2.0012207031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259</text:p>
          </table:table-cell>
          <table:table-cell table:number-columns-repeated="2" office:value-type="string">
            <text:p>3984</text:p>
          </table:table-cell>
          <table:table-cell office:value-type="float" office:value="441.267">
            <text:p>441.26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1.3299865723">
            <text:p>441.3299865723</text:p>
          </table:table-cell>
          <table:table-cell office:value-type="float" office:value="6.2986572266">
            <text:p>6.2986572266</text:p>
          </table:table-cell>
          <table:table-cell table:formula="of:=ABS([.K202])" office:value-type="float" office:value="6.2986572266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262</text:p>
          </table:table-cell>
          <table:table-cell table:number-columns-repeated="2" office:value-type="string">
            <text:p>3476</text:p>
          </table:table-cell>
          <table:table-cell office:value-type="float" office:value="446.61">
            <text:p>446.6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6.7600097656">
            <text:p>446.7600097656</text:p>
          </table:table-cell>
          <table:table-cell office:value-type="float" office:value="15.0009765625">
            <text:p>15.0009765625</text:p>
          </table:table-cell>
          <table:table-cell table:formula="of:=ABS([.K203])" office:value-type="float" office:value="15.0009765625">
            <text:p>15</text:p>
          </table:table-cell>
          <table:table-cell table:number-columns-repeated="244"/>
        </table:table-row>
        <table:table-row table:style-name="ro1">
          <table:table-cell office:value-type="string">
            <text:p>272</text:p>
          </table:table-cell>
          <table:table-cell table:number-columns-repeated="2" office:value-type="string">
            <text:p>3658</text:p>
          </table:table-cell>
          <table:table-cell office:value-type="float" office:value="436.12">
            <text:p>436.1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6.25">
            <text:p>436.25</text:p>
          </table:table-cell>
          <table:table-cell office:value-type="float" office:value="13">
            <text:p>13</text:p>
          </table:table-cell>
          <table:table-cell table:formula="of:=ABS([.K204])" office:value-type="float" office:value="13">
            <text:p>13</text:p>
          </table:table-cell>
          <table:table-cell table:number-columns-repeated="244"/>
        </table:table-row>
        <table:table-row table:style-name="ro1">
          <table:table-cell office:value-type="string">
            <text:p>273</text:p>
          </table:table-cell>
          <table:table-cell table:number-columns-repeated="2" office:value-type="string">
            <text:p>3271</text:p>
          </table:table-cell>
          <table:table-cell office:value-type="float" office:value="436.79">
            <text:p>436.7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6.8800048828">
            <text:p>436.8800048828</text:p>
          </table:table-cell>
          <table:table-cell office:value-type="float" office:value="9.0004882812">
            <text:p>9.0004882812</text:p>
          </table:table-cell>
          <table:table-cell table:formula="of:=ABS([.K205])" office:value-type="float" office:value="9.0004882812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276</text:p>
          </table:table-cell>
          <table:table-cell table:number-columns-repeated="2" office:value-type="string">
            <text:p>3272</text:p>
          </table:table-cell>
          <table:table-cell office:value-type="float" office:value="439.82">
            <text:p>439.8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9.8599853516">
            <text:p>439.8599853516</text:p>
          </table:table-cell>
          <table:table-cell office:value-type="float" office:value="3.9985351563">
            <text:p>3.9985351563</text:p>
          </table:table-cell>
          <table:table-cell table:formula="of:=ABS([.K206])" office:value-type="float" office:value="3.9985351563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277</text:p>
          </table:table-cell>
          <table:table-cell table:number-columns-repeated="2" office:value-type="string">
            <text:p>3273</text:p>
          </table:table-cell>
          <table:table-cell office:value-type="float" office:value="443.51">
            <text:p>443.5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3.5899963379">
            <text:p>443.5899963379</text:p>
          </table:table-cell>
          <table:table-cell office:value-type="float" office:value="7.9996337891">
            <text:p>7.9996337891</text:p>
          </table:table-cell>
          <table:table-cell table:formula="of:=ABS([.K207])" office:value-type="float" office:value="7.9996337891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280</text:p>
          </table:table-cell>
          <table:table-cell table:number-columns-repeated="2" office:value-type="string">
            <text:p>3275</text:p>
          </table:table-cell>
          <table:table-cell office:value-type="float" office:value="446.853">
            <text:p>446.85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6.9599914551">
            <text:p>446.9599914551</text:p>
          </table:table-cell>
          <table:table-cell office:value-type="float" office:value="10.6991455078">
            <text:p>10.6991455078</text:p>
          </table:table-cell>
          <table:table-cell table:formula="of:=ABS([.K208])" office:value-type="float" office:value="10.6991455078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258</text:p>
          </table:table-cell>
          <table:table-cell table:number-columns-repeated="2" office:value-type="string">
            <text:p>3985</text:p>
          </table:table-cell>
          <table:table-cell office:value-type="float" office:value="440.009">
            <text:p>440.00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0.1000061035">
            <text:p>440.1000061035</text:p>
          </table:table-cell>
          <table:table-cell office:value-type="float" office:value="9.1006103516">
            <text:p>9.1006103516</text:p>
          </table:table-cell>
          <table:table-cell table:formula="of:=ABS([.K209])" office:value-type="float" office:value="9.1006103516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260</text:p>
          </table:table-cell>
          <table:table-cell table:number-columns-repeated="2" office:value-type="string">
            <text:p>3982</text:p>
          </table:table-cell>
          <table:table-cell office:value-type="float" office:value="431.226">
            <text:p>431.22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1.2699890137">
            <text:p>431.2699890137</text:p>
          </table:table-cell>
          <table:table-cell office:value-type="float" office:value="4.3989013672">
            <text:p>4.3989013672</text:p>
          </table:table-cell>
          <table:table-cell table:formula="of:=ABS([.K210])" office:value-type="float" office:value="4.3989013672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261</text:p>
          </table:table-cell>
          <table:table-cell table:number-columns-repeated="2" office:value-type="string">
            <text:p>3981</text:p>
          </table:table-cell>
          <table:table-cell office:value-type="float" office:value="433.081">
            <text:p>433.08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3.0599975586">
            <text:p>433.0599975586</text:p>
          </table:table-cell>
          <table:table-cell office:value-type="float" office:value="-2.1002441406">
            <text:p>-2.1002441406</text:p>
          </table:table-cell>
          <table:table-cell table:formula="of:=ABS([.K211])" office:value-type="float" office:value="2.1002441406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263</text:p>
          </table:table-cell>
          <table:table-cell table:number-columns-repeated="2" office:value-type="string">
            <text:p>3478</text:p>
          </table:table-cell>
          <table:table-cell office:value-type="float" office:value="444.43">
            <text:p>444.4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4.5100097656">
            <text:p>444.5100097656</text:p>
          </table:table-cell>
          <table:table-cell office:value-type="float" office:value="8.0009765625">
            <text:p>8.0009765625</text:p>
          </table:table-cell>
          <table:table-cell table:formula="of:=ABS([.K212])" office:value-type="float" office:value="8.0009765625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264</text:p>
          </table:table-cell>
          <table:table-cell table:number-columns-repeated="2" office:value-type="string">
            <text:p>3946</text:p>
          </table:table-cell>
          <table:table-cell office:value-type="float" office:value="445.59">
            <text:p>445.5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5.5899963379">
            <text:p>445.5899963379</text:p>
          </table:table-cell>
          <table:table-cell office:value-type="float" office:value="-0.0003662109">
            <text:p>-0.0003662109</text:p>
          </table:table-cell>
          <table:table-cell table:formula="of:=ABS([.K213])" office:value-type="float" office:value="0.0003662109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265</text:p>
          </table:table-cell>
          <table:table-cell table:number-columns-repeated="2" office:value-type="string">
            <text:p>3479</text:p>
          </table:table-cell>
          <table:table-cell office:value-type="float" office:value="442.67">
            <text:p>442.6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2.6900024414">
            <text:p>442.6900024414</text:p>
          </table:table-cell>
          <table:table-cell office:value-type="float" office:value="2.0002441406">
            <text:p>2.0002441406</text:p>
          </table:table-cell>
          <table:table-cell table:formula="of:=ABS([.K214])" office:value-type="float" office:value="2.0002441406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268</text:p>
          </table:table-cell>
          <table:table-cell table:number-columns-repeated="2" office:value-type="string">
            <text:p>3504</text:p>
          </table:table-cell>
          <table:table-cell office:value-type="float" office:value="438.367">
            <text:p>438.36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8.3299865723">
            <text:p>438.3299865723</text:p>
          </table:table-cell>
          <table:table-cell office:value-type="float" office:value="-3.7013427734">
            <text:p>-3.7013427734</text:p>
          </table:table-cell>
          <table:table-cell table:formula="of:=ABS([.K215])" office:value-type="float" office:value="3.7013427734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269</text:p>
          </table:table-cell>
          <table:table-cell table:number-columns-repeated="2" office:value-type="string">
            <text:p>3949</text:p>
          </table:table-cell>
          <table:table-cell office:value-type="float" office:value="431.186">
            <text:p>431.18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1">
            <text:p>431</text:p>
          </table:table-cell>
          <table:table-cell office:value-type="float" office:value="-18.6">
            <text:p>-18.6</text:p>
          </table:table-cell>
          <table:table-cell table:formula="of:=ABS([.K216])" office:value-type="float" office:value="18.6">
            <text:p>19</text:p>
          </table:table-cell>
          <table:table-cell table:number-columns-repeated="244"/>
        </table:table-row>
        <table:table-row table:style-name="ro1">
          <table:table-cell office:value-type="string">
            <text:p>270</text:p>
          </table:table-cell>
          <table:table-cell table:number-columns-repeated="2" office:value-type="string">
            <text:p>3948</text:p>
          </table:table-cell>
          <table:table-cell office:value-type="float" office:value="434.219">
            <text:p>434.21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3.2300109863">
            <text:p>433.2300109863</text:p>
          </table:table-cell>
          <table:table-cell office:value-type="float" office:value="-98.8989013672">
            <text:p>-98.8989013672</text:p>
          </table:table-cell>
          <table:table-cell table:formula="of:=ABS([.K217])" office:value-type="float" office:value="98.8989013672">
            <text:p>99</text:p>
          </table:table-cell>
          <table:table-cell table:number-columns-repeated="244"/>
        </table:table-row>
        <table:table-row table:style-name="ro1">
          <table:table-cell office:value-type="string">
            <text:p>271</text:p>
          </table:table-cell>
          <table:table-cell table:number-columns-repeated="2" office:value-type="string">
            <text:p>3947</text:p>
          </table:table-cell>
          <table:table-cell office:value-type="float" office:value="434.684">
            <text:p>434.68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4.6700134277">
            <text:p>434.6700134277</text:p>
          </table:table-cell>
          <table:table-cell office:value-type="float" office:value="-1.3986572266">
            <text:p>-1.3986572266</text:p>
          </table:table-cell>
          <table:table-cell table:formula="of:=ABS([.K218])" office:value-type="float" office:value="1.3986572266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245</text:p>
          </table:table-cell>
          <table:table-cell table:number-columns-repeated="2" office:value-type="string">
            <text:p>3507</text:p>
          </table:table-cell>
          <table:table-cell office:value-type="float" office:value="441.35">
            <text:p>441.3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1.3200073242">
            <text:p>441.3200073242</text:p>
          </table:table-cell>
          <table:table-cell office:value-type="float" office:value="-2.9992675781">
            <text:p>-2.9992675781</text:p>
          </table:table-cell>
          <table:table-cell table:formula="of:=ABS([.K219])" office:value-type="float" office:value="2.9992675781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246</text:p>
          </table:table-cell>
          <table:table-cell table:number-columns-repeated="2" office:value-type="string">
            <text:p>3480</text:p>
          </table:table-cell>
          <table:table-cell office:value-type="float" office:value="440.74">
            <text:p>440.7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0.8099975586">
            <text:p>440.8099975586</text:p>
          </table:table-cell>
          <table:table-cell office:value-type="float" office:value="6.9997558594">
            <text:p>6.9997558594</text:p>
          </table:table-cell>
          <table:table-cell table:formula="of:=ABS([.K220])" office:value-type="float" office:value="6.9997558594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249</text:p>
          </table:table-cell>
          <table:table-cell table:number-columns-repeated="2" office:value-type="string">
            <text:p>3495</text:p>
          </table:table-cell>
          <table:table-cell office:value-type="float" office:value="436.171">
            <text:p>436.17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6.1799926758">
            <text:p>436.1799926758</text:p>
          </table:table-cell>
          <table:table-cell office:value-type="float" office:value="0.8992675781">
            <text:p>0.8992675781</text:p>
          </table:table-cell>
          <table:table-cell table:formula="of:=ABS([.K221])" office:value-type="float" office:value="0.8992675781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256</text:p>
          </table:table-cell>
          <table:table-cell table:number-columns-repeated="2" office:value-type="string">
            <text:p>3494</text:p>
          </table:table-cell>
          <table:table-cell office:value-type="float" office:value="430.84">
            <text:p>430.8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0.7600097656">
            <text:p>430.7600097656</text:p>
          </table:table-cell>
          <table:table-cell office:value-type="float" office:value="-7.9990234375">
            <text:p>-7.9990234375</text:p>
          </table:table-cell>
          <table:table-cell table:formula="of:=ABS([.K222])" office:value-type="float" office:value="7.9990234375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266</text:p>
          </table:table-cell>
          <table:table-cell table:number-columns-repeated="2" office:value-type="string">
            <text:p>3503</text:p>
          </table:table-cell>
          <table:table-cell office:value-type="float" office:value="441.305">
            <text:p>441.30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1.3099975586">
            <text:p>441.3099975586</text:p>
          </table:table-cell>
          <table:table-cell office:value-type="float" office:value="0.4997558594">
            <text:p>0.4997558594</text:p>
          </table:table-cell>
          <table:table-cell table:formula="of:=ABS([.K223])" office:value-type="float" office:value="0.4997558594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385</text:p>
          </table:table-cell>
          <table:table-cell table:number-columns-repeated="2" office:value-type="string">
            <text:p>3555</text:p>
          </table:table-cell>
          <table:table-cell office:value-type="float" office:value="445.361">
            <text:p>445.36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5.3999938965">
            <text:p>445.3999938965</text:p>
          </table:table-cell>
          <table:table-cell office:value-type="float" office:value="3.8993896484">
            <text:p>3.8993896484</text:p>
          </table:table-cell>
          <table:table-cell table:formula="of:=ABS([.K224])" office:value-type="float" office:value="3.8993896484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247</text:p>
          </table:table-cell>
          <table:table-cell table:number-columns-repeated="2" office:value-type="string">
            <text:p>3556</text:p>
          </table:table-cell>
          <table:table-cell office:value-type="float" office:value="443.228">
            <text:p>443.22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3.2300109863">
            <text:p>443.2300109863</text:p>
          </table:table-cell>
          <table:table-cell office:value-type="float" office:value="0.2010986328">
            <text:p>0.2010986328</text:p>
          </table:table-cell>
          <table:table-cell table:formula="of:=ABS([.K225])" office:value-type="float" office:value="0.2010986328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248</text:p>
          </table:table-cell>
          <table:table-cell table:number-columns-repeated="2" office:value-type="string">
            <text:p>3482</text:p>
          </table:table-cell>
          <table:table-cell office:value-type="float" office:value="439.632">
            <text:p>439.63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9.6700134277">
            <text:p>439.6700134277</text:p>
          </table:table-cell>
          <table:table-cell office:value-type="float" office:value="3.8013427734">
            <text:p>3.8013427734</text:p>
          </table:table-cell>
          <table:table-cell table:formula="of:=ABS([.K226])" office:value-type="float" office:value="3.8013427734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250</text:p>
          </table:table-cell>
          <table:table-cell table:number-columns-repeated="2" office:value-type="string">
            <text:p>3483</text:p>
          </table:table-cell>
          <table:table-cell office:value-type="float" office:value="439.23">
            <text:p>439.2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9.2699890137">
            <text:p>439.2699890137</text:p>
          </table:table-cell>
          <table:table-cell office:value-type="float" office:value="3.9989013672">
            <text:p>3.9989013672</text:p>
          </table:table-cell>
          <table:table-cell table:formula="of:=ABS([.K227])" office:value-type="float" office:value="3.9989013672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251</text:p>
          </table:table-cell>
          <table:table-cell table:number-columns-repeated="2" office:value-type="string">
            <text:p>3491</text:p>
          </table:table-cell>
          <table:table-cell office:value-type="float" office:value="434.51">
            <text:p>434.5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4.5400085449">
            <text:p>434.5400085449</text:p>
          </table:table-cell>
          <table:table-cell office:value-type="float" office:value="3.0008544922">
            <text:p>3.0008544922</text:p>
          </table:table-cell>
          <table:table-cell table:formula="of:=ABS([.K228])" office:value-type="float" office:value="3.0008544922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252</text:p>
          </table:table-cell>
          <table:table-cell table:number-columns-repeated="2" office:value-type="string">
            <text:p>3490</text:p>
          </table:table-cell>
          <table:table-cell office:value-type="float" office:value="431.07">
            <text:p>431.0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1.0299987793">
            <text:p>431.0299987793</text:p>
          </table:table-cell>
          <table:table-cell office:value-type="float" office:value="-4.0001220703">
            <text:p>-4.0001220703</text:p>
          </table:table-cell>
          <table:table-cell table:formula="of:=ABS([.K229])" office:value-type="float" office:value="4.0001220703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242</text:p>
          </table:table-cell>
          <table:table-cell table:number-columns-repeated="2" office:value-type="string">
            <text:p>3484</text:p>
          </table:table-cell>
          <table:table-cell office:value-type="float" office:value="438.84">
            <text:p>438.8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8.8999938965">
            <text:p>438.8999938965</text:p>
          </table:table-cell>
          <table:table-cell office:value-type="float" office:value="5.9993896484">
            <text:p>5.9993896484</text:p>
          </table:table-cell>
          <table:table-cell table:formula="of:=ABS([.K230])" office:value-type="float" office:value="5.9993896484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243</text:p>
          </table:table-cell>
          <table:table-cell table:number-columns-repeated="2" office:value-type="string">
            <text:p>3655</text:p>
          </table:table-cell>
          <table:table-cell office:value-type="float" office:value="444.6">
            <text:p>444.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4.5899963379">
            <text:p>444.5899963379</text:p>
          </table:table-cell>
          <table:table-cell office:value-type="float" office:value="-1.0003662109">
            <text:p>-1.0003662109</text:p>
          </table:table-cell>
          <table:table-cell table:formula="of:=ABS([.K231])" office:value-type="float" office:value="1.0003662109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230</text:p>
          </table:table-cell>
          <table:table-cell table:number-columns-repeated="2" office:value-type="string">
            <text:p>3661</text:p>
          </table:table-cell>
          <table:table-cell office:value-type="float" office:value="446.01">
            <text:p>446.0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6.0199890137">
            <text:p>446.0199890137</text:p>
          </table:table-cell>
          <table:table-cell office:value-type="float" office:value="0.9989013672">
            <text:p>0.9989013672</text:p>
          </table:table-cell>
          <table:table-cell table:formula="of:=ABS([.K232])" office:value-type="float" office:value="0.9989013672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231</text:p>
          </table:table-cell>
          <table:table-cell table:number-columns-repeated="2" office:value-type="string">
            <text:p>3660</text:p>
          </table:table-cell>
          <table:table-cell office:value-type="float" office:value="444.73">
            <text:p>444.7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4.7900085449">
            <text:p>444.7900085449</text:p>
          </table:table-cell>
          <table:table-cell office:value-type="float" office:value="6.0008544922">
            <text:p>6.0008544922</text:p>
          </table:table-cell>
          <table:table-cell table:formula="of:=ABS([.K233])" office:value-type="float" office:value="6.0008544922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221</text:p>
          </table:table-cell>
          <table:table-cell table:number-columns-repeated="2" office:value-type="string">
            <text:p>3070</text:p>
          </table:table-cell>
          <table:table-cell office:value-type="float" office:value="441.98">
            <text:p>441.9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2.0299987793">
            <text:p>442.0299987793</text:p>
          </table:table-cell>
          <table:table-cell office:value-type="float" office:value="4.9998779297">
            <text:p>4.9998779297</text:p>
          </table:table-cell>
          <table:table-cell table:formula="of:=ABS([.K234])" office:value-type="float" office:value="4.9998779297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226</text:p>
          </table:table-cell>
          <table:table-cell table:number-columns-repeated="2" office:value-type="string">
            <text:p>3058</text:p>
          </table:table-cell>
          <table:table-cell office:value-type="float" office:value="439.04">
            <text:p>439.0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9.0899963379">
            <text:p>439.0899963379</text:p>
          </table:table-cell>
          <table:table-cell office:value-type="float" office:value="4.9996337891">
            <text:p>4.9996337891</text:p>
          </table:table-cell>
          <table:table-cell table:formula="of:=ABS([.K235])" office:value-type="float" office:value="4.9996337891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227</text:p>
          </table:table-cell>
          <table:table-cell table:number-columns-repeated="2" office:value-type="string">
            <text:p>3597</text:p>
          </table:table-cell>
          <table:table-cell office:value-type="float" office:value="439.64">
            <text:p>439.6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9.6199951172">
            <text:p>439.6199951172</text:p>
          </table:table-cell>
          <table:table-cell office:value-type="float" office:value="-2.0004882812">
            <text:p>-2.0004882812</text:p>
          </table:table-cell>
          <table:table-cell table:formula="of:=ABS([.K236])" office:value-type="float" office:value="2.0004882812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223</text:p>
          </table:table-cell>
          <table:table-cell table:number-columns-repeated="2" office:value-type="string">
            <text:p>3967</text:p>
          </table:table-cell>
          <table:table-cell office:value-type="float" office:value="446.757">
            <text:p>446.75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6.8699951172">
            <text:p>446.8699951172</text:p>
          </table:table-cell>
          <table:table-cell office:value-type="float" office:value="11.2995117187">
            <text:p>11.2995117187</text:p>
          </table:table-cell>
          <table:table-cell table:formula="of:=ABS([.K237])" office:value-type="float" office:value="11.2995117187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225</text:p>
          </table:table-cell>
          <table:table-cell table:number-columns-repeated="2" office:value-type="string">
            <text:p>3965</text:p>
          </table:table-cell>
          <table:table-cell office:value-type="float" office:value="441.308">
            <text:p>441.30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1.4200134277">
            <text:p>441.4200134277</text:p>
          </table:table-cell>
          <table:table-cell office:value-type="float" office:value="11.2013427734">
            <text:p>11.2013427734</text:p>
          </table:table-cell>
          <table:table-cell table:formula="of:=ABS([.K238])" office:value-type="float" office:value="11.2013427734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215</text:p>
          </table:table-cell>
          <table:table-cell table:number-columns-repeated="2" office:value-type="string">
            <text:p>3928</text:p>
          </table:table-cell>
          <table:table-cell office:value-type="float" office:value="455.57">
            <text:p>455.5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5.6600036621">
            <text:p>455.6600036621</text:p>
          </table:table-cell>
          <table:table-cell office:value-type="float" office:value="9.0003662109">
            <text:p>9.0003662109</text:p>
          </table:table-cell>
          <table:table-cell table:formula="of:=ABS([.K239])" office:value-type="float" office:value="9.0003662109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216</text:p>
          </table:table-cell>
          <table:table-cell table:number-columns-repeated="2" office:value-type="string">
            <text:p>3964</text:p>
          </table:table-cell>
          <table:table-cell office:value-type="float" office:value="446.925">
            <text:p>446.92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47.0400085449">
            <text:p>447.0400085449</text:p>
          </table:table-cell>
          <table:table-cell office:value-type="float" office:value="11.5008544922">
            <text:p>11.5008544922</text:p>
          </table:table-cell>
          <table:table-cell table:formula="of:=ABS([.K240])" office:value-type="float" office:value="11.5008544922">
            <text:p>12</text:p>
          </table:table-cell>
          <table:table-cell table:number-columns-repeated="244"/>
        </table:table-row>
        <table:table-row table:style-name="ro1">
          <table:table-cell office:value-type="string">
            <text:p>217</text:p>
          </table:table-cell>
          <table:table-cell table:number-columns-repeated="2" office:value-type="string">
            <text:p>3937</text:p>
          </table:table-cell>
          <table:table-cell office:value-type="float" office:value="451.09">
            <text:p>451.0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1.1099853516">
            <text:p>451.1099853516</text:p>
          </table:table-cell>
          <table:table-cell office:value-type="float" office:value="1.9985351563">
            <text:p>1.9985351563</text:p>
          </table:table-cell>
          <table:table-cell table:formula="of:=ABS([.K241])" office:value-type="float" office:value="1.9985351563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220</text:p>
          </table:table-cell>
          <table:table-cell table:number-columns-repeated="2" office:value-type="string">
            <text:p>3930</text:p>
          </table:table-cell>
          <table:table-cell office:value-type="float" office:value="454.97">
            <text:p>454.9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4.9400024414">
            <text:p>454.9400024414</text:p>
          </table:table-cell>
          <table:table-cell office:value-type="float" office:value="-2.9997558594">
            <text:p>-2.9997558594</text:p>
          </table:table-cell>
          <table:table-cell table:formula="of:=ABS([.K242])" office:value-type="float" office:value="2.9997558594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203</text:p>
          </table:table-cell>
          <table:table-cell table:number-columns-repeated="2" office:value-type="string">
            <text:p>3314</text:p>
          </table:table-cell>
          <table:table-cell office:value-type="float" office:value="437.154">
            <text:p>437.15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7.2099914551">
            <text:p>437.2099914551</text:p>
          </table:table-cell>
          <table:table-cell office:value-type="float" office:value="5.5991455078">
            <text:p>5.5991455078</text:p>
          </table:table-cell>
          <table:table-cell table:formula="of:=ABS([.K243])" office:value-type="float" office:value="5.5991455078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206</text:p>
          </table:table-cell>
          <table:table-cell table:number-columns-repeated="2" office:value-type="string">
            <text:p>3342</text:p>
          </table:table-cell>
          <table:table-cell office:value-type="float" office:value="434.4">
            <text:p>434.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4.4599914551">
            <text:p>434.4599914551</text:p>
          </table:table-cell>
          <table:table-cell office:value-type="float" office:value="5.9991455078">
            <text:p>5.9991455078</text:p>
          </table:table-cell>
          <table:table-cell table:formula="of:=ABS([.K244])" office:value-type="float" office:value="5.9991455078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198</text:p>
          </table:table-cell>
          <table:table-cell table:number-columns-repeated="2" office:value-type="string">
            <text:p>3343</text:p>
          </table:table-cell>
          <table:table-cell office:value-type="float" office:value="436.77">
            <text:p>436.7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7.2399902344">
            <text:p>437.2399902344</text:p>
          </table:table-cell>
          <table:table-cell office:value-type="float" office:value="46.9990234375">
            <text:p>46.9990234375</text:p>
          </table:table-cell>
          <table:table-cell table:formula="of:=ABS([.K245])" office:value-type="float" office:value="46.9990234375">
            <text:p>47</text:p>
          </table:table-cell>
          <table:table-cell table:number-columns-repeated="244"/>
        </table:table-row>
        <table:table-row table:style-name="ro1">
          <table:table-cell office:value-type="string">
            <text:p>202</text:p>
          </table:table-cell>
          <table:table-cell table:number-columns-repeated="2" office:value-type="string">
            <text:p>3341</text:p>
          </table:table-cell>
          <table:table-cell office:value-type="float" office:value="434.61">
            <text:p>434.6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4.8999938965">
            <text:p>434.8999938965</text:p>
          </table:table-cell>
          <table:table-cell office:value-type="float" office:value="28.9993896484">
            <text:p>28.9993896484</text:p>
          </table:table-cell>
          <table:table-cell table:formula="of:=ABS([.K246])" office:value-type="float" office:value="28.9993896484">
            <text:p>29</text:p>
          </table:table-cell>
          <table:table-cell table:number-columns-repeated="244"/>
        </table:table-row>
        <table:table-row table:style-name="ro1">
          <table:table-cell office:value-type="string">
            <text:p>200</text:p>
          </table:table-cell>
          <table:table-cell table:number-columns-repeated="2" office:value-type="string">
            <text:p>3339</text:p>
          </table:table-cell>
          <table:table-cell office:value-type="float" office:value="433.96">
            <text:p>433.9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4.0400085449">
            <text:p>434.0400085449</text:p>
          </table:table-cell>
          <table:table-cell office:value-type="float" office:value="8.0008544922">
            <text:p>8.0008544922</text:p>
          </table:table-cell>
          <table:table-cell table:formula="of:=ABS([.K247])" office:value-type="float" office:value="8.0008544922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201</text:p>
          </table:table-cell>
          <table:table-cell table:number-columns-repeated="2" office:value-type="string">
            <text:p>3340</text:p>
          </table:table-cell>
          <table:table-cell office:value-type="float" office:value="434.28">
            <text:p>434.2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4.3800048828">
            <text:p>434.3800048828</text:p>
          </table:table-cell>
          <table:table-cell office:value-type="float" office:value="10.0004882813">
            <text:p>10.0004882813</text:p>
          </table:table-cell>
          <table:table-cell table:formula="of:=ABS([.K248])" office:value-type="float" office:value="10.0004882813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312</text:p>
          </table:table-cell>
          <table:table-cell table:number-columns-repeated="2" office:value-type="string">
            <text:p>3349</text:p>
          </table:table-cell>
          <table:table-cell office:value-type="float" office:value="437.25">
            <text:p>437.2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7.3500061035">
            <text:p>437.3500061035</text:p>
          </table:table-cell>
          <table:table-cell office:value-type="float" office:value="10.0006103516">
            <text:p>10.0006103516</text:p>
          </table:table-cell>
          <table:table-cell table:formula="of:=ABS([.K249])" office:value-type="float" office:value="10.0006103516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195</text:p>
          </table:table-cell>
          <table:table-cell table:number-columns-repeated="2" office:value-type="string">
            <text:p>3338</text:p>
          </table:table-cell>
          <table:table-cell office:value-type="float" office:value="433.4">
            <text:p>433.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3.4200134277">
            <text:p>433.4200134277</text:p>
          </table:table-cell>
          <table:table-cell office:value-type="float" office:value="2.0013427734">
            <text:p>2.0013427734</text:p>
          </table:table-cell>
          <table:table-cell table:formula="of:=ABS([.K250])" office:value-type="float" office:value="2.0013427734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196</text:p>
          </table:table-cell>
          <table:table-cell table:number-columns-repeated="2" office:value-type="string">
            <text:p>3350</text:p>
          </table:table-cell>
          <table:table-cell office:value-type="float" office:value="436.68">
            <text:p>436.6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6.6600036621">
            <text:p>436.6600036621</text:p>
          </table:table-cell>
          <table:table-cell office:value-type="float" office:value="-1.9996337891">
            <text:p>-1.9996337891</text:p>
          </table:table-cell>
          <table:table-cell table:formula="of:=ABS([.K251])" office:value-type="float" office:value="1.9996337891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197</text:p>
          </table:table-cell>
          <table:table-cell table:number-columns-repeated="2" office:value-type="string">
            <text:p>3351</text:p>
          </table:table-cell>
          <table:table-cell office:value-type="float" office:value="435.27">
            <text:p>435.2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5.3900146484">
            <text:p>435.3900146484</text:p>
          </table:table-cell>
          <table:table-cell office:value-type="float" office:value="12.0014648438">
            <text:p>12.0014648438</text:p>
          </table:table-cell>
          <table:table-cell table:formula="of:=ABS([.K252])" office:value-type="float" office:value="12.0014648438">
            <text:p>12</text:p>
          </table:table-cell>
          <table:table-cell table:number-columns-repeated="244"/>
        </table:table-row>
        <table:table-row table:style-name="ro1">
          <table:table-cell office:value-type="string">
            <text:p>194</text:p>
          </table:table-cell>
          <table:table-cell table:number-columns-repeated="2" office:value-type="string">
            <text:p>3202</text:p>
          </table:table-cell>
          <table:table-cell office:value-type="float" office:value="435.56">
            <text:p>435.5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5.450012207">
            <text:p>435.450012207</text:p>
          </table:table-cell>
          <table:table-cell office:value-type="float" office:value="-10.9987792969">
            <text:p>-10.9987792969</text:p>
          </table:table-cell>
          <table:table-cell table:formula="of:=ABS([.K253])" office:value-type="float" office:value="10.9987792969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187</text:p>
          </table:table-cell>
          <table:table-cell table:number-columns-repeated="2" office:value-type="string">
            <text:p>3363</text:p>
          </table:table-cell>
          <table:table-cell office:value-type="float" office:value="435.84">
            <text:p>435.8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5.9899902344">
            <text:p>435.9899902344</text:p>
          </table:table-cell>
          <table:table-cell office:value-type="float" office:value="14.9990234375">
            <text:p>14.9990234375</text:p>
          </table:table-cell>
          <table:table-cell table:formula="of:=ABS([.K254])" office:value-type="float" office:value="14.9990234375">
            <text:p>15</text:p>
          </table:table-cell>
          <table:table-cell table:number-columns-repeated="244"/>
        </table:table-row>
        <table:table-row table:style-name="ro1">
          <table:table-cell office:value-type="string">
            <text:p>188</text:p>
          </table:table-cell>
          <table:table-cell table:number-columns-repeated="2" office:value-type="string">
            <text:p>3364</text:p>
          </table:table-cell>
          <table:table-cell office:value-type="float" office:value="436.15">
            <text:p>436.1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6.3099975586">
            <text:p>436.3099975586</text:p>
          </table:table-cell>
          <table:table-cell office:value-type="float" office:value="15.9997558594">
            <text:p>15.9997558594</text:p>
          </table:table-cell>
          <table:table-cell table:formula="of:=ABS([.K255])" office:value-type="float" office:value="15.9997558594">
            <text:p>16</text:p>
          </table:table-cell>
          <table:table-cell table:number-columns-repeated="244"/>
        </table:table-row>
        <table:table-row table:style-name="ro1">
          <table:table-cell office:value-type="string">
            <text:p>190</text:p>
          </table:table-cell>
          <table:table-cell table:number-columns-repeated="2" office:value-type="string">
            <text:p>3367</text:p>
          </table:table-cell>
          <table:table-cell office:value-type="float" office:value="437.581">
            <text:p>437.58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7.7099914551">
            <text:p>437.7099914551</text:p>
          </table:table-cell>
          <table:table-cell office:value-type="float" office:value="12.8991455078">
            <text:p>12.8991455078</text:p>
          </table:table-cell>
          <table:table-cell table:formula="of:=ABS([.K256])" office:value-type="float" office:value="12.8991455078">
            <text:p>13</text:p>
          </table:table-cell>
          <table:table-cell table:number-columns-repeated="244"/>
        </table:table-row>
        <table:table-row table:style-name="ro1">
          <table:table-cell office:value-type="string">
            <text:p>181</text:p>
          </table:table-cell>
          <table:table-cell table:number-columns-repeated="2" office:value-type="string">
            <text:p>3366</text:p>
          </table:table-cell>
          <table:table-cell office:value-type="float" office:value="433.87">
            <text:p>433.8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4">
            <text:p>434</text:p>
          </table:table-cell>
          <table:table-cell office:value-type="float" office:value="13">
            <text:p>13</text:p>
          </table:table-cell>
          <table:table-cell table:formula="of:=ABS([.K257])" office:value-type="float" office:value="13">
            <text:p>13</text:p>
          </table:table-cell>
          <table:table-cell table:number-columns-repeated="244"/>
        </table:table-row>
        <table:table-row table:style-name="ro1">
          <table:table-cell office:value-type="string">
            <text:p>182</text:p>
          </table:table-cell>
          <table:table-cell table:number-columns-repeated="2" office:value-type="string">
            <text:p>3365</text:p>
          </table:table-cell>
          <table:table-cell office:value-type="float" office:value="434.93">
            <text:p>434.9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5.0599975586">
            <text:p>435.0599975586</text:p>
          </table:table-cell>
          <table:table-cell office:value-type="float" office:value="12.9997558594">
            <text:p>12.9997558594</text:p>
          </table:table-cell>
          <table:table-cell table:formula="of:=ABS([.K258])" office:value-type="float" office:value="12.9997558594">
            <text:p>13</text:p>
          </table:table-cell>
          <table:table-cell table:number-columns-repeated="244"/>
        </table:table-row>
        <table:table-row table:style-name="ro1">
          <table:table-cell office:value-type="string">
            <text:p>184</text:p>
          </table:table-cell>
          <table:table-cell table:number-columns-repeated="2" office:value-type="string">
            <text:p>3354</text:p>
          </table:table-cell>
          <table:table-cell office:value-type="float" office:value="435.73">
            <text:p>435.7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5.9200134277">
            <text:p>435.9200134277</text:p>
          </table:table-cell>
          <table:table-cell office:value-type="float" office:value="19.0013427734">
            <text:p>19.0013427734</text:p>
          </table:table-cell>
          <table:table-cell table:formula="of:=ABS([.K259])" office:value-type="float" office:value="19.0013427734">
            <text:p>19</text:p>
          </table:table-cell>
          <table:table-cell table:number-columns-repeated="244"/>
        </table:table-row>
        <table:table-row table:style-name="ro1">
          <table:table-cell office:value-type="string">
            <text:p>185</text:p>
          </table:table-cell>
          <table:table-cell table:number-columns-repeated="2" office:value-type="string">
            <text:p>3355</text:p>
          </table:table-cell>
          <table:table-cell office:value-type="float" office:value="437.25">
            <text:p>437.2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7.3399963379">
            <text:p>437.3399963379</text:p>
          </table:table-cell>
          <table:table-cell office:value-type="float" office:value="8.9996337891">
            <text:p>8.9996337891</text:p>
          </table:table-cell>
          <table:table-cell table:formula="of:=ABS([.K260])" office:value-type="float" office:value="8.9996337891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179</text:p>
          </table:table-cell>
          <table:table-cell table:number-columns-repeated="2" office:value-type="string">
            <text:p>3359</text:p>
          </table:table-cell>
          <table:table-cell office:value-type="float" office:value="431.81">
            <text:p>431.8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1.8800048828">
            <text:p>431.8800048828</text:p>
          </table:table-cell>
          <table:table-cell office:value-type="float" office:value="7.0004882812">
            <text:p>7.0004882812</text:p>
          </table:table-cell>
          <table:table-cell table:formula="of:=ABS([.K261])" office:value-type="float" office:value="7.0004882812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180</text:p>
          </table:table-cell>
          <table:table-cell table:number-columns-repeated="2" office:value-type="string">
            <text:p>3360</text:p>
          </table:table-cell>
          <table:table-cell office:value-type="float" office:value="432.8">
            <text:p>432.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2.9100036621">
            <text:p>432.9100036621</text:p>
          </table:table-cell>
          <table:table-cell office:value-type="float" office:value="11.0003662109">
            <text:p>11.0003662109</text:p>
          </table:table-cell>
          <table:table-cell table:formula="of:=ABS([.K262])" office:value-type="float" office:value="11.0003662109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183</text:p>
          </table:table-cell>
          <table:table-cell table:number-columns-repeated="2" office:value-type="string">
            <text:p>3353</text:p>
          </table:table-cell>
          <table:table-cell office:value-type="float" office:value="434.01">
            <text:p>434.0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4.1400146484">
            <text:p>434.1400146484</text:p>
          </table:table-cell>
          <table:table-cell office:value-type="float" office:value="13.0014648438">
            <text:p>13.0014648438</text:p>
          </table:table-cell>
          <table:table-cell table:formula="of:=ABS([.K263])" office:value-type="float" office:value="13.0014648438">
            <text:p>13</text:p>
          </table:table-cell>
          <table:table-cell table:number-columns-repeated="244"/>
        </table:table-row>
        <table:table-row table:style-name="ro1">
          <table:table-cell office:value-type="string">
            <text:p>164</text:p>
          </table:table-cell>
          <table:table-cell table:number-columns-repeated="2" office:value-type="string">
            <text:p>3983</text:p>
          </table:table-cell>
          <table:table-cell office:value-type="float" office:value="432.287">
            <text:p>432.28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2.2799987793">
            <text:p>432.2799987793</text:p>
          </table:table-cell>
          <table:table-cell office:value-type="float" office:value="-0.7001220703">
            <text:p>-0.7001220703</text:p>
          </table:table-cell>
          <table:table-cell table:formula="of:=ABS([.K264])" office:value-type="float" office:value="0.7001220703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168</text:p>
          </table:table-cell>
          <table:table-cell table:number-columns-repeated="2" office:value-type="string">
            <text:p>3671</text:p>
          </table:table-cell>
          <table:table-cell office:value-type="float" office:value="429.46">
            <text:p>429.4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29.5899963379">
            <text:p>429.5899963379</text:p>
          </table:table-cell>
          <table:table-cell office:value-type="float" office:value="12.9996337891">
            <text:p>12.9996337891</text:p>
          </table:table-cell>
          <table:table-cell table:formula="of:=ABS([.K265])" office:value-type="float" office:value="12.9996337891">
            <text:p>13</text:p>
          </table:table-cell>
          <table:table-cell table:number-columns-repeated="244"/>
        </table:table-row>
        <table:table-row table:style-name="ro1">
          <table:table-cell office:value-type="string">
            <text:p>173</text:p>
          </table:table-cell>
          <table:table-cell table:number-columns-repeated="2" office:value-type="string">
            <text:p>3267</text:p>
          </table:table-cell>
          <table:table-cell office:value-type="float" office:value="430.67">
            <text:p>430.6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0.5599975586">
            <text:p>430.5599975586</text:p>
          </table:table-cell>
          <table:table-cell office:value-type="float" office:value="-11.0002441406">
            <text:p>-11.0002441406</text:p>
          </table:table-cell>
          <table:table-cell table:formula="of:=ABS([.K266])" office:value-type="float" office:value="11.0002441406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174</text:p>
          </table:table-cell>
          <table:table-cell table:number-columns-repeated="2" office:value-type="string">
            <text:p>3352</text:p>
          </table:table-cell>
          <table:table-cell office:value-type="float" office:value="432.91">
            <text:p>432.9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3.049987793">
            <text:p>433.049987793</text:p>
          </table:table-cell>
          <table:table-cell office:value-type="float" office:value="13.9987792969">
            <text:p>13.9987792969</text:p>
          </table:table-cell>
          <table:table-cell table:formula="of:=ABS([.K267])" office:value-type="float" office:value="13.9987792969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177</text:p>
          </table:table-cell>
          <table:table-cell table:number-columns-repeated="2" office:value-type="string">
            <text:p>3270</text:p>
          </table:table-cell>
          <table:table-cell office:value-type="float" office:value="432.78">
            <text:p>432.7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2.9200134277">
            <text:p>432.9200134277</text:p>
          </table:table-cell>
          <table:table-cell office:value-type="float" office:value="14.0013427734">
            <text:p>14.0013427734</text:p>
          </table:table-cell>
          <table:table-cell table:formula="of:=ABS([.K268])" office:value-type="float" office:value="14.0013427734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178</text:p>
          </table:table-cell>
          <table:table-cell table:number-columns-repeated="2" office:value-type="string">
            <text:p>3361</text:p>
          </table:table-cell>
          <table:table-cell office:value-type="float" office:value="430.94">
            <text:p>430.9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1.049987793">
            <text:p>431.049987793</text:p>
          </table:table-cell>
          <table:table-cell office:value-type="float" office:value="10.9987792969">
            <text:p>10.9987792969</text:p>
          </table:table-cell>
          <table:table-cell table:formula="of:=ABS([.K269])" office:value-type="float" office:value="10.9987792969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165</text:p>
          </table:table-cell>
          <table:table-cell table:number-columns-repeated="2" office:value-type="string">
            <text:p>3284</text:p>
          </table:table-cell>
          <table:table-cell office:value-type="float" office:value="428.97">
            <text:p>428.9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29.0400085449">
            <text:p>429.0400085449</text:p>
          </table:table-cell>
          <table:table-cell office:value-type="float" office:value="7.0008544922">
            <text:p>7.0008544922</text:p>
          </table:table-cell>
          <table:table-cell table:formula="of:=ABS([.K270])" office:value-type="float" office:value="7.0008544922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169</text:p>
          </table:table-cell>
          <table:table-cell table:number-columns-repeated="2" office:value-type="string">
            <text:p>3283</text:p>
          </table:table-cell>
          <table:table-cell office:value-type="float" office:value="429.28">
            <text:p>429.2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29.4100036621">
            <text:p>429.4100036621</text:p>
          </table:table-cell>
          <table:table-cell office:value-type="float" office:value="13.0003662109">
            <text:p>13.0003662109</text:p>
          </table:table-cell>
          <table:table-cell table:formula="of:=ABS([.K271])" office:value-type="float" office:value="13.0003662109">
            <text:p>13</text:p>
          </table:table-cell>
          <table:table-cell table:number-columns-repeated="244"/>
        </table:table-row>
        <table:table-row table:style-name="ro1">
          <table:table-cell office:value-type="string">
            <text:p>175</text:p>
          </table:table-cell>
          <table:table-cell table:number-columns-repeated="2" office:value-type="string">
            <text:p>3502</text:p>
          </table:table-cell>
          <table:table-cell office:value-type="float" office:value="430.09">
            <text:p>430.0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0.1300048828">
            <text:p>430.1300048828</text:p>
          </table:table-cell>
          <table:table-cell office:value-type="float" office:value="4.0004882813">
            <text:p>4.0004882813</text:p>
          </table:table-cell>
          <table:table-cell table:formula="of:=ABS([.K272])" office:value-type="float" office:value="4.0004882813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176</text:p>
          </table:table-cell>
          <table:table-cell table:number-columns-repeated="2" office:value-type="string">
            <text:p>3501</text:p>
          </table:table-cell>
          <table:table-cell office:value-type="float" office:value="431.55">
            <text:p>431.5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1.6000061035">
            <text:p>431.6000061035</text:p>
          </table:table-cell>
          <table:table-cell office:value-type="float" office:value="5.0006103516">
            <text:p>5.0006103516</text:p>
          </table:table-cell>
          <table:table-cell table:formula="of:=ABS([.K273])" office:value-type="float" office:value="5.0006103516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158</text:p>
          </table:table-cell>
          <table:table-cell table:number-columns-repeated="2" office:value-type="string">
            <text:p>3496</text:p>
          </table:table-cell>
          <table:table-cell office:value-type="float" office:value="429.01">
            <text:p>429.0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29.0199890137">
            <text:p>429.0199890137</text:p>
          </table:table-cell>
          <table:table-cell office:value-type="float" office:value="0.9989013672">
            <text:p>0.9989013672</text:p>
          </table:table-cell>
          <table:table-cell table:formula="of:=ABS([.K274])" office:value-type="float" office:value="0.9989013672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159</text:p>
          </table:table-cell>
          <table:table-cell table:number-columns-repeated="2" office:value-type="string">
            <text:p>3285</text:p>
          </table:table-cell>
          <table:table-cell office:value-type="float" office:value="428.44">
            <text:p>428.4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28.5299987793">
            <text:p>428.5299987793</text:p>
          </table:table-cell>
          <table:table-cell office:value-type="float" office:value="8.9998779297">
            <text:p>8.9998779297</text:p>
          </table:table-cell>
          <table:table-cell table:formula="of:=ABS([.K275])" office:value-type="float" office:value="8.9998779297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163</text:p>
          </table:table-cell>
          <table:table-cell table:number-columns-repeated="2" office:value-type="string">
            <text:p>3493</text:p>
          </table:table-cell>
          <table:table-cell office:value-type="float" office:value="428.89">
            <text:p>428.8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28.9599914551">
            <text:p>428.9599914551</text:p>
          </table:table-cell>
          <table:table-cell office:value-type="float" office:value="6.9991455078">
            <text:p>6.9991455078</text:p>
          </table:table-cell>
          <table:table-cell table:formula="of:=ABS([.K276])" office:value-type="float" office:value="6.9991455078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154</text:p>
          </table:table-cell>
          <table:table-cell table:number-columns-repeated="2" office:value-type="string">
            <text:p>3053</text:p>
          </table:table-cell>
          <table:table-cell office:value-type="float" office:value="430.717">
            <text:p>430.71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0.7900085449">
            <text:p>430.7900085449</text:p>
          </table:table-cell>
          <table:table-cell office:value-type="float" office:value="7.3008544922">
            <text:p>7.3008544922</text:p>
          </table:table-cell>
          <table:table-cell table:formula="of:=ABS([.K277])" office:value-type="float" office:value="7.3008544922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153</text:p>
          </table:table-cell>
          <table:table-cell table:number-columns-repeated="2" office:value-type="string">
            <text:p>3497</text:p>
          </table:table-cell>
          <table:table-cell office:value-type="float" office:value="429.33">
            <text:p>429.3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29.3599853516">
            <text:p>429.3599853516</text:p>
          </table:table-cell>
          <table:table-cell office:value-type="float" office:value="2.9985351563">
            <text:p>2.9985351563</text:p>
          </table:table-cell>
          <table:table-cell table:formula="of:=ABS([.K278])" office:value-type="float" office:value="2.9985351563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161</text:p>
          </table:table-cell>
          <table:table-cell table:number-columns-repeated="2" office:value-type="string">
            <text:p>3489</text:p>
          </table:table-cell>
          <table:table-cell office:value-type="float" office:value="430.87">
            <text:p>430.8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0.9200134277">
            <text:p>430.9200134277</text:p>
          </table:table-cell>
          <table:table-cell office:value-type="float" office:value="5.0013427734">
            <text:p>5.0013427734</text:p>
          </table:table-cell>
          <table:table-cell table:formula="of:=ABS([.K279])" office:value-type="float" office:value="5.0013427734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146</text:p>
          </table:table-cell>
          <table:table-cell table:number-columns-repeated="2" office:value-type="string">
            <text:p>3835</text:p>
          </table:table-cell>
          <table:table-cell office:value-type="float" office:value="432.69">
            <text:p>432.6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2.7699890137">
            <text:p>432.7699890137</text:p>
          </table:table-cell>
          <table:table-cell office:value-type="float" office:value="7.9989013672">
            <text:p>7.9989013672</text:p>
          </table:table-cell>
          <table:table-cell table:formula="of:=ABS([.K280])" office:value-type="float" office:value="7.9989013672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144</text:p>
          </table:table-cell>
          <table:table-cell table:number-columns-repeated="2" office:value-type="string">
            <text:p>3834</text:p>
          </table:table-cell>
          <table:table-cell office:value-type="float" office:value="439.34">
            <text:p>439.3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9.5799865723">
            <text:p>439.5799865723</text:p>
          </table:table-cell>
          <table:table-cell office:value-type="float" office:value="23.9986572266">
            <text:p>23.9986572266</text:p>
          </table:table-cell>
          <table:table-cell table:formula="of:=ABS([.K281])" office:value-type="float" office:value="23.9986572266">
            <text:p>24</text:p>
          </table:table-cell>
          <table:table-cell table:number-columns-repeated="244"/>
        </table:table-row>
        <table:table-row table:style-name="ro1">
          <table:table-cell office:value-type="string">
            <text:p>142</text:p>
          </table:table-cell>
          <table:table-cell table:number-columns-repeated="2" office:value-type="string">
            <text:p>3958</text:p>
          </table:table-cell>
          <table:table-cell office:value-type="float" office:value="433.093">
            <text:p>433.09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3.2300109863">
            <text:p>433.2300109863</text:p>
          </table:table-cell>
          <table:table-cell office:value-type="float" office:value="13.7010986328">
            <text:p>13.7010986328</text:p>
          </table:table-cell>
          <table:table-cell table:formula="of:=ABS([.K282])" office:value-type="float" office:value="13.7010986328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193</text:p>
          </table:table-cell>
          <table:table-cell table:number-columns-repeated="2" office:value-type="string">
            <text:p>3244</text:p>
          </table:table-cell>
          <table:table-cell office:value-type="float" office:value="433.07">
            <text:p>433.0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3.0799865723">
            <text:p>433.0799865723</text:p>
          </table:table-cell>
          <table:table-cell office:value-type="float" office:value="0.9986572266">
            <text:p>0.9986572266</text:p>
          </table:table-cell>
          <table:table-cell table:formula="of:=ABS([.K283])" office:value-type="float" office:value="0.9986572266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135</text:p>
          </table:table-cell>
          <table:table-cell table:number-columns-repeated="2" office:value-type="string">
            <text:p>3232</text:p>
          </table:table-cell>
          <table:table-cell office:value-type="float" office:value="432.6">
            <text:p>432.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2.5700073242">
            <text:p>432.5700073242</text:p>
          </table:table-cell>
          <table:table-cell office:value-type="float" office:value="-2.9992675781">
            <text:p>-2.9992675781</text:p>
          </table:table-cell>
          <table:table-cell table:formula="of:=ABS([.K284])" office:value-type="float" office:value="2.9992675781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133</text:p>
          </table:table-cell>
          <table:table-cell table:number-columns-repeated="2" office:value-type="string">
            <text:p>3235</text:p>
          </table:table-cell>
          <table:table-cell office:value-type="float" office:value="430.15">
            <text:p>430.1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0.0899963379">
            <text:p>430.0899963379</text:p>
          </table:table-cell>
          <table:table-cell office:value-type="float" office:value="-6.0003662109">
            <text:p>-6.0003662109</text:p>
          </table:table-cell>
          <table:table-cell table:formula="of:=ABS([.K285])" office:value-type="float" office:value="6.0003662109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132</text:p>
          </table:table-cell>
          <table:table-cell table:number-columns-repeated="2" office:value-type="string">
            <text:p>3025</text:p>
          </table:table-cell>
          <table:table-cell office:value-type="float" office:value="430.34">
            <text:p>430.3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0.1799926758">
            <text:p>430.1799926758</text:p>
          </table:table-cell>
          <table:table-cell office:value-type="float" office:value="-16.0007324219">
            <text:p>-16.0007324219</text:p>
          </table:table-cell>
          <table:table-cell table:formula="of:=ABS([.K286])" office:value-type="float" office:value="16.0007324219">
            <text:p>16</text:p>
          </table:table-cell>
          <table:table-cell table:number-columns-repeated="244"/>
        </table:table-row>
        <table:table-row table:style-name="ro1">
          <table:table-cell office:value-type="string">
            <text:p>131</text:p>
          </table:table-cell>
          <table:table-cell table:number-columns-repeated="2" office:value-type="string">
            <text:p>3230</text:p>
          </table:table-cell>
          <table:table-cell office:value-type="float" office:value="430.43">
            <text:p>430.4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30.3099975586">
            <text:p>430.3099975586</text:p>
          </table:table-cell>
          <table:table-cell office:value-type="float" office:value="-12.0002441406">
            <text:p>-12.0002441406</text:p>
          </table:table-cell>
          <table:table-cell table:formula="of:=ABS([.K287])" office:value-type="float" office:value="12.0002441406">
            <text:p>12</text:p>
          </table:table-cell>
          <table:table-cell table:number-columns-repeated="244"/>
        </table:table-row>
        <table:table-row table:style-name="ro1">
          <table:table-cell office:value-type="string">
            <text:p>130</text:p>
          </table:table-cell>
          <table:table-cell table:number-columns-repeated="2" office:value-type="string">
            <text:p>3231</text:p>
          </table:table-cell>
          <table:table-cell office:value-type="float" office:value="432.12">
            <text:p>432.1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2.200012207">
            <text:p>432.200012207</text:p>
          </table:table-cell>
          <table:table-cell office:value-type="float" office:value="8.0012207031">
            <text:p>8.0012207031</text:p>
          </table:table-cell>
          <table:table-cell table:formula="of:=ABS([.K288])" office:value-type="float" office:value="8.0012207031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125</text:p>
          </table:table-cell>
          <table:table-cell table:number-columns-repeated="2" office:value-type="string">
            <text:p>3229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28.1000061035">
            <text:p>428.1000061035</text:p>
          </table:table-cell>
          <table:table-cell office:value-type="float" office:value="10.0006103516">
            <text:p>10.0006103516</text:p>
          </table:table-cell>
          <table:table-cell table:formula="of:=ABS([.K289])" office:value-type="float" office:value="10.0006103516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129</text:p>
          </table:table-cell>
          <table:table-cell table:number-columns-repeated="2" office:value-type="string">
            <text:p>3282</text:p>
          </table:table-cell>
          <table:table-cell office:value-type="float" office:value="429.01">
            <text:p>429.0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28.950012207">
            <text:p>428.950012207</text:p>
          </table:table-cell>
          <table:table-cell office:value-type="float" office:value="-5.9987792969">
            <text:p>-5.9987792969</text:p>
          </table:table-cell>
          <table:table-cell table:formula="of:=ABS([.K290])" office:value-type="float" office:value="5.9987792969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127</text:p>
          </table:table-cell>
          <table:table-cell table:number-columns-repeated="2" office:value-type="string">
            <text:p>3281</text:p>
          </table:table-cell>
          <table:table-cell office:value-type="float" office:value="427.91">
            <text:p>427.9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27.950012207">
            <text:p>427.950012207</text:p>
          </table:table-cell>
          <table:table-cell office:value-type="float" office:value="4.0012207031">
            <text:p>4.0012207031</text:p>
          </table:table-cell>
          <table:table-cell table:formula="of:=ABS([.K291])" office:value-type="float" office:value="4.0012207031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122</text:p>
          </table:table-cell>
          <table:table-cell table:number-columns-repeated="2" office:value-type="string">
            <text:p>3289</text:p>
          </table:table-cell>
          <table:table-cell office:value-type="float" office:value="427.6">
            <text:p>427.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27.950012207">
            <text:p>427.950012207</text:p>
          </table:table-cell>
          <table:table-cell office:value-type="float" office:value="35.0012207031">
            <text:p>35.0012207031</text:p>
          </table:table-cell>
          <table:table-cell table:formula="of:=ABS([.K292])" office:value-type="float" office:value="35.0012207031">
            <text:p>35</text:p>
          </table:table-cell>
          <table:table-cell table:number-columns-repeated="244"/>
        </table:table-row>
        <table:table-row table:style-name="ro1">
          <table:table-cell office:value-type="string">
            <text:p>42121</text:p>
          </table:table-cell>
          <table:table-cell office:value-type="string">
            <text:p>24590246</text:p>
          </table:table-cell>
          <table:table-cell office:value-type="string">
            <text:p>748</text:p>
          </table:table-cell>
          <table:table-cell office:value-type="float" office:value="450.59">
            <text:p>450.5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0.7300109863">
            <text:p>450.7300109863</text:p>
          </table:table-cell>
          <table:table-cell office:value-type="float" office:value="14.0010986328">
            <text:p>14.0010986328</text:p>
          </table:table-cell>
          <table:table-cell table:formula="of:=ABS([.K293])" office:value-type="float" office:value="14.0010986328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58294</text:p>
          </table:table-cell>
          <table:table-cell office:value-type="string">
            <text:p>246</text:p>
          </table:table-cell>
          <table:table-cell office:value-type="string">
            <text:p>748</text:p>
          </table:table-cell>
          <table:table-cell office:value-type="float" office:value="450.59">
            <text:p>450.5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0.7300109863">
            <text:p>450.7300109863</text:p>
          </table:table-cell>
          <table:table-cell office:value-type="float" office:value="14.0010986328">
            <text:p>14.0010986328</text:p>
          </table:table-cell>
          <table:table-cell table:formula="of:=ABS([.K294])" office:value-type="float" office:value="14.0010986328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42121</text:p>
          </table:table-cell>
          <table:table-cell office:value-type="string">
            <text:p>24590246</text:p>
          </table:table-cell>
          <table:table-cell office:value-type="string">
            <text:p>748</text:p>
          </table:table-cell>
          <table:table-cell office:value-type="float" office:value="450.59">
            <text:p>450.5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0.7300109863">
            <text:p>450.7300109863</text:p>
          </table:table-cell>
          <table:table-cell office:value-type="float" office:value="14.0010986328">
            <text:p>14.0010986328</text:p>
          </table:table-cell>
          <table:table-cell table:formula="of:=ABS([.K295])" office:value-type="float" office:value="14.0010986328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58294</text:p>
          </table:table-cell>
          <table:table-cell office:value-type="string">
            <text:p>246</text:p>
          </table:table-cell>
          <table:table-cell office:value-type="string">
            <text:p>748</text:p>
          </table:table-cell>
          <table:table-cell office:value-type="float" office:value="450.59">
            <text:p>450.5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0.7300109863">
            <text:p>450.7300109863</text:p>
          </table:table-cell>
          <table:table-cell office:value-type="float" office:value="14.0010986328">
            <text:p>14.0010986328</text:p>
          </table:table-cell>
          <table:table-cell table:formula="of:=ABS([.K296])" office:value-type="float" office:value="14.0010986328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58330</text:p>
          </table:table-cell>
          <table:table-cell office:value-type="string">
            <text:p>463</text:p>
          </table:table-cell>
          <table:table-cell office:value-type="string">
            <text:p>747</text:p>
          </table:table-cell>
          <table:table-cell office:value-type="float" office:value="458.65">
            <text:p>458.6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6.6499938965">
            <text:p>456.6499938965</text:p>
          </table:table-cell>
          <table:table-cell office:value-type="float" office:value="-200.0006103516">
            <text:p>-200.0006103516</text:p>
          </table:table-cell>
          <table:table-cell table:formula="of:=ABS([.K297])" office:value-type="float" office:value="200.0006103516">
            <text:p>200</text:p>
          </table:table-cell>
          <table:table-cell table:number-columns-repeated="244"/>
        </table:table-row>
        <table:table-row table:style-name="ro1">
          <table:table-cell office:value-type="string">
            <text:p>58289</text:p>
          </table:table-cell>
          <table:table-cell office:value-type="string">
            <text:p>252</text:p>
          </table:table-cell>
          <table:table-cell office:value-type="string">
            <text:p>746</text:p>
          </table:table-cell>
          <table:table-cell office:value-type="float" office:value="459.8">
            <text:p>459.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9.9700012207">
            <text:p>459.9700012207</text:p>
          </table:table-cell>
          <table:table-cell office:value-type="float" office:value="17.0001220703">
            <text:p>17.0001220703</text:p>
          </table:table-cell>
          <table:table-cell table:formula="of:=ABS([.K298])" office:value-type="float" office:value="17.0001220703">
            <text:p>17</text:p>
          </table:table-cell>
          <table:table-cell table:number-columns-repeated="244"/>
        </table:table-row>
        <table:table-row table:style-name="ro1">
          <table:table-cell office:value-type="string">
            <text:p>58332</text:p>
          </table:table-cell>
          <table:table-cell office:value-type="string">
            <text:p>255</text:p>
          </table:table-cell>
          <table:table-cell office:value-type="string">
            <text:p>745</text:p>
          </table:table-cell>
          <table:table-cell office:value-type="float" office:value="464.04">
            <text:p>464.0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4.0599975586">
            <text:p>464.0599975586</text:p>
          </table:table-cell>
          <table:table-cell office:value-type="float" office:value="1.9997558594">
            <text:p>1.9997558594</text:p>
          </table:table-cell>
          <table:table-cell table:formula="of:=ABS([.K299])" office:value-type="float" office:value="1.9997558594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58331</text:p>
          </table:table-cell>
          <table:table-cell office:value-type="string">
            <text:p>464</text:p>
          </table:table-cell>
          <table:table-cell office:value-type="string">
            <text:p>744</text:p>
          </table:table-cell>
          <table:table-cell office:value-type="float" office:value="463.18">
            <text:p>463.1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3.2200012207">
            <text:p>463.2200012207</text:p>
          </table:table-cell>
          <table:table-cell office:value-type="float" office:value="4.0001220703">
            <text:p>4.0001220703</text:p>
          </table:table-cell>
          <table:table-cell table:formula="of:=ABS([.K300])" office:value-type="float" office:value="4.0001220703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58290</text:p>
          </table:table-cell>
          <table:table-cell office:value-type="string">
            <text:p>251</text:p>
          </table:table-cell>
          <table:table-cell office:value-type="string">
            <text:p>712</text:p>
          </table:table-cell>
          <table:table-cell office:value-type="float" office:value="460.02">
            <text:p>460.02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0.1499938965">
            <text:p>460.1499938965</text:p>
          </table:table-cell>
          <table:table-cell office:value-type="float" office:value="12.9993896484">
            <text:p>12.9993896484</text:p>
          </table:table-cell>
          <table:table-cell table:formula="of:=ABS([.K301])" office:value-type="float" office:value="12.9993896484">
            <text:p>13</text:p>
          </table:table-cell>
          <table:table-cell table:number-columns-repeated="244"/>
        </table:table-row>
        <table:table-row table:style-name="ro1">
          <table:table-cell office:value-type="string">
            <text:p>58292</text:p>
          </table:table-cell>
          <table:table-cell office:value-type="string">
            <text:p>248</text:p>
          </table:table-cell>
          <table:table-cell office:value-type="string">
            <text:p>711</text:p>
          </table:table-cell>
          <table:table-cell office:value-type="float" office:value="453.43">
            <text:p>453.4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3.4400024414">
            <text:p>453.4400024414</text:p>
          </table:table-cell>
          <table:table-cell office:value-type="float" office:value="1.0002441406">
            <text:p>1.0002441406</text:p>
          </table:table-cell>
          <table:table-cell table:formula="of:=ABS([.K302])" office:value-type="float" office:value="1.0002441406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58293</text:p>
          </table:table-cell>
          <table:table-cell office:value-type="string">
            <text:p>247</text:p>
          </table:table-cell>
          <table:table-cell office:value-type="string">
            <text:p>710</text:p>
          </table:table-cell>
          <table:table-cell office:value-type="float" office:value="454.16">
            <text:p>454.1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4.2099914551">
            <text:p>454.2099914551</text:p>
          </table:table-cell>
          <table:table-cell office:value-type="float" office:value="4.9991455078">
            <text:p>4.9991455078</text:p>
          </table:table-cell>
          <table:table-cell table:formula="of:=ABS([.K303])" office:value-type="float" office:value="4.9991455078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58301</text:p>
          </table:table-cell>
          <table:table-cell office:value-type="string">
            <text:p>46</text:p>
          </table:table-cell>
          <table:table-cell office:value-type="string">
            <text:p>709</text:p>
          </table:table-cell>
          <table:table-cell office:value-type="float" office:value="455.05">
            <text:p>455.0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5">
            <text:p>455</text:p>
          </table:table-cell>
          <table:table-cell office:value-type="float" office:value="-5">
            <text:p>-5</text:p>
          </table:table-cell>
          <table:table-cell table:formula="of:=ABS([.K304])" office:value-type="float" office:value="5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58302</text:p>
          </table:table-cell>
          <table:table-cell office:value-type="string">
            <text:p>349</text:p>
          </table:table-cell>
          <table:table-cell office:value-type="string">
            <text:p>708</text:p>
          </table:table-cell>
          <table:table-cell office:value-type="float" office:value="458.96">
            <text:p>458.9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9.0899963379">
            <text:p>459.0899963379</text:p>
          </table:table-cell>
          <table:table-cell office:value-type="float" office:value="12.9996337891">
            <text:p>12.9996337891</text:p>
          </table:table-cell>
          <table:table-cell table:formula="of:=ABS([.K305])" office:value-type="float" office:value="12.9996337891">
            <text:p>13</text:p>
          </table:table-cell>
          <table:table-cell table:number-columns-repeated="244"/>
        </table:table-row>
        <table:table-row table:style-name="ro1">
          <table:table-cell office:value-type="string">
            <text:p>58282</text:p>
          </table:table-cell>
          <table:table-cell office:value-type="string">
            <text:p>45</text:p>
          </table:table-cell>
          <table:table-cell office:value-type="string">
            <text:p>707</text:p>
          </table:table-cell>
          <table:table-cell office:value-type="float" office:value="450.84">
            <text:p>450.8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0.9400024414">
            <text:p>450.9400024414</text:p>
          </table:table-cell>
          <table:table-cell office:value-type="float" office:value="10.0002441406">
            <text:p>10.0002441406</text:p>
          </table:table-cell>
          <table:table-cell table:formula="of:=ABS([.K306])" office:value-type="float" office:value="10.0002441406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58300</text:p>
          </table:table-cell>
          <table:table-cell office:value-type="string">
            <text:p>253</text:p>
          </table:table-cell>
          <table:table-cell office:value-type="string">
            <text:p>705</text:p>
          </table:table-cell>
          <table:table-cell office:value-type="float" office:value="461.47">
            <text:p>461.4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1.6600036621">
            <text:p>461.6600036621</text:p>
          </table:table-cell>
          <table:table-cell office:value-type="float" office:value="19.0003662109">
            <text:p>19.0003662109</text:p>
          </table:table-cell>
          <table:table-cell table:formula="of:=ABS([.K307])" office:value-type="float" office:value="19.0003662109">
            <text:p>19</text:p>
          </table:table-cell>
          <table:table-cell table:number-columns-repeated="244"/>
        </table:table-row>
        <table:table-row table:style-name="ro1">
          <table:table-cell office:value-type="string">
            <text:p>58297</text:p>
          </table:table-cell>
          <table:table-cell office:value-type="string">
            <text:p>47</text:p>
          </table:table-cell>
          <table:table-cell office:value-type="string">
            <text:p>704</text:p>
          </table:table-cell>
          <table:table-cell office:value-type="float" office:value="455.13">
            <text:p>455.1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5.3099975586">
            <text:p>455.3099975586</text:p>
          </table:table-cell>
          <table:table-cell office:value-type="float" office:value="17.9997558594">
            <text:p>17.9997558594</text:p>
          </table:table-cell>
          <table:table-cell table:formula="of:=ABS([.K308])" office:value-type="float" office:value="17.9997558594">
            <text:p>18</text:p>
          </table:table-cell>
          <table:table-cell table:number-columns-repeated="244"/>
        </table:table-row>
        <table:table-row table:style-name="ro1">
          <table:table-cell office:value-type="string">
            <text:p>58278</text:p>
          </table:table-cell>
          <table:table-cell office:value-type="string">
            <text:p>345</text:p>
          </table:table-cell>
          <table:table-cell office:value-type="string">
            <text:p>703</text:p>
          </table:table-cell>
          <table:table-cell office:value-type="float" office:value="454.77">
            <text:p>454.7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4.7900085449">
            <text:p>454.7900085449</text:p>
          </table:table-cell>
          <table:table-cell office:value-type="float" office:value="2.0008544922">
            <text:p>2.0008544922</text:p>
          </table:table-cell>
          <table:table-cell table:formula="of:=ABS([.K309])" office:value-type="float" office:value="2.0008544922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58281</text:p>
          </table:table-cell>
          <table:table-cell office:value-type="string">
            <text:p>37</text:p>
          </table:table-cell>
          <table:table-cell office:value-type="string">
            <text:p>702</text:p>
          </table:table-cell>
          <table:table-cell office:value-type="float" office:value="454.61">
            <text:p>454.6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4.2200012207">
            <text:p>454.2200012207</text:p>
          </table:table-cell>
          <table:table-cell office:value-type="float" office:value="-38.9998779297">
            <text:p>-38.9998779297</text:p>
          </table:table-cell>
          <table:table-cell table:formula="of:=ABS([.K310])" office:value-type="float" office:value="38.9998779297">
            <text:p>39</text:p>
          </table:table-cell>
          <table:table-cell table:number-columns-repeated="244"/>
        </table:table-row>
        <table:table-row table:style-name="ro1">
          <table:table-cell office:value-type="string">
            <text:p>58286</text:p>
          </table:table-cell>
          <table:table-cell office:value-type="string">
            <text:p>38</text:p>
          </table:table-cell>
          <table:table-cell office:value-type="string">
            <text:p>701</text:p>
          </table:table-cell>
          <table:table-cell office:value-type="float" office:value="456.43">
            <text:p>456.4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6.5599975586">
            <text:p>456.5599975586</text:p>
          </table:table-cell>
          <table:table-cell office:value-type="float" office:value="12.9997558594">
            <text:p>12.9997558594</text:p>
          </table:table-cell>
          <table:table-cell table:formula="of:=ABS([.K311])" office:value-type="float" office:value="12.9997558594">
            <text:p>13</text:p>
          </table:table-cell>
          <table:table-cell table:number-columns-repeated="244"/>
        </table:table-row>
        <table:table-row table:style-name="ro1">
          <table:table-cell office:value-type="string">
            <text:p>58280</text:p>
          </table:table-cell>
          <table:table-cell office:value-type="string">
            <text:p>68</text:p>
          </table:table-cell>
          <table:table-cell office:value-type="string">
            <text:p>699</text:p>
          </table:table-cell>
          <table:table-cell office:value-type="float" office:value="455.24">
            <text:p>455.2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5.2600097656">
            <text:p>455.2600097656</text:p>
          </table:table-cell>
          <table:table-cell office:value-type="float" office:value="2.0009765625">
            <text:p>2.0009765625</text:p>
          </table:table-cell>
          <table:table-cell table:formula="of:=ABS([.K312])" office:value-type="float" office:value="2.0009765625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58284</text:p>
          </table:table-cell>
          <table:table-cell office:value-type="string">
            <text:p>67</text:p>
          </table:table-cell>
          <table:table-cell office:value-type="string">
            <text:p>697</text:p>
          </table:table-cell>
          <table:table-cell office:value-type="float" office:value="456.71">
            <text:p>456.7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6.8399963379">
            <text:p>456.8399963379</text:p>
          </table:table-cell>
          <table:table-cell office:value-type="float" office:value="12.9996337891">
            <text:p>12.9996337891</text:p>
          </table:table-cell>
          <table:table-cell table:formula="of:=ABS([.K313])" office:value-type="float" office:value="12.9996337891">
            <text:p>13</text:p>
          </table:table-cell>
          <table:table-cell table:number-columns-repeated="244"/>
        </table:table-row>
        <table:table-row table:style-name="ro1">
          <table:table-cell office:value-type="string">
            <text:p>58251</text:p>
          </table:table-cell>
          <table:table-cell office:value-type="string">
            <text:p>238</text:p>
          </table:table-cell>
          <table:table-cell office:value-type="string">
            <text:p>677</text:p>
          </table:table-cell>
          <table:table-cell office:value-type="float" office:value="461.31">
            <text:p>461.3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1.3900146484">
            <text:p>461.3900146484</text:p>
          </table:table-cell>
          <table:table-cell office:value-type="float" office:value="8.0014648437">
            <text:p>8.0014648437</text:p>
          </table:table-cell>
          <table:table-cell table:formula="of:=ABS([.K314])" office:value-type="float" office:value="8.0014648437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58250</text:p>
          </table:table-cell>
          <table:table-cell office:value-type="string">
            <text:p>340</text:p>
          </table:table-cell>
          <table:table-cell office:value-type="string">
            <text:p>675</text:p>
          </table:table-cell>
          <table:table-cell office:value-type="float" office:value="461.55">
            <text:p>461.5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1.6300048828">
            <text:p>461.6300048828</text:p>
          </table:table-cell>
          <table:table-cell office:value-type="float" office:value="8.0004882812">
            <text:p>8.0004882812</text:p>
          </table:table-cell>
          <table:table-cell table:formula="of:=ABS([.K315])" office:value-type="float" office:value="8.0004882812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58236</text:p>
          </table:table-cell>
          <table:table-cell office:value-type="string">
            <text:p>240</text:p>
          </table:table-cell>
          <table:table-cell office:value-type="string">
            <text:p>674</text:p>
          </table:table-cell>
          <table:table-cell office:value-type="float" office:value="460.37">
            <text:p>460.3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0.3099975586">
            <text:p>460.3099975586</text:p>
          </table:table-cell>
          <table:table-cell office:value-type="float" office:value="-6.0002441406">
            <text:p>-6.0002441406</text:p>
          </table:table-cell>
          <table:table-cell table:formula="of:=ABS([.K316])" office:value-type="float" office:value="6.0002441406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58244</text:p>
          </table:table-cell>
          <table:table-cell office:value-type="string">
            <text:p>179</text:p>
          </table:table-cell>
          <table:table-cell office:value-type="string">
            <text:p>673</text:p>
          </table:table-cell>
          <table:table-cell office:value-type="float" office:value="460.38">
            <text:p>460.3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0.450012207">
            <text:p>460.450012207</text:p>
          </table:table-cell>
          <table:table-cell office:value-type="float" office:value="7.0012207031">
            <text:p>7.0012207031</text:p>
          </table:table-cell>
          <table:table-cell table:formula="of:=ABS([.K317])" office:value-type="float" office:value="7.0012207031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58245</text:p>
          </table:table-cell>
          <table:table-cell office:value-type="string">
            <text:p>178</text:p>
          </table:table-cell>
          <table:table-cell office:value-type="string">
            <text:p>672</text:p>
          </table:table-cell>
          <table:table-cell office:value-type="float" office:value="460.09">
            <text:p>460.0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0.0899963379">
            <text:p>460.0899963379</text:p>
          </table:table-cell>
          <table:table-cell office:value-type="float" office:value="-0.0003662109">
            <text:p>-0.0003662109</text:p>
          </table:table-cell>
          <table:table-cell table:formula="of:=ABS([.K318])" office:value-type="float" office:value="0.0003662109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58242</text:p>
          </table:table-cell>
          <table:table-cell office:value-type="string">
            <text:p>181</text:p>
          </table:table-cell>
          <table:table-cell office:value-type="string">
            <text:p>671</text:p>
          </table:table-cell>
          <table:table-cell office:value-type="float" office:value="462.08">
            <text:p>462.0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2.1000061035">
            <text:p>462.1000061035</text:p>
          </table:table-cell>
          <table:table-cell office:value-type="float" office:value="2.0006103516">
            <text:p>2.0006103516</text:p>
          </table:table-cell>
          <table:table-cell table:formula="of:=ABS([.K319])" office:value-type="float" office:value="2.0006103516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58252</text:p>
          </table:table-cell>
          <table:table-cell office:value-type="string">
            <text:p>641</text:p>
          </table:table-cell>
          <table:table-cell office:value-type="string">
            <text:p>670</text:p>
          </table:table-cell>
          <table:table-cell office:value-type="float" office:value="464.779">
            <text:p>464.77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4.8399963379">
            <text:p>464.8399963379</text:p>
          </table:table-cell>
          <table:table-cell office:value-type="float" office:value="6.0996337891">
            <text:p>6.0996337891</text:p>
          </table:table-cell>
          <table:table-cell table:formula="of:=ABS([.K320])" office:value-type="float" office:value="6.0996337891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58239</text:p>
          </table:table-cell>
          <table:table-cell office:value-type="string">
            <text:p>195</text:p>
          </table:table-cell>
          <table:table-cell office:value-type="string">
            <text:p>669</text:p>
          </table:table-cell>
          <table:table-cell office:value-type="float" office:value="462.21">
            <text:p>462.2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2.1700134277">
            <text:p>462.1700134277</text:p>
          </table:table-cell>
          <table:table-cell office:value-type="float" office:value="-3.9986572266">
            <text:p>-3.9986572266</text:p>
          </table:table-cell>
          <table:table-cell table:formula="of:=ABS([.K321])" office:value-type="float" office:value="3.9986572266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58240</text:p>
          </table:table-cell>
          <table:table-cell office:value-type="string">
            <text:p>194</text:p>
          </table:table-cell>
          <table:table-cell office:value-type="string">
            <text:p>668</text:p>
          </table:table-cell>
          <table:table-cell office:value-type="float" office:value="462.88">
            <text:p>462.8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2.8999938965">
            <text:p>462.8999938965</text:p>
          </table:table-cell>
          <table:table-cell office:value-type="float" office:value="1.9993896484">
            <text:p>1.9993896484</text:p>
          </table:table-cell>
          <table:table-cell table:formula="of:=ABS([.K322])" office:value-type="float" office:value="1.9993896484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58243</text:p>
          </table:table-cell>
          <table:table-cell office:value-type="string">
            <text:p>180</text:p>
          </table:table-cell>
          <table:table-cell office:value-type="string">
            <text:p>667</text:p>
          </table:table-cell>
          <table:table-cell office:value-type="float" office:value="461.44">
            <text:p>461.4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1.4599914551">
            <text:p>461.4599914551</text:p>
          </table:table-cell>
          <table:table-cell office:value-type="float" office:value="1.9991455078">
            <text:p>1.9991455078</text:p>
          </table:table-cell>
          <table:table-cell table:formula="of:=ABS([.K323])" office:value-type="float" office:value="1.9991455078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58246</text:p>
          </table:table-cell>
          <table:table-cell office:value-type="string">
            <text:p>206</text:p>
          </table:table-cell>
          <table:table-cell office:value-type="string">
            <text:p>666</text:p>
          </table:table-cell>
          <table:table-cell office:value-type="float" office:value="461.246">
            <text:p>461.24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61.2399902344">
            <text:p>461.2399902344</text:p>
          </table:table-cell>
          <table:table-cell office:value-type="float" office:value="-0.6009765625">
            <text:p>-0.6009765625</text:p>
          </table:table-cell>
          <table:table-cell table:formula="of:=ABS([.K324])" office:value-type="float" office:value="0.6009765625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58230</text:p>
          </table:table-cell>
          <table:table-cell office:value-type="string">
            <text:p>174</text:p>
          </table:table-cell>
          <table:table-cell office:value-type="string">
            <text:p>665</text:p>
          </table:table-cell>
          <table:table-cell office:value-type="float" office:value="457.4">
            <text:p>457.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7.5400085449">
            <text:p>457.5400085449</text:p>
          </table:table-cell>
          <table:table-cell office:value-type="float" office:value="14.0008544922">
            <text:p>14.0008544922</text:p>
          </table:table-cell>
          <table:table-cell table:formula="of:=ABS([.K325])" office:value-type="float" office:value="14.0008544922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58237</text:p>
          </table:table-cell>
          <table:table-cell office:value-type="string">
            <text:p>208</text:p>
          </table:table-cell>
          <table:table-cell office:value-type="string">
            <text:p>664</text:p>
          </table:table-cell>
          <table:table-cell office:value-type="float" office:value="461.7">
            <text:p>461.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1.6900024414">
            <text:p>461.6900024414</text:p>
          </table:table-cell>
          <table:table-cell office:value-type="float" office:value="-0.9997558594">
            <text:p>-0.9997558594</text:p>
          </table:table-cell>
          <table:table-cell table:formula="of:=ABS([.K326])" office:value-type="float" office:value="0.9997558594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58238</text:p>
          </table:table-cell>
          <table:table-cell office:value-type="string">
            <text:p>205</text:p>
          </table:table-cell>
          <table:table-cell office:value-type="string">
            <text:p>663</text:p>
          </table:table-cell>
          <table:table-cell office:value-type="float" office:value="464.28">
            <text:p>464.2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4.2600097656">
            <text:p>464.2600097656</text:p>
          </table:table-cell>
          <table:table-cell office:value-type="float" office:value="-1.9990234375">
            <text:p>-1.9990234375</text:p>
          </table:table-cell>
          <table:table-cell table:formula="of:=ABS([.K327])" office:value-type="float" office:value="1.9990234375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58222</text:p>
          </table:table-cell>
          <table:table-cell office:value-type="string">
            <text:p>202</text:p>
          </table:table-cell>
          <table:table-cell office:value-type="string">
            <text:p>662</text:p>
          </table:table-cell>
          <table:table-cell office:value-type="float" office:value="465.18">
            <text:p>465.1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5.1499938965">
            <text:p>465.1499938965</text:p>
          </table:table-cell>
          <table:table-cell office:value-type="float" office:value="-3.0006103516">
            <text:p>-3.0006103516</text:p>
          </table:table-cell>
          <table:table-cell table:formula="of:=ABS([.K328])" office:value-type="float" office:value="3.0006103516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58223</text:p>
          </table:table-cell>
          <table:table-cell office:value-type="string">
            <text:p>201</text:p>
          </table:table-cell>
          <table:table-cell office:value-type="string">
            <text:p>661</text:p>
          </table:table-cell>
          <table:table-cell office:value-type="float" office:value="478.24">
            <text:p>478.2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78.2300109863">
            <text:p>478.2300109863</text:p>
          </table:table-cell>
          <table:table-cell office:value-type="float" office:value="-0.9989013672">
            <text:p>-0.9989013672</text:p>
          </table:table-cell>
          <table:table-cell table:formula="of:=ABS([.K329])" office:value-type="float" office:value="0.9989013672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58231</text:p>
          </table:table-cell>
          <table:table-cell office:value-type="string">
            <text:p>833</text:p>
          </table:table-cell>
          <table:table-cell office:value-type="string">
            <text:p>659</text:p>
          </table:table-cell>
          <table:table-cell office:value-type="float" office:value="464.69">
            <text:p>464.6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64.6700134277">
            <text:p>464.6700134277</text:p>
          </table:table-cell>
          <table:table-cell office:value-type="float" office:value="-1.9986572266">
            <text:p>-1.9986572266</text:p>
          </table:table-cell>
          <table:table-cell table:formula="of:=ABS([.K330])" office:value-type="float" office:value="1.9986572266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58226</text:p>
          </table:table-cell>
          <table:table-cell office:value-type="string">
            <text:p>196</text:p>
          </table:table-cell>
          <table:table-cell office:value-type="string">
            <text:p>658</text:p>
          </table:table-cell>
          <table:table-cell office:value-type="float" office:value="460.59">
            <text:p>460.5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0.5599975586">
            <text:p>460.5599975586</text:p>
          </table:table-cell>
          <table:table-cell office:value-type="float" office:value="-3.0002441406">
            <text:p>-3.0002441406</text:p>
          </table:table-cell>
          <table:table-cell table:formula="of:=ABS([.K331])" office:value-type="float" office:value="3.0002441406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58228</text:p>
          </table:table-cell>
          <table:table-cell office:value-type="string">
            <text:p>36</text:p>
          </table:table-cell>
          <table:table-cell office:value-type="string">
            <text:p>656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7.1799926758">
            <text:p>457.1799926758</text:p>
          </table:table-cell>
          <table:table-cell office:value-type="float" office:value="17.9992675781">
            <text:p>17.9992675781</text:p>
          </table:table-cell>
          <table:table-cell table:formula="of:=ABS([.K332])" office:value-type="float" office:value="17.9992675781">
            <text:p>18</text:p>
          </table:table-cell>
          <table:table-cell table:number-columns-repeated="244"/>
        </table:table-row>
        <table:table-row table:style-name="ro1">
          <table:table-cell office:value-type="string">
            <text:p>58219</text:p>
          </table:table-cell>
          <table:table-cell office:value-type="string">
            <text:p>175</text:p>
          </table:table-cell>
          <table:table-cell office:value-type="string">
            <text:p>655</text:p>
          </table:table-cell>
          <table:table-cell office:value-type="float" office:value="466.17">
            <text:p>466.1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6.2300109863">
            <text:p>466.2300109863</text:p>
          </table:table-cell>
          <table:table-cell office:value-type="float" office:value="6.0010986328">
            <text:p>6.0010986328</text:p>
          </table:table-cell>
          <table:table-cell table:formula="of:=ABS([.K333])" office:value-type="float" office:value="6.0010986328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58233</text:p>
          </table:table-cell>
          <table:table-cell office:value-type="string">
            <text:p>35</text:p>
          </table:table-cell>
          <table:table-cell office:value-type="string">
            <text:p>653</text:p>
          </table:table-cell>
          <table:table-cell office:value-type="float" office:value="464.9">
            <text:p>464.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4.950012207">
            <text:p>464.950012207</text:p>
          </table:table-cell>
          <table:table-cell office:value-type="float" office:value="5.0012207031">
            <text:p>5.0012207031</text:p>
          </table:table-cell>
          <table:table-cell table:formula="of:=ABS([.K334])" office:value-type="float" office:value="5.0012207031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42118</text:p>
          </table:table-cell>
          <table:table-cell office:value-type="string">
            <text:p>24590243</text:p>
          </table:table-cell>
          <table:table-cell office:value-type="string">
            <text:p>743</text:p>
          </table:table-cell>
          <table:table-cell office:value-type="float" office:value="437.77">
            <text:p>437.7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7.9599914551">
            <text:p>437.9599914551</text:p>
          </table:table-cell>
          <table:table-cell office:value-type="float" office:value="18.9991455078">
            <text:p>18.9991455078</text:p>
          </table:table-cell>
          <table:table-cell table:formula="of:=ABS([.K335])" office:value-type="float" office:value="18.9991455078">
            <text:p>19</text:p>
          </table:table-cell>
          <table:table-cell table:number-columns-repeated="244"/>
        </table:table-row>
        <table:table-row table:style-name="ro1">
          <table:table-cell office:value-type="string">
            <text:p>58329</text:p>
          </table:table-cell>
          <table:table-cell office:value-type="string">
            <text:p>243</text:p>
          </table:table-cell>
          <table:table-cell office:value-type="string">
            <text:p>743</text:p>
          </table:table-cell>
          <table:table-cell office:value-type="float" office:value="437.77">
            <text:p>437.7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37.9599914551">
            <text:p>437.9599914551</text:p>
          </table:table-cell>
          <table:table-cell office:value-type="float" office:value="18.9991455078">
            <text:p>18.9991455078</text:p>
          </table:table-cell>
          <table:table-cell table:formula="of:=ABS([.K336])" office:value-type="float" office:value="18.9991455078">
            <text:p>19</text:p>
          </table:table-cell>
          <table:table-cell table:number-columns-repeated="244"/>
        </table:table-row>
        <table:table-row table:style-name="ro1">
          <table:table-cell office:value-type="string">
            <text:p>58288</text:p>
          </table:table-cell>
          <table:table-cell office:value-type="string">
            <text:p>254</text:p>
          </table:table-cell>
          <table:table-cell office:value-type="string">
            <text:p>741</text:p>
          </table:table-cell>
          <table:table-cell office:value-type="float" office:value="463.85">
            <text:p>463.8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3.9200134277">
            <text:p>463.9200134277</text:p>
          </table:table-cell>
          <table:table-cell office:value-type="float" office:value="7.0013427734">
            <text:p>7.0013427734</text:p>
          </table:table-cell>
          <table:table-cell table:formula="of:=ABS([.K337])" office:value-type="float" office:value="7.0013427734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58328</text:p>
          </table:table-cell>
          <table:table-cell office:value-type="string">
            <text:p>257</text:p>
          </table:table-cell>
          <table:table-cell office:value-type="string">
            <text:p>740</text:p>
          </table:table-cell>
          <table:table-cell office:value-type="float" office:value="461.3">
            <text:p>461.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1.1300048828">
            <text:p>461.1300048828</text:p>
          </table:table-cell>
          <table:table-cell office:value-type="float" office:value="-16.9995117188">
            <text:p>-16.9995117188</text:p>
          </table:table-cell>
          <table:table-cell table:formula="of:=ABS([.K338])" office:value-type="float" office:value="16.9995117188">
            <text:p>17</text:p>
          </table:table-cell>
          <table:table-cell table:number-columns-repeated="244"/>
        </table:table-row>
        <table:table-row table:style-name="ro1">
          <table:table-cell office:value-type="string">
            <text:p>58276</text:p>
          </table:table-cell>
          <table:table-cell office:value-type="string">
            <text:p>44</text:p>
          </table:table-cell>
          <table:table-cell office:value-type="string">
            <text:p>739</text:p>
          </table:table-cell>
          <table:table-cell office:value-type="float" office:value="444.29">
            <text:p>444.2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4.700012207">
            <text:p>444.700012207</text:p>
          </table:table-cell>
          <table:table-cell office:value-type="float" office:value="41.0012207031">
            <text:p>41.0012207031</text:p>
          </table:table-cell>
          <table:table-cell table:formula="of:=ABS([.K339])" office:value-type="float" office:value="41.0012207031">
            <text:p>41</text:p>
          </table:table-cell>
          <table:table-cell table:number-columns-repeated="244"/>
        </table:table-row>
        <table:table-row table:style-name="ro1">
          <table:table-cell office:value-type="string">
            <text:p>58279</text:p>
          </table:table-cell>
          <table:table-cell office:value-type="string">
            <text:p>258</text:p>
          </table:table-cell>
          <table:table-cell office:value-type="string">
            <text:p>738</text:p>
          </table:table-cell>
          <table:table-cell office:value-type="float" office:value="448.11">
            <text:p>448.1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48.1300048828">
            <text:p>448.1300048828</text:p>
          </table:table-cell>
          <table:table-cell office:value-type="float" office:value="2.0004882812">
            <text:p>2.0004882812</text:p>
          </table:table-cell>
          <table:table-cell table:formula="of:=ABS([.K340])" office:value-type="float" office:value="2.0004882812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58299</text:p>
          </table:table-cell>
          <table:table-cell office:value-type="string">
            <text:p>348</text:p>
          </table:table-cell>
          <table:table-cell office:value-type="string">
            <text:p>717</text:p>
          </table:table-cell>
          <table:table-cell office:value-type="float" office:value="452.47">
            <text:p>452.4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2.450012207">
            <text:p>452.450012207</text:p>
          </table:table-cell>
          <table:table-cell office:value-type="float" office:value="-1.9987792969">
            <text:p>-1.9987792969</text:p>
          </table:table-cell>
          <table:table-cell table:formula="of:=ABS([.K341])" office:value-type="float" office:value="1.9987792969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58304</text:p>
          </table:table-cell>
          <table:table-cell office:value-type="string">
            <text:p>241</text:p>
          </table:table-cell>
          <table:table-cell office:value-type="string">
            <text:p>716</text:p>
          </table:table-cell>
          <table:table-cell office:value-type="float" office:value="459.13">
            <text:p>459.1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9.1600036621">
            <text:p>459.1600036621</text:p>
          </table:table-cell>
          <table:table-cell office:value-type="float" office:value="3.0003662109">
            <text:p>3.0003662109</text:p>
          </table:table-cell>
          <table:table-cell table:formula="of:=ABS([.K342])" office:value-type="float" office:value="3.0003662109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58304</text:p>
          </table:table-cell>
          <table:table-cell office:value-type="string">
            <text:p>241</text:p>
          </table:table-cell>
          <table:table-cell office:value-type="string">
            <text:p>716</text:p>
          </table:table-cell>
          <table:table-cell office:value-type="float" office:value="459.13">
            <text:p>459.1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9.1600036621">
            <text:p>459.1600036621</text:p>
          </table:table-cell>
          <table:table-cell office:value-type="float" office:value="3.0003662109">
            <text:p>3.0003662109</text:p>
          </table:table-cell>
          <table:table-cell table:formula="of:=ABS([.K343])" office:value-type="float" office:value="3.0003662109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58303</text:p>
          </table:table-cell>
          <table:table-cell office:value-type="string">
            <text:p>177</text:p>
          </table:table-cell>
          <table:table-cell office:value-type="string">
            <text:p>715</text:p>
          </table:table-cell>
          <table:table-cell office:value-type="float" office:value="459.21">
            <text:p>459.2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59.200012207">
            <text:p>459.200012207</text:p>
          </table:table-cell>
          <table:table-cell office:value-type="float" office:value="-0.9987792969">
            <text:p>-0.9987792969</text:p>
          </table:table-cell>
          <table:table-cell table:formula="of:=ABS([.K344])" office:value-type="float" office:value="0.9987792969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58287</text:p>
          </table:table-cell>
          <table:table-cell office:value-type="string">
            <text:p>344</text:p>
          </table:table-cell>
          <table:table-cell office:value-type="string">
            <text:p>714</text:p>
          </table:table-cell>
          <table:table-cell office:value-type="float" office:value="455.11">
            <text:p>455.1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55.2099914551">
            <text:p>455.2099914551</text:p>
          </table:table-cell>
          <table:table-cell office:value-type="float" office:value="9.9991455078">
            <text:p>9.9991455078</text:p>
          </table:table-cell>
          <table:table-cell table:formula="of:=ABS([.K345])" office:value-type="float" office:value="9.9991455078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58121</text:p>
          </table:table-cell>
          <table:table-cell office:value-type="string">
            <text:p>231</text:p>
          </table:table-cell>
          <table:table-cell office:value-type="string">
            <text:p>567</text:p>
          </table:table-cell>
          <table:table-cell office:value-type="float" office:value="479.15">
            <text:p>479.1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79.5400085449">
            <text:p>479.5400085449</text:p>
          </table:table-cell>
          <table:table-cell office:value-type="float" office:value="39.0008544922">
            <text:p>39.0008544922</text:p>
          </table:table-cell>
          <table:table-cell table:formula="of:=ABS([.K346])" office:value-type="float" office:value="39.0008544922">
            <text:p>39</text:p>
          </table:table-cell>
          <table:table-cell table:number-columns-repeated="244"/>
        </table:table-row>
        <table:table-row table:style-name="ro1">
          <table:table-cell office:value-type="string">
            <text:p>58153</text:p>
          </table:table-cell>
          <table:table-cell office:value-type="string">
            <text:p>347</text:p>
          </table:table-cell>
          <table:table-cell office:value-type="string">
            <text:p>565</text:p>
          </table:table-cell>
          <table:table-cell office:value-type="float" office:value="487.64">
            <text:p>487.6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87.6300048828">
            <text:p>487.6300048828</text:p>
          </table:table-cell>
          <table:table-cell office:value-type="float" office:value="-0.9995117187">
            <text:p>-0.9995117187</text:p>
          </table:table-cell>
          <table:table-cell table:formula="of:=ABS([.K347])" office:value-type="float" office:value="0.9995117187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58122</text:p>
          </table:table-cell>
          <table:table-cell office:value-type="string">
            <text:p>232</text:p>
          </table:table-cell>
          <table:table-cell office:value-type="string">
            <text:p>564</text:p>
          </table:table-cell>
          <table:table-cell office:value-type="float" office:value="482.78">
            <text:p>482.7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83.0700073242">
            <text:p>483.0700073242</text:p>
          </table:table-cell>
          <table:table-cell office:value-type="float" office:value="29.0007324219">
            <text:p>29.0007324219</text:p>
          </table:table-cell>
          <table:table-cell table:formula="of:=ABS([.K348])" office:value-type="float" office:value="29.0007324219">
            <text:p>29</text:p>
          </table:table-cell>
          <table:table-cell table:number-columns-repeated="244"/>
        </table:table-row>
        <table:table-row table:style-name="ro1">
          <table:table-cell office:value-type="string">
            <text:p>58234</text:p>
          </table:table-cell>
          <table:table-cell office:value-type="string">
            <text:p>176</text:p>
          </table:table-cell>
          <table:table-cell office:value-type="string">
            <text:p>652</text:p>
          </table:table-cell>
          <table:table-cell office:value-type="float" office:value="468.93">
            <text:p>468.9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9.0100097656">
            <text:p>469.0100097656</text:p>
          </table:table-cell>
          <table:table-cell office:value-type="float" office:value="8.0009765625">
            <text:p>8.0009765625</text:p>
          </table:table-cell>
          <table:table-cell table:formula="of:=ABS([.K349])" office:value-type="float" office:value="8.0009765625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58224</text:p>
          </table:table-cell>
          <table:table-cell office:value-type="string">
            <text:p>200</text:p>
          </table:table-cell>
          <table:table-cell office:value-type="string">
            <text:p>650</text:p>
          </table:table-cell>
          <table:table-cell office:value-type="float" office:value="480.7">
            <text:p>480.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80.299987793">
            <text:p>480.299987793</text:p>
          </table:table-cell>
          <table:table-cell office:value-type="float" office:value="-40.0012207031">
            <text:p>-40.0012207031</text:p>
          </table:table-cell>
          <table:table-cell table:formula="of:=ABS([.K350])" office:value-type="float" office:value="40.0012207031">
            <text:p>40</text:p>
          </table:table-cell>
          <table:table-cell table:number-columns-repeated="244"/>
        </table:table-row>
        <table:table-row table:style-name="ro1">
          <table:table-cell office:value-type="string">
            <text:p>58182</text:p>
          </table:table-cell>
          <table:table-cell office:value-type="string">
            <text:p>643</text:p>
          </table:table-cell>
          <table:table-cell office:value-type="string">
            <text:p>621</text:p>
          </table:table-cell>
          <table:table-cell office:value-type="float" office:value="474.791">
            <text:p>474.79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74.7699890137">
            <text:p>474.7699890137</text:p>
          </table:table-cell>
          <table:table-cell office:value-type="float" office:value="-2.1010986328">
            <text:p>-2.1010986328</text:p>
          </table:table-cell>
          <table:table-cell table:formula="of:=ABS([.K351])" office:value-type="float" office:value="2.1010986328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58174</text:p>
          </table:table-cell>
          <table:table-cell office:value-type="string">
            <text:p>214</text:p>
          </table:table-cell>
          <table:table-cell office:value-type="string">
            <text:p>615</text:p>
          </table:table-cell>
          <table:table-cell office:value-type="float" office:value="477.51">
            <text:p>477.5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77.5700073242">
            <text:p>477.5700073242</text:p>
          </table:table-cell>
          <table:table-cell office:value-type="float" office:value="6.0007324219">
            <text:p>6.0007324219</text:p>
          </table:table-cell>
          <table:table-cell table:formula="of:=ABS([.K352])" office:value-type="float" office:value="6.0007324219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58170</text:p>
          </table:table-cell>
          <table:table-cell office:value-type="string">
            <text:p>233</text:p>
          </table:table-cell>
          <table:table-cell office:value-type="string">
            <text:p>614</text:p>
          </table:table-cell>
          <table:table-cell office:value-type="float" office:value="470.33">
            <text:p>470.3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70.2900085449">
            <text:p>470.2900085449</text:p>
          </table:table-cell>
          <table:table-cell office:value-type="float" office:value="-3.9991455078">
            <text:p>-3.9991455078</text:p>
          </table:table-cell>
          <table:table-cell table:formula="of:=ABS([.K353])" office:value-type="float" office:value="3.9991455078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58169</text:p>
          </table:table-cell>
          <table:table-cell office:value-type="string">
            <text:p>234</text:p>
          </table:table-cell>
          <table:table-cell office:value-type="string">
            <text:p>613</text:p>
          </table:table-cell>
          <table:table-cell office:value-type="float" office:value="474.67">
            <text:p>474.6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74.8399963379">
            <text:p>474.8399963379</text:p>
          </table:table-cell>
          <table:table-cell office:value-type="float" office:value="16.9996337891">
            <text:p>16.9996337891</text:p>
          </table:table-cell>
          <table:table-cell table:formula="of:=ABS([.K354])" office:value-type="float" office:value="16.9996337891">
            <text:p>17</text:p>
          </table:table-cell>
          <table:table-cell table:number-columns-repeated="244"/>
        </table:table-row>
        <table:table-row table:style-name="ro1">
          <table:table-cell office:value-type="string">
            <text:p>58177</text:p>
          </table:table-cell>
          <table:table-cell office:value-type="string">
            <text:p>831</text:p>
          </table:table-cell>
          <table:table-cell office:value-type="string">
            <text:p>612</text:p>
          </table:table-cell>
          <table:table-cell office:value-type="float" office:value="467.75">
            <text:p>467.7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67.8800048828">
            <text:p>467.8800048828</text:p>
          </table:table-cell>
          <table:table-cell office:value-type="float" office:value="13.0004882812">
            <text:p>13.0004882812</text:p>
          </table:table-cell>
          <table:table-cell table:formula="of:=ABS([.K355])" office:value-type="float" office:value="13.0004882812">
            <text:p>13</text:p>
          </table:table-cell>
          <table:table-cell table:number-columns-repeated="244"/>
        </table:table-row>
        <table:table-row table:style-name="ro1">
          <table:table-cell office:value-type="string">
            <text:p>58167</text:p>
          </table:table-cell>
          <table:table-cell office:value-type="string">
            <text:p>236</text:p>
          </table:table-cell>
          <table:table-cell office:value-type="string">
            <text:p>611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5.1099853516">
            <text:p>465.1099853516</text:p>
          </table:table-cell>
          <table:table-cell office:value-type="float" office:value="10.9985351562">
            <text:p>10.9985351562</text:p>
          </table:table-cell>
          <table:table-cell table:formula="of:=ABS([.K356])" office:value-type="float" office:value="10.9985351562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58241</text:p>
          </table:table-cell>
          <table:table-cell office:value-type="string">
            <text:p>193</text:p>
          </table:table-cell>
          <table:table-cell office:value-type="string">
            <text:p>610</text:p>
          </table:table-cell>
          <table:table-cell office:value-type="float" office:value="464.2">
            <text:p>464.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64.299987793">
            <text:p>464.299987793</text:p>
          </table:table-cell>
          <table:table-cell office:value-type="float" office:value="9.9987792969">
            <text:p>9.9987792969</text:p>
          </table:table-cell>
          <table:table-cell table:formula="of:=ABS([.K357])" office:value-type="float" office:value="9.9987792969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58227</text:p>
          </table:table-cell>
          <table:table-cell office:value-type="string">
            <text:p>192</text:p>
          </table:table-cell>
          <table:table-cell office:value-type="string">
            <text:p>609</text:p>
          </table:table-cell>
          <table:table-cell office:value-type="float" office:value="464.71">
            <text:p>464.7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4.75">
            <text:p>464.75</text:p>
          </table:table-cell>
          <table:table-cell office:value-type="float" office:value="4">
            <text:p>4</text:p>
          </table:table-cell>
          <table:table-cell table:formula="of:=ABS([.K358])" office:value-type="float" office:value="4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58163</text:p>
          </table:table-cell>
          <table:table-cell office:value-type="string">
            <text:p>191</text:p>
          </table:table-cell>
          <table:table-cell office:value-type="string">
            <text:p>608</text:p>
          </table:table-cell>
          <table:table-cell office:value-type="float" office:value="465.55">
            <text:p>465.5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5.5599975586">
            <text:p>465.5599975586</text:p>
          </table:table-cell>
          <table:table-cell office:value-type="float" office:value="0.9997558594">
            <text:p>0.9997558594</text:p>
          </table:table-cell>
          <table:table-cell table:formula="of:=ABS([.K359])" office:value-type="float" office:value="0.9997558594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58221</text:p>
          </table:table-cell>
          <table:table-cell office:value-type="string">
            <text:p>203</text:p>
          </table:table-cell>
          <table:table-cell office:value-type="string">
            <text:p>607</text:p>
          </table:table-cell>
          <table:table-cell office:value-type="float" office:value="480.94">
            <text:p>480.9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80.9800109863">
            <text:p>480.9800109863</text:p>
          </table:table-cell>
          <table:table-cell office:value-type="float" office:value="4.0010986328">
            <text:p>4.0010986328</text:p>
          </table:table-cell>
          <table:table-cell table:formula="of:=ABS([.K360])" office:value-type="float" office:value="4.0010986328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58171</text:p>
          </table:table-cell>
          <table:table-cell office:value-type="string">
            <text:p>228</text:p>
          </table:table-cell>
          <table:table-cell office:value-type="string">
            <text:p>606</text:p>
          </table:table-cell>
          <table:table-cell office:value-type="float" office:value="468.95">
            <text:p>468.9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9.1300048828">
            <text:p>469.1300048828</text:p>
          </table:table-cell>
          <table:table-cell office:value-type="float" office:value="18.0004882813">
            <text:p>18.0004882813</text:p>
          </table:table-cell>
          <table:table-cell table:formula="of:=ABS([.K361])" office:value-type="float" office:value="18.0004882813">
            <text:p>18</text:p>
          </table:table-cell>
          <table:table-cell table:number-columns-repeated="244"/>
        </table:table-row>
        <table:table-row table:style-name="ro1">
          <table:table-cell office:value-type="string">
            <text:p>58164</text:p>
          </table:table-cell>
          <table:table-cell office:value-type="string">
            <text:p>190</text:p>
          </table:table-cell>
          <table:table-cell office:value-type="string">
            <text:p>604</text:p>
          </table:table-cell>
          <table:table-cell office:value-type="float" office:value="467.98">
            <text:p>467.9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8.1000061035">
            <text:p>468.1000061035</text:p>
          </table:table-cell>
          <table:table-cell office:value-type="float" office:value="12.0006103516">
            <text:p>12.0006103516</text:p>
          </table:table-cell>
          <table:table-cell table:formula="of:=ABS([.K362])" office:value-type="float" office:value="12.0006103516">
            <text:p>12</text:p>
          </table:table-cell>
          <table:table-cell table:number-columns-repeated="244"/>
        </table:table-row>
        <table:table-row table:style-name="ro1">
          <table:table-cell office:value-type="string">
            <text:p>58161</text:p>
          </table:table-cell>
          <table:table-cell office:value-type="string">
            <text:p>224</text:p>
          </table:table-cell>
          <table:table-cell office:value-type="string">
            <text:p>603</text:p>
          </table:table-cell>
          <table:table-cell office:value-type="float" office:value="466.18">
            <text:p>466.1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6.4899902344">
            <text:p>466.4899902344</text:p>
          </table:table-cell>
          <table:table-cell office:value-type="float" office:value="30.9990234375">
            <text:p>30.9990234375</text:p>
          </table:table-cell>
          <table:table-cell table:formula="of:=ABS([.K363])" office:value-type="float" office:value="30.9990234375">
            <text:p>31</text:p>
          </table:table-cell>
          <table:table-cell table:number-columns-repeated="244"/>
        </table:table-row>
        <table:table-row table:style-name="ro1">
          <table:table-cell office:value-type="string">
            <text:p>58160</text:p>
          </table:table-cell>
          <table:table-cell office:value-type="string">
            <text:p>225</text:p>
          </table:table-cell>
          <table:table-cell office:value-type="string">
            <text:p>602</text:p>
          </table:table-cell>
          <table:table-cell office:value-type="float" office:value="469.06">
            <text:p>469.0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69.25">
            <text:p>469.25</text:p>
          </table:table-cell>
          <table:table-cell office:value-type="float" office:value="19">
            <text:p>19</text:p>
          </table:table-cell>
          <table:table-cell table:formula="of:=ABS([.K364])" office:value-type="float" office:value="19">
            <text:p>19</text:p>
          </table:table-cell>
          <table:table-cell table:number-columns-repeated="244"/>
        </table:table-row>
        <table:table-row table:style-name="ro1">
          <table:table-cell office:value-type="string">
            <text:p>58158</text:p>
          </table:table-cell>
          <table:table-cell office:value-type="string">
            <text:p>229</text:p>
          </table:table-cell>
          <table:table-cell office:value-type="string">
            <text:p>601</text:p>
          </table:table-cell>
          <table:table-cell office:value-type="float" office:value="473.84">
            <text:p>473.8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73.9400024414">
            <text:p>473.9400024414</text:p>
          </table:table-cell>
          <table:table-cell office:value-type="float" office:value="10.0002441406">
            <text:p>10.0002441406</text:p>
          </table:table-cell>
          <table:table-cell table:formula="of:=ABS([.K365])" office:value-type="float" office:value="10.0002441406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58165</text:p>
          </table:table-cell>
          <table:table-cell office:value-type="string">
            <text:p>189</text:p>
          </table:table-cell>
          <table:table-cell office:value-type="string">
            <text:p>600</text:p>
          </table:table-cell>
          <table:table-cell office:value-type="float" office:value="471.1">
            <text:p>471.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71.3800048828">
            <text:p>471.3800048828</text:p>
          </table:table-cell>
          <table:table-cell office:value-type="float" office:value="28.0004882812">
            <text:p>28.0004882812</text:p>
          </table:table-cell>
          <table:table-cell table:formula="of:=ABS([.K366])" office:value-type="float" office:value="28.0004882812">
            <text:p>28</text:p>
          </table:table-cell>
          <table:table-cell table:number-columns-repeated="244"/>
        </table:table-row>
        <table:table-row table:style-name="ro1">
          <table:table-cell office:value-type="string">
            <text:p>58162</text:p>
          </table:table-cell>
          <table:table-cell office:value-type="string">
            <text:p>204</text:p>
          </table:table-cell>
          <table:table-cell office:value-type="string">
            <text:p>598</text:p>
          </table:table-cell>
          <table:table-cell office:value-type="float" office:value="482.73">
            <text:p>482.7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82.9100036621">
            <text:p>482.9100036621</text:p>
          </table:table-cell>
          <table:table-cell office:value-type="float" office:value="18.0003662109">
            <text:p>18.0003662109</text:p>
          </table:table-cell>
          <table:table-cell table:formula="of:=ABS([.K367])" office:value-type="float" office:value="18.0003662109">
            <text:p>18</text:p>
          </table:table-cell>
          <table:table-cell table:number-columns-repeated="244"/>
        </table:table-row>
        <table:table-row table:style-name="ro1">
          <table:table-cell office:value-type="string">
            <text:p>58157</text:p>
          </table:table-cell>
          <table:table-cell office:value-type="string">
            <text:p>143</text:p>
          </table:table-cell>
          <table:table-cell office:value-type="string">
            <text:p>597</text:p>
          </table:table-cell>
          <table:table-cell office:value-type="float" office:value="488.36">
            <text:p>488.3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88.3999938965">
            <text:p>488.3999938965</text:p>
          </table:table-cell>
          <table:table-cell office:value-type="float" office:value="3.9993896484">
            <text:p>3.9993896484</text:p>
          </table:table-cell>
          <table:table-cell table:formula="of:=ABS([.K368])" office:value-type="float" office:value="3.9993896484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58218</text:p>
          </table:table-cell>
          <table:table-cell office:value-type="string">
            <text:p>142</text:p>
          </table:table-cell>
          <table:table-cell office:value-type="string">
            <text:p>596</text:p>
          </table:table-cell>
          <table:table-cell office:value-type="float" office:value="476.06">
            <text:p>476.0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76.1499938965">
            <text:p>476.1499938965</text:p>
          </table:table-cell>
          <table:table-cell office:value-type="float" office:value="8.9993896484">
            <text:p>8.9993896484</text:p>
          </table:table-cell>
          <table:table-cell table:formula="of:=ABS([.K369])" office:value-type="float" office:value="8.9993896484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58166</text:p>
          </table:table-cell>
          <table:table-cell office:value-type="string">
            <text:p>188</text:p>
          </table:table-cell>
          <table:table-cell office:value-type="string">
            <text:p>595</text:p>
          </table:table-cell>
          <table:table-cell office:value-type="float" office:value="478.25">
            <text:p>478.2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78.2799987793">
            <text:p>478.2799987793</text:p>
          </table:table-cell>
          <table:table-cell office:value-type="float" office:value="2.9998779297">
            <text:p>2.9998779297</text:p>
          </table:table-cell>
          <table:table-cell table:formula="of:=ABS([.K370])" office:value-type="float" office:value="2.9998779297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58156</text:p>
          </table:table-cell>
          <table:table-cell office:value-type="string">
            <text:p>346</text:p>
          </table:table-cell>
          <table:table-cell office:value-type="string">
            <text:p>594</text:p>
          </table:table-cell>
          <table:table-cell office:value-type="float" office:value="488.62">
            <text:p>488.62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88.5400085449">
            <text:p>488.5400085449</text:p>
          </table:table-cell>
          <table:table-cell office:value-type="float" office:value="-7.9991455078">
            <text:p>-7.9991455078</text:p>
          </table:table-cell>
          <table:table-cell table:formula="of:=ABS([.K371])" office:value-type="float" office:value="7.9991455078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58232</text:p>
          </table:table-cell>
          <table:table-cell office:value-type="string">
            <text:p>199</text:p>
          </table:table-cell>
          <table:table-cell office:value-type="string">
            <text:p>593</text:p>
          </table:table-cell>
          <table:table-cell office:value-type="float" office:value="480.09">
            <text:p>480.0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7/10/24</text:p>
          </table:table-cell>
          <table:table-cell office:value-type="float" office:value="479.8099975586">
            <text:p>479.8099975586</text:p>
          </table:table-cell>
          <table:table-cell office:value-type="float" office:value="-28.0002441406">
            <text:p>-28.0002441406</text:p>
          </table:table-cell>
          <table:table-cell table:formula="of:=ABS([.K372])" office:value-type="float" office:value="28.0002441406">
            <text:p>28</text:p>
          </table:table-cell>
          <table:table-cell table:number-columns-repeated="244"/>
        </table:table-row>
        <table:table-row table:style-name="ro1">
          <table:table-cell office:value-type="string">
            <text:p>58118</text:p>
          </table:table-cell>
          <table:table-cell office:value-type="string">
            <text:p>146</text:p>
          </table:table-cell>
          <table:table-cell office:value-type="string">
            <text:p>562</text:p>
          </table:table-cell>
          <table:table-cell office:value-type="float" office:value="487.87">
            <text:p>487.8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7/10/24</text:p>
          </table:table-cell>
          <table:table-cell office:value-type="float" office:value="487.8699951172">
            <text:p>487.8699951172</text:p>
          </table:table-cell>
          <table:table-cell office:value-type="float" office:value="-0.0004882813">
            <text:p>-0.0004882813</text:p>
          </table:table-cell>
          <table:table-cell table:formula="of:=ABS([.K373])" office:value-type="float" office:value="0.0004882813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42221</text:p>
          </table:table-cell>
          <table:table-cell table:number-columns-repeated="2" office:value-type="string">
            <text:p>233</text:p>
          </table:table-cell>
          <table:table-cell office:value-type="float" office:value="431.663">
            <text:p>431.66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1.8399963379">
            <text:p>431.8399963379</text:p>
          </table:table-cell>
          <table:table-cell office:value-type="float" office:value="17.6996337891">
            <text:p>17.6996337891</text:p>
          </table:table-cell>
          <table:table-cell table:formula="of:=ABS([.K374])" office:value-type="float" office:value="17.6996337891">
            <text:p>18</text:p>
          </table:table-cell>
          <table:table-cell table:number-columns-repeated="244"/>
        </table:table-row>
        <table:table-row table:style-name="ro1">
          <table:table-cell office:value-type="string">
            <text:p>42222</text:p>
          </table:table-cell>
          <table:table-cell table:number-columns-repeated="2" office:value-type="string">
            <text:p>265</text:p>
          </table:table-cell>
          <table:table-cell office:value-type="float" office:value="436.328">
            <text:p>436.32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5.4899902344">
            <text:p>435.4899902344</text:p>
          </table:table-cell>
          <table:table-cell office:value-type="float" office:value="-83.8009765625">
            <text:p>-83.8009765625</text:p>
          </table:table-cell>
          <table:table-cell table:formula="of:=ABS([.K375])" office:value-type="float" office:value="83.8009765625">
            <text:p>84</text:p>
          </table:table-cell>
          <table:table-cell table:number-columns-repeated="244"/>
        </table:table-row>
        <table:table-row table:style-name="ro1">
          <table:table-cell office:value-type="string">
            <text:p>42227</text:p>
          </table:table-cell>
          <table:table-cell table:number-columns-repeated="2" office:value-type="string">
            <text:p>266</text:p>
          </table:table-cell>
          <table:table-cell office:value-type="float" office:value="436.429">
            <text:p>436.42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36.3399963379">
            <text:p>436.3399963379</text:p>
          </table:table-cell>
          <table:table-cell office:value-type="float" office:value="-8.9003662109">
            <text:p>-8.9003662109</text:p>
          </table:table-cell>
          <table:table-cell table:formula="of:=ABS([.K376])" office:value-type="float" office:value="8.9003662109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42238</text:p>
          </table:table-cell>
          <table:table-cell table:number-columns-repeated="2" office:value-type="string">
            <text:p>256</text:p>
          </table:table-cell>
          <table:table-cell office:value-type="float" office:value="428.24">
            <text:p>428.2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28.3800048828">
            <text:p>428.3800048828</text:p>
          </table:table-cell>
          <table:table-cell office:value-type="float" office:value="14.0004882812">
            <text:p>14.0004882812</text:p>
          </table:table-cell>
          <table:table-cell table:formula="of:=ABS([.K377])" office:value-type="float" office:value="14.0004882812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42237</text:p>
          </table:table-cell>
          <table:table-cell table:number-columns-repeated="2" office:value-type="string">
            <text:p>257</text:p>
          </table:table-cell>
          <table:table-cell office:value-type="float" office:value="428.169">
            <text:p>428.16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28.3200073242">
            <text:p>428.3200073242</text:p>
          </table:table-cell>
          <table:table-cell office:value-type="float" office:value="15.1007324219">
            <text:p>15.1007324219</text:p>
          </table:table-cell>
          <table:table-cell table:formula="of:=ABS([.K378])" office:value-type="float" office:value="15.1007324219">
            <text:p>15</text:p>
          </table:table-cell>
          <table:table-cell table:number-columns-repeated="244"/>
        </table:table-row>
        <table:table-row table:style-name="ro1">
          <table:table-cell office:value-type="string">
            <text:p>42210</text:p>
          </table:table-cell>
          <table:table-cell table:number-columns-repeated="2" office:value-type="string">
            <text:p>237</text:p>
          </table:table-cell>
          <table:table-cell office:value-type="float" office:value="430.216">
            <text:p>430.21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0.4299926758">
            <text:p>430.4299926758</text:p>
          </table:table-cell>
          <table:table-cell office:value-type="float" office:value="21.3992675781">
            <text:p>21.3992675781</text:p>
          </table:table-cell>
          <table:table-cell table:formula="of:=ABS([.K379])" office:value-type="float" office:value="21.3992675781">
            <text:p>21</text:p>
          </table:table-cell>
          <table:table-cell table:number-columns-repeated="244"/>
        </table:table-row>
        <table:table-row table:style-name="ro1">
          <table:table-cell office:value-type="string">
            <text:p>42215</text:p>
          </table:table-cell>
          <table:table-cell table:number-columns-repeated="2" office:value-type="string">
            <text:p>236</text:p>
          </table:table-cell>
          <table:table-cell office:value-type="float" office:value="431.024">
            <text:p>431.02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31.5700073242">
            <text:p>431.5700073242</text:p>
          </table:table-cell>
          <table:table-cell office:value-type="float" office:value="54.6007324219">
            <text:p>54.6007324219</text:p>
          </table:table-cell>
          <table:table-cell table:formula="of:=ABS([.K380])" office:value-type="float" office:value="54.6007324219">
            <text:p>55</text:p>
          </table:table-cell>
          <table:table-cell table:number-columns-repeated="244"/>
        </table:table-row>
        <table:table-row table:style-name="ro1">
          <table:table-cell office:value-type="string">
            <text:p>42217</text:p>
          </table:table-cell>
          <table:table-cell table:number-columns-repeated="2" office:value-type="string">
            <text:p>235</text:p>
          </table:table-cell>
          <table:table-cell office:value-type="float" office:value="430.103">
            <text:p>430.10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0.1300048828">
            <text:p>430.1300048828</text:p>
          </table:table-cell>
          <table:table-cell office:value-type="float" office:value="2.7004882812">
            <text:p>2.7004882812</text:p>
          </table:table-cell>
          <table:table-cell table:formula="of:=ABS([.K381])" office:value-type="float" office:value="2.7004882812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42216</text:p>
          </table:table-cell>
          <table:table-cell table:number-columns-repeated="2" office:value-type="string">
            <text:p>261</text:p>
          </table:table-cell>
          <table:table-cell office:value-type="float" office:value="433.542">
            <text:p>433.54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3.700012207">
            <text:p>433.700012207</text:p>
          </table:table-cell>
          <table:table-cell office:value-type="float" office:value="15.8012207031">
            <text:p>15.8012207031</text:p>
          </table:table-cell>
          <table:table-cell table:formula="of:=ABS([.K382])" office:value-type="float" office:value="15.8012207031">
            <text:p>16</text:p>
          </table:table-cell>
          <table:table-cell table:number-columns-repeated="244"/>
        </table:table-row>
        <table:table-row table:style-name="ro1">
          <table:table-cell office:value-type="string">
            <text:p>42209</text:p>
          </table:table-cell>
          <table:table-cell table:number-columns-repeated="2" office:value-type="string">
            <text:p>259</text:p>
          </table:table-cell>
          <table:table-cell office:value-type="float" office:value="434.467">
            <text:p>434.46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31.7399902344">
            <text:p>431.7399902344</text:p>
          </table:table-cell>
          <table:table-cell office:value-type="float" office:value="-272.7009765625">
            <text:p>-272.7009765625</text:p>
          </table:table-cell>
          <table:table-cell table:formula="of:=ABS([.K383])" office:value-type="float" office:value="272.7009765625">
            <text:p>273</text:p>
          </table:table-cell>
          <table:table-cell table:number-columns-repeated="244"/>
        </table:table-row>
        <table:table-row table:style-name="ro1">
          <table:table-cell office:value-type="string">
            <text:p>42207</text:p>
          </table:table-cell>
          <table:table-cell table:number-columns-repeated="2" office:value-type="string">
            <text:p>231</text:p>
          </table:table-cell>
          <table:table-cell office:value-type="float" office:value="439.593">
            <text:p>439.59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9.8500061035">
            <text:p>439.8500061035</text:p>
          </table:table-cell>
          <table:table-cell office:value-type="float" office:value="25.7006103516">
            <text:p>25.7006103516</text:p>
          </table:table-cell>
          <table:table-cell table:formula="of:=ABS([.K384])" office:value-type="float" office:value="25.7006103516">
            <text:p>26</text:p>
          </table:table-cell>
          <table:table-cell table:number-columns-repeated="244"/>
        </table:table-row>
        <table:table-row table:style-name="ro1">
          <table:table-cell office:value-type="string">
            <text:p>42206</text:p>
          </table:table-cell>
          <table:table-cell table:number-columns-repeated="2" office:value-type="string">
            <text:p>232</text:p>
          </table:table-cell>
          <table:table-cell office:value-type="float" office:value="432.353">
            <text:p>432.35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2.549987793">
            <text:p>432.549987793</text:p>
          </table:table-cell>
          <table:table-cell office:value-type="float" office:value="19.6987792969">
            <text:p>19.6987792969</text:p>
          </table:table-cell>
          <table:table-cell table:formula="of:=ABS([.K385])" office:value-type="float" office:value="19.6987792969">
            <text:p>20</text:p>
          </table:table-cell>
          <table:table-cell table:number-columns-repeated="244"/>
        </table:table-row>
        <table:table-row table:style-name="ro1">
          <table:table-cell office:value-type="string">
            <text:p>42205</text:p>
          </table:table-cell>
          <table:table-cell table:number-columns-repeated="2" office:value-type="string">
            <text:p>238</text:p>
          </table:table-cell>
          <table:table-cell office:value-type="float" office:value="432.512">
            <text:p>432.51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2.5299987793">
            <text:p>432.5299987793</text:p>
          </table:table-cell>
          <table:table-cell office:value-type="float" office:value="1.7998779297">
            <text:p>1.7998779297</text:p>
          </table:table-cell>
          <table:table-cell table:formula="of:=ABS([.K386])" office:value-type="float" office:value="1.7998779297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42204</text:p>
          </table:table-cell>
          <table:table-cell table:number-columns-repeated="2" office:value-type="string">
            <text:p>326</text:p>
          </table:table-cell>
          <table:table-cell office:value-type="float" office:value="432.493">
            <text:p>432.49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32.7200012207">
            <text:p>432.7200012207</text:p>
          </table:table-cell>
          <table:table-cell office:value-type="float" office:value="22.7001220703">
            <text:p>22.7001220703</text:p>
          </table:table-cell>
          <table:table-cell table:formula="of:=ABS([.K387])" office:value-type="float" office:value="22.7001220703">
            <text:p>23</text:p>
          </table:table-cell>
          <table:table-cell table:number-columns-repeated="244"/>
        </table:table-row>
        <table:table-row table:style-name="ro1">
          <table:table-cell office:value-type="string">
            <text:p>42200</text:p>
          </table:table-cell>
          <table:table-cell table:number-columns-repeated="2" office:value-type="string">
            <text:p>275</text:p>
          </table:table-cell>
          <table:table-cell office:value-type="float" office:value="432.194">
            <text:p>432.19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31.9599914551">
            <text:p>431.9599914551</text:p>
          </table:table-cell>
          <table:table-cell office:value-type="float" office:value="-23.4008544922">
            <text:p>-23.4008544922</text:p>
          </table:table-cell>
          <table:table-cell table:formula="of:=ABS([.K388])" office:value-type="float" office:value="23.4008544922">
            <text:p>23</text:p>
          </table:table-cell>
          <table:table-cell table:number-columns-repeated="244"/>
        </table:table-row>
        <table:table-row table:style-name="ro1">
          <table:table-cell office:value-type="string">
            <text:p>42203</text:p>
          </table:table-cell>
          <table:table-cell table:number-columns-repeated="2" office:value-type="string">
            <text:p>240</text:p>
          </table:table-cell>
          <table:table-cell office:value-type="float" office:value="430.84">
            <text:p>430.8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1.049987793">
            <text:p>431.049987793</text:p>
          </table:table-cell>
          <table:table-cell office:value-type="float" office:value="20.9987792969">
            <text:p>20.9987792969</text:p>
          </table:table-cell>
          <table:table-cell table:formula="of:=ABS([.K389])" office:value-type="float" office:value="20.9987792969">
            <text:p>21</text:p>
          </table:table-cell>
          <table:table-cell table:number-columns-repeated="244"/>
        </table:table-row>
        <table:table-row table:style-name="ro1">
          <table:table-cell office:value-type="string">
            <text:p>42202</text:p>
          </table:table-cell>
          <table:table-cell table:number-columns-repeated="2" office:value-type="string">
            <text:p>276</text:p>
          </table:table-cell>
          <table:table-cell office:value-type="float" office:value="432.781">
            <text:p>432.781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32.8399963379">
            <text:p>432.8399963379</text:p>
          </table:table-cell>
          <table:table-cell office:value-type="float" office:value="5.8996337891">
            <text:p>5.8996337891</text:p>
          </table:table-cell>
          <table:table-cell table:formula="of:=ABS([.K390])" office:value-type="float" office:value="5.8996337891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42197</text:p>
          </table:table-cell>
          <table:table-cell table:number-columns-repeated="2" office:value-type="string">
            <text:p>277</text:p>
          </table:table-cell>
          <table:table-cell office:value-type="float" office:value="433.172">
            <text:p>433.172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31.9700012207">
            <text:p>431.9700012207</text:p>
          </table:table-cell>
          <table:table-cell office:value-type="float" office:value="-120.1998779297">
            <text:p>-120.1998779297</text:p>
          </table:table-cell>
          <table:table-cell table:formula="of:=ABS([.K391])" office:value-type="float" office:value="120.1998779297">
            <text:p>120</text:p>
          </table:table-cell>
          <table:table-cell table:number-columns-repeated="244"/>
        </table:table-row>
        <table:table-row table:style-name="ro1">
          <table:table-cell office:value-type="string">
            <text:p>42194</text:p>
          </table:table-cell>
          <table:table-cell table:number-columns-repeated="2" office:value-type="string">
            <text:p>251</text:p>
          </table:table-cell>
          <table:table-cell office:value-type="float" office:value="430.818">
            <text:p>430.81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31.4700012207">
            <text:p>431.4700012207</text:p>
          </table:table-cell>
          <table:table-cell office:value-type="float" office:value="65.2001220703">
            <text:p>65.2001220703</text:p>
          </table:table-cell>
          <table:table-cell table:formula="of:=ABS([.K392])" office:value-type="float" office:value="65.2001220703">
            <text:p>65</text:p>
          </table:table-cell>
          <table:table-cell table:number-columns-repeated="244"/>
        </table:table-row>
        <table:table-row table:style-name="ro1">
          <table:table-cell office:value-type="string">
            <text:p>42224</text:p>
          </table:table-cell>
          <table:table-cell table:number-columns-repeated="2" office:value-type="string">
            <text:p>268</text:p>
          </table:table-cell>
          <table:table-cell office:value-type="float" office:value="437.265">
            <text:p>437.26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7.3800048828">
            <text:p>437.3800048828</text:p>
          </table:table-cell>
          <table:table-cell office:value-type="float" office:value="11.5004882813">
            <text:p>11.5004882813</text:p>
          </table:table-cell>
          <table:table-cell table:formula="of:=ABS([.K393])" office:value-type="float" office:value="11.5004882813">
            <text:p>12</text:p>
          </table:table-cell>
          <table:table-cell table:number-columns-repeated="244"/>
        </table:table-row>
        <table:table-row table:style-name="ro1">
          <table:table-cell office:value-type="string">
            <text:p>42211</text:p>
          </table:table-cell>
          <table:table-cell table:number-columns-repeated="2" office:value-type="string">
            <text:p>260</text:p>
          </table:table-cell>
          <table:table-cell office:value-type="float" office:value="438.076">
            <text:p>438.07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8.3200073242">
            <text:p>438.3200073242</text:p>
          </table:table-cell>
          <table:table-cell office:value-type="float" office:value="24.4007324219">
            <text:p>24.4007324219</text:p>
          </table:table-cell>
          <table:table-cell table:formula="of:=ABS([.K394])" office:value-type="float" office:value="24.4007324219">
            <text:p>24</text:p>
          </table:table-cell>
          <table:table-cell table:number-columns-repeated="244"/>
        </table:table-row>
        <table:table-row table:style-name="ro1">
          <table:table-cell office:value-type="string">
            <text:p>42201</text:p>
          </table:table-cell>
          <table:table-cell table:number-columns-repeated="2" office:value-type="string">
            <text:p>278</text:p>
          </table:table-cell>
          <table:table-cell office:value-type="float" office:value="438.772">
            <text:p>438.772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38.9200134277">
            <text:p>438.9200134277</text:p>
          </table:table-cell>
          <table:table-cell office:value-type="float" office:value="14.8013427734">
            <text:p>14.8013427734</text:p>
          </table:table-cell>
          <table:table-cell table:formula="of:=ABS([.K395])" office:value-type="float" office:value="14.8013427734">
            <text:p>15</text:p>
          </table:table-cell>
          <table:table-cell table:number-columns-repeated="244"/>
        </table:table-row>
        <table:table-row table:style-name="ro1">
          <table:table-cell office:value-type="string">
            <text:p>42208</text:p>
          </table:table-cell>
          <table:table-cell table:number-columns-repeated="2" office:value-type="string">
            <text:p>230</text:p>
          </table:table-cell>
          <table:table-cell office:value-type="float" office:value="442.245">
            <text:p>442.24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42.3699951172">
            <text:p>442.3699951172</text:p>
          </table:table-cell>
          <table:table-cell office:value-type="float" office:value="12.4995117187">
            <text:p>12.4995117187</text:p>
          </table:table-cell>
          <table:table-cell table:formula="of:=ABS([.K396])" office:value-type="float" office:value="12.4995117187">
            <text:p>12</text:p>
          </table:table-cell>
          <table:table-cell table:number-columns-repeated="244"/>
        </table:table-row>
        <table:table-row table:style-name="ro1">
          <table:table-cell office:value-type="string">
            <text:p>42181</text:p>
          </table:table-cell>
          <table:table-cell table:number-columns-repeated="2" office:value-type="string">
            <text:p>229</text:p>
          </table:table-cell>
          <table:table-cell office:value-type="float" office:value="443.13">
            <text:p>443.1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43.299987793">
            <text:p>443.299987793</text:p>
          </table:table-cell>
          <table:table-cell office:value-type="float" office:value="16.9987792969">
            <text:p>16.9987792969</text:p>
          </table:table-cell>
          <table:table-cell table:formula="of:=ABS([.K397])" office:value-type="float" office:value="16.9987792969">
            <text:p>17</text:p>
          </table:table-cell>
          <table:table-cell table:number-columns-repeated="244"/>
        </table:table-row>
        <table:table-row table:style-name="ro1">
          <table:table-cell office:value-type="string">
            <text:p>42179</text:p>
          </table:table-cell>
          <table:table-cell table:number-columns-repeated="2" office:value-type="string">
            <text:p>279</text:p>
          </table:table-cell>
          <table:table-cell office:value-type="float" office:value="446.195">
            <text:p>446.19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46.3500061035">
            <text:p>446.3500061035</text:p>
          </table:table-cell>
          <table:table-cell office:value-type="float" office:value="15.5006103516">
            <text:p>15.5006103516</text:p>
          </table:table-cell>
          <table:table-cell table:formula="of:=ABS([.K398])" office:value-type="float" office:value="15.5006103516">
            <text:p>16</text:p>
          </table:table-cell>
          <table:table-cell table:number-columns-repeated="244"/>
        </table:table-row>
        <table:table-row table:style-name="ro1">
          <table:table-cell office:value-type="string">
            <text:p>42177</text:p>
          </table:table-cell>
          <table:table-cell table:number-columns-repeated="2" office:value-type="string">
            <text:p>280</text:p>
          </table:table-cell>
          <table:table-cell office:value-type="float" office:value="442.653">
            <text:p>442.65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42.6799926758">
            <text:p>442.6799926758</text:p>
          </table:table-cell>
          <table:table-cell office:value-type="float" office:value="2.6992675781">
            <text:p>2.6992675781</text:p>
          </table:table-cell>
          <table:table-cell table:formula="of:=ABS([.K399])" office:value-type="float" office:value="2.6992675781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42196</text:p>
          </table:table-cell>
          <table:table-cell table:number-columns-repeated="2" office:value-type="string">
            <text:p>274</text:p>
          </table:table-cell>
          <table:table-cell office:value-type="float" office:value="432.572">
            <text:p>432.57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2.6900024414">
            <text:p>432.6900024414</text:p>
          </table:table-cell>
          <table:table-cell office:value-type="float" office:value="11.8002441406">
            <text:p>11.8002441406</text:p>
          </table:table-cell>
          <table:table-cell table:formula="of:=ABS([.K400])" office:value-type="float" office:value="11.8002441406">
            <text:p>12</text:p>
          </table:table-cell>
          <table:table-cell table:number-columns-repeated="244"/>
        </table:table-row>
        <table:table-row table:style-name="ro1">
          <table:table-cell office:value-type="string">
            <text:p>42176</text:p>
          </table:table-cell>
          <table:table-cell table:number-columns-repeated="2" office:value-type="string">
            <text:p>290</text:p>
          </table:table-cell>
          <table:table-cell office:value-type="float" office:value="434.962">
            <text:p>434.96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5.0899963379">
            <text:p>435.0899963379</text:p>
          </table:table-cell>
          <table:table-cell office:value-type="float" office:value="12.7996337891">
            <text:p>12.7996337891</text:p>
          </table:table-cell>
          <table:table-cell table:formula="of:=ABS([.K401])" office:value-type="float" office:value="12.7996337891">
            <text:p>13</text:p>
          </table:table-cell>
          <table:table-cell table:number-columns-repeated="244"/>
        </table:table-row>
        <table:table-row table:style-name="ro1">
          <table:table-cell office:value-type="string">
            <text:p>42175</text:p>
          </table:table-cell>
          <table:table-cell table:number-columns-repeated="2" office:value-type="string">
            <text:p>273</text:p>
          </table:table-cell>
          <table:table-cell office:value-type="float" office:value="436.301">
            <text:p>436.301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6.3699951172">
            <text:p>436.3699951172</text:p>
          </table:table-cell>
          <table:table-cell office:value-type="float" office:value="6.8995117188">
            <text:p>6.8995117188</text:p>
          </table:table-cell>
          <table:table-cell table:formula="of:=ABS([.K402])" office:value-type="float" office:value="6.8995117188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42174</text:p>
          </table:table-cell>
          <table:table-cell table:number-columns-repeated="2" office:value-type="string">
            <text:p>272</text:p>
          </table:table-cell>
          <table:table-cell office:value-type="float" office:value="439.254">
            <text:p>439.25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9.3599853516">
            <text:p>439.3599853516</text:p>
          </table:table-cell>
          <table:table-cell office:value-type="float" office:value="10.5985351562">
            <text:p>10.5985351562</text:p>
          </table:table-cell>
          <table:table-cell table:formula="of:=ABS([.K403])" office:value-type="float" office:value="10.5985351562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42173</text:p>
          </table:table-cell>
          <table:table-cell table:number-columns-repeated="2" office:value-type="string">
            <text:p>271</text:p>
          </table:table-cell>
          <table:table-cell office:value-type="float" office:value="440.736">
            <text:p>440.73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40.8800048828">
            <text:p>440.8800048828</text:p>
          </table:table-cell>
          <table:table-cell office:value-type="float" office:value="14.4004882813">
            <text:p>14.4004882813</text:p>
          </table:table-cell>
          <table:table-cell table:formula="of:=ABS([.K404])" office:value-type="float" office:value="14.4004882813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42172</text:p>
          </table:table-cell>
          <table:table-cell table:number-columns-repeated="2" office:value-type="string">
            <text:p>270</text:p>
          </table:table-cell>
          <table:table-cell office:value-type="float" office:value="441.493">
            <text:p>441.49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41.5799865723">
            <text:p>441.5799865723</text:p>
          </table:table-cell>
          <table:table-cell office:value-type="float" office:value="8.6986572266">
            <text:p>8.6986572266</text:p>
          </table:table-cell>
          <table:table-cell table:formula="of:=ABS([.K405])" office:value-type="float" office:value="8.6986572266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42171</text:p>
          </table:table-cell>
          <table:table-cell table:number-columns-repeated="2" office:value-type="string">
            <text:p>291</text:p>
          </table:table-cell>
          <table:table-cell office:value-type="float" office:value="432.727">
            <text:p>432.72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2.7600097656">
            <text:p>432.7600097656</text:p>
          </table:table-cell>
          <table:table-cell office:value-type="float" office:value="3.3009765625">
            <text:p>3.3009765625</text:p>
          </table:table-cell>
          <table:table-cell table:formula="of:=ABS([.K406])" office:value-type="float" office:value="3.3009765625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42169</text:p>
          </table:table-cell>
          <table:table-cell table:number-columns-repeated="2" office:value-type="string">
            <text:p>289</text:p>
          </table:table-cell>
          <table:table-cell office:value-type="float" office:value="431.654">
            <text:p>431.65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1.8099975586">
            <text:p>431.8099975586</text:p>
          </table:table-cell>
          <table:table-cell office:value-type="float" office:value="15.5997558594">
            <text:p>15.5997558594</text:p>
          </table:table-cell>
          <table:table-cell table:formula="of:=ABS([.K407])" office:value-type="float" office:value="15.5997558594">
            <text:p>16</text:p>
          </table:table-cell>
          <table:table-cell table:number-columns-repeated="244"/>
        </table:table-row>
        <table:table-row table:style-name="ro1">
          <table:table-cell office:value-type="string">
            <text:p>42168</text:p>
          </table:table-cell>
          <table:table-cell table:number-columns-repeated="2" office:value-type="string">
            <text:p>285</text:p>
          </table:table-cell>
          <table:table-cell office:value-type="float" office:value="435.028">
            <text:p>435.02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5.1900024414">
            <text:p>435.1900024414</text:p>
          </table:table-cell>
          <table:table-cell office:value-type="float" office:value="16.2002441406">
            <text:p>16.2002441406</text:p>
          </table:table-cell>
          <table:table-cell table:formula="of:=ABS([.K408])" office:value-type="float" office:value="16.2002441406">
            <text:p>16</text:p>
          </table:table-cell>
          <table:table-cell table:number-columns-repeated="244"/>
        </table:table-row>
        <table:table-row table:style-name="ro1">
          <table:table-cell office:value-type="string">
            <text:p>42167</text:p>
          </table:table-cell>
          <table:table-cell table:number-columns-repeated="2" office:value-type="string">
            <text:p>286</text:p>
          </table:table-cell>
          <table:table-cell office:value-type="float" office:value="433.608">
            <text:p>433.60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3.7799987793">
            <text:p>433.7799987793</text:p>
          </table:table-cell>
          <table:table-cell office:value-type="float" office:value="17.1998779297">
            <text:p>17.1998779297</text:p>
          </table:table-cell>
          <table:table-cell table:formula="of:=ABS([.K409])" office:value-type="float" office:value="17.1998779297">
            <text:p>17</text:p>
          </table:table-cell>
          <table:table-cell table:number-columns-repeated="244"/>
        </table:table-row>
        <table:table-row table:style-name="ro1">
          <table:table-cell office:value-type="string">
            <text:p>42166</text:p>
          </table:table-cell>
          <table:table-cell table:number-columns-repeated="2" office:value-type="string">
            <text:p>287</text:p>
          </table:table-cell>
          <table:table-cell office:value-type="float" office:value="430.534">
            <text:p>430.53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0.6900024414">
            <text:p>430.6900024414</text:p>
          </table:table-cell>
          <table:table-cell office:value-type="float" office:value="15.6002441406">
            <text:p>15.6002441406</text:p>
          </table:table-cell>
          <table:table-cell table:formula="of:=ABS([.K410])" office:value-type="float" office:value="15.6002441406">
            <text:p>16</text:p>
          </table:table-cell>
          <table:table-cell table:number-columns-repeated="244"/>
        </table:table-row>
        <table:table-row table:style-name="ro1">
          <table:table-cell office:value-type="string">
            <text:p>42165</text:p>
          </table:table-cell>
          <table:table-cell table:number-columns-repeated="2" office:value-type="string">
            <text:p>288</text:p>
          </table:table-cell>
          <table:table-cell office:value-type="float" office:value="431.142">
            <text:p>431.14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1.299987793">
            <text:p>431.299987793</text:p>
          </table:table-cell>
          <table:table-cell office:value-type="float" office:value="15.7987792969">
            <text:p>15.7987792969</text:p>
          </table:table-cell>
          <table:table-cell table:formula="of:=ABS([.K411])" office:value-type="float" office:value="15.7987792969">
            <text:p>16</text:p>
          </table:table-cell>
          <table:table-cell table:number-columns-repeated="244"/>
        </table:table-row>
        <table:table-row table:style-name="ro1">
          <table:table-cell office:value-type="string">
            <text:p>42164</text:p>
          </table:table-cell>
          <table:table-cell table:number-columns-repeated="2" office:value-type="string">
            <text:p>250</text:p>
          </table:table-cell>
          <table:table-cell office:value-type="float" office:value="430.85">
            <text:p>430.8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0.950012207">
            <text:p>430.950012207</text:p>
          </table:table-cell>
          <table:table-cell office:value-type="float" office:value="10.0012207031">
            <text:p>10.0012207031</text:p>
          </table:table-cell>
          <table:table-cell table:formula="of:=ABS([.K412])" office:value-type="float" office:value="10.0012207031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42163</text:p>
          </table:table-cell>
          <table:table-cell table:number-columns-repeated="2" office:value-type="string">
            <text:p>226</text:p>
          </table:table-cell>
          <table:table-cell office:value-type="float" office:value="431.606">
            <text:p>431.60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1.7699890137">
            <text:p>431.7699890137</text:p>
          </table:table-cell>
          <table:table-cell office:value-type="float" office:value="16.3989013672">
            <text:p>16.3989013672</text:p>
          </table:table-cell>
          <table:table-cell table:formula="of:=ABS([.K413])" office:value-type="float" office:value="16.3989013672">
            <text:p>16</text:p>
          </table:table-cell>
          <table:table-cell table:number-columns-repeated="244"/>
        </table:table-row>
        <table:table-row table:style-name="ro1">
          <table:table-cell office:value-type="string">
            <text:p>42162</text:p>
          </table:table-cell>
          <table:table-cell table:number-columns-repeated="2" office:value-type="string">
            <text:p>342</text:p>
          </table:table-cell>
          <table:table-cell office:value-type="float" office:value="432.159">
            <text:p>432.15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2.3200073242">
            <text:p>432.3200073242</text:p>
          </table:table-cell>
          <table:table-cell office:value-type="float" office:value="16.1007324219">
            <text:p>16.1007324219</text:p>
          </table:table-cell>
          <table:table-cell table:formula="of:=ABS([.K414])" office:value-type="float" office:value="16.1007324219">
            <text:p>16</text:p>
          </table:table-cell>
          <table:table-cell table:number-columns-repeated="244"/>
        </table:table-row>
        <table:table-row table:style-name="ro1">
          <table:table-cell office:value-type="string">
            <text:p>42161</text:p>
          </table:table-cell>
          <table:table-cell table:number-columns-repeated="2" office:value-type="string">
            <text:p>225</text:p>
          </table:table-cell>
          <table:table-cell office:value-type="float" office:value="431.099">
            <text:p>431.09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32.1300048828">
            <text:p>432.1300048828</text:p>
          </table:table-cell>
          <table:table-cell office:value-type="float" office:value="103.1004882813">
            <text:p>103.1004882813</text:p>
          </table:table-cell>
          <table:table-cell table:formula="of:=ABS([.K415])" office:value-type="float" office:value="103.1004882813">
            <text:p>103</text:p>
          </table:table-cell>
          <table:table-cell table:number-columns-repeated="244"/>
        </table:table-row>
        <table:table-row table:style-name="ro1">
          <table:table-cell office:value-type="string">
            <text:p>42160</text:p>
          </table:table-cell>
          <table:table-cell table:number-columns-repeated="2" office:value-type="string">
            <text:p>345</text:p>
          </table:table-cell>
          <table:table-cell office:value-type="float" office:value="432.012">
            <text:p>432.01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2.1700134277">
            <text:p>432.1700134277</text:p>
          </table:table-cell>
          <table:table-cell office:value-type="float" office:value="15.8013427734">
            <text:p>15.8013427734</text:p>
          </table:table-cell>
          <table:table-cell table:formula="of:=ABS([.K416])" office:value-type="float" office:value="15.8013427734">
            <text:p>16</text:p>
          </table:table-cell>
          <table:table-cell table:number-columns-repeated="244"/>
        </table:table-row>
        <table:table-row table:style-name="ro1">
          <table:table-cell office:value-type="string">
            <text:p>42158</text:p>
          </table:table-cell>
          <table:table-cell table:number-columns-repeated="2" office:value-type="string">
            <text:p>249</text:p>
          </table:table-cell>
          <table:table-cell office:value-type="float" office:value="429.742">
            <text:p>429.742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30.0400085449">
            <text:p>430.0400085449</text:p>
          </table:table-cell>
          <table:table-cell office:value-type="float" office:value="29.8008544922">
            <text:p>29.8008544922</text:p>
          </table:table-cell>
          <table:table-cell table:formula="of:=ABS([.K417])" office:value-type="float" office:value="29.8008544922">
            <text:p>30</text:p>
          </table:table-cell>
          <table:table-cell table:number-columns-repeated="244"/>
        </table:table-row>
        <table:table-row table:style-name="ro1">
          <table:table-cell office:value-type="string">
            <text:p>42157</text:p>
          </table:table-cell>
          <table:table-cell table:number-columns-repeated="2" office:value-type="string">
            <text:p>346</text:p>
          </table:table-cell>
          <table:table-cell office:value-type="float" office:value="432.348">
            <text:p>432.34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2.5599975586">
            <text:p>432.5599975586</text:p>
          </table:table-cell>
          <table:table-cell office:value-type="float" office:value="21.1997558594">
            <text:p>21.1997558594</text:p>
          </table:table-cell>
          <table:table-cell table:formula="of:=ABS([.K418])" office:value-type="float" office:value="21.1997558594">
            <text:p>21</text:p>
          </table:table-cell>
          <table:table-cell table:number-columns-repeated="244"/>
        </table:table-row>
        <table:table-row table:style-name="ro1">
          <table:table-cell office:value-type="string">
            <text:p>42156</text:p>
          </table:table-cell>
          <table:table-cell table:number-columns-repeated="2" office:value-type="string">
            <text:p>248</text:p>
          </table:table-cell>
          <table:table-cell office:value-type="float" office:value="431.325">
            <text:p>431.32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31.3599853516">
            <text:p>431.3599853516</text:p>
          </table:table-cell>
          <table:table-cell office:value-type="float" office:value="3.4985351563">
            <text:p>3.4985351563</text:p>
          </table:table-cell>
          <table:table-cell table:formula="of:=ABS([.K419])" office:value-type="float" office:value="3.4985351563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42155</text:p>
          </table:table-cell>
          <table:table-cell table:number-columns-repeated="2" office:value-type="string">
            <text:p>247</text:p>
          </table:table-cell>
          <table:table-cell office:value-type="float" office:value="431.23">
            <text:p>431.2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31.4100036621">
            <text:p>431.4100036621</text:p>
          </table:table-cell>
          <table:table-cell office:value-type="float" office:value="18.0003662109">
            <text:p>18.0003662109</text:p>
          </table:table-cell>
          <table:table-cell table:formula="of:=ABS([.K420])" office:value-type="float" office:value="18.0003662109">
            <text:p>18</text:p>
          </table:table-cell>
          <table:table-cell table:number-columns-repeated="244"/>
        </table:table-row>
        <table:table-row table:style-name="ro1">
          <table:table-cell office:value-type="string">
            <text:p>42154</text:p>
          </table:table-cell>
          <table:table-cell table:number-columns-repeated="2" office:value-type="string">
            <text:p>348</text:p>
          </table:table-cell>
          <table:table-cell office:value-type="float" office:value="431.5">
            <text:p>431.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1.6700134277">
            <text:p>431.6700134277</text:p>
          </table:table-cell>
          <table:table-cell office:value-type="float" office:value="17.0013427734">
            <text:p>17.0013427734</text:p>
          </table:table-cell>
          <table:table-cell table:formula="of:=ABS([.K421])" office:value-type="float" office:value="17.0013427734">
            <text:p>17</text:p>
          </table:table-cell>
          <table:table-cell table:number-columns-repeated="244"/>
        </table:table-row>
        <table:table-row table:style-name="ro1">
          <table:table-cell office:value-type="string">
            <text:p>42143</text:p>
          </table:table-cell>
          <table:table-cell table:number-columns-repeated="2" office:value-type="string">
            <text:p>269</text:p>
          </table:table-cell>
          <table:table-cell office:value-type="float" office:value="438.819">
            <text:p>438.81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8.9899902344">
            <text:p>438.9899902344</text:p>
          </table:table-cell>
          <table:table-cell office:value-type="float" office:value="17.0990234375">
            <text:p>17.0990234375</text:p>
          </table:table-cell>
          <table:table-cell table:formula="of:=ABS([.K422])" office:value-type="float" office:value="17.0990234375">
            <text:p>17</text:p>
          </table:table-cell>
          <table:table-cell table:number-columns-repeated="244"/>
        </table:table-row>
        <table:table-row table:style-name="ro1">
          <table:table-cell office:value-type="string">
            <text:p>42142</text:p>
          </table:table-cell>
          <table:table-cell table:number-columns-repeated="2" office:value-type="string">
            <text:p>213</text:p>
          </table:table-cell>
          <table:table-cell office:value-type="float" office:value="455.719">
            <text:p>455.719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55.7699890137">
            <text:p>455.7699890137</text:p>
          </table:table-cell>
          <table:table-cell office:value-type="float" office:value="5.0989013672">
            <text:p>5.0989013672</text:p>
          </table:table-cell>
          <table:table-cell table:formula="of:=ABS([.K423])" office:value-type="float" office:value="5.0989013672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42141</text:p>
          </table:table-cell>
          <table:table-cell table:number-columns-repeated="2" office:value-type="string">
            <text:p>298</text:p>
          </table:table-cell>
          <table:table-cell office:value-type="float" office:value="442.523">
            <text:p>442.52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42.6600036621">
            <text:p>442.6600036621</text:p>
          </table:table-cell>
          <table:table-cell office:value-type="float" office:value="13.7003662109">
            <text:p>13.7003662109</text:p>
          </table:table-cell>
          <table:table-cell table:formula="of:=ABS([.K424])" office:value-type="float" office:value="13.7003662109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42139</text:p>
          </table:table-cell>
          <table:table-cell table:number-columns-repeated="2" office:value-type="string">
            <text:p>327</text:p>
          </table:table-cell>
          <table:table-cell office:value-type="float" office:value="439.355">
            <text:p>439.35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39.3999938965">
            <text:p>439.3999938965</text:p>
          </table:table-cell>
          <table:table-cell office:value-type="float" office:value="4.4993896484">
            <text:p>4.4993896484</text:p>
          </table:table-cell>
          <table:table-cell table:formula="of:=ABS([.K425])" office:value-type="float" office:value="4.4993896484">
            <text:p>4</text:p>
          </table:table-cell>
          <table:table-cell table:number-columns-repeated="244"/>
        </table:table-row>
        <table:table-row table:style-name="ro1">
          <table:table-cell office:value-type="string">
            <text:p>42138</text:p>
          </table:table-cell>
          <table:table-cell table:number-columns-repeated="2" office:value-type="string">
            <text:p>297</text:p>
          </table:table-cell>
          <table:table-cell office:value-type="float" office:value="440.332">
            <text:p>440.332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40.4700012207">
            <text:p>440.4700012207</text:p>
          </table:table-cell>
          <table:table-cell office:value-type="float" office:value="13.8001220703">
            <text:p>13.8001220703</text:p>
          </table:table-cell>
          <table:table-cell table:formula="of:=ABS([.K426])" office:value-type="float" office:value="13.8001220703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42137</text:p>
          </table:table-cell>
          <table:table-cell table:number-columns-repeated="2" office:value-type="string">
            <text:p>284</text:p>
          </table:table-cell>
          <table:table-cell office:value-type="float" office:value="436.837">
            <text:p>436.83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6.9800109863">
            <text:p>436.9800109863</text:p>
          </table:table-cell>
          <table:table-cell office:value-type="float" office:value="14.3010986328">
            <text:p>14.3010986328</text:p>
          </table:table-cell>
          <table:table-cell table:formula="of:=ABS([.K427])" office:value-type="float" office:value="14.3010986328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42136</text:p>
          </table:table-cell>
          <table:table-cell table:number-columns-repeated="2" office:value-type="string">
            <text:p>283</text:p>
          </table:table-cell>
          <table:table-cell office:value-type="float" office:value="438.024">
            <text:p>438.02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8.200012207">
            <text:p>438.200012207</text:p>
          </table:table-cell>
          <table:table-cell office:value-type="float" office:value="17.6012207031">
            <text:p>17.6012207031</text:p>
          </table:table-cell>
          <table:table-cell table:formula="of:=ABS([.K428])" office:value-type="float" office:value="17.6012207031">
            <text:p>18</text:p>
          </table:table-cell>
          <table:table-cell table:number-columns-repeated="244"/>
        </table:table-row>
        <table:table-row table:style-name="ro1">
          <table:table-cell office:value-type="string">
            <text:p>42135</text:p>
          </table:table-cell>
          <table:table-cell table:number-columns-repeated="2" office:value-type="string">
            <text:p>317</text:p>
          </table:table-cell>
          <table:table-cell office:value-type="float" office:value="441.205">
            <text:p>441.20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41.3200073242">
            <text:p>441.3200073242</text:p>
          </table:table-cell>
          <table:table-cell office:value-type="float" office:value="11.5007324219">
            <text:p>11.5007324219</text:p>
          </table:table-cell>
          <table:table-cell table:formula="of:=ABS([.K429])" office:value-type="float" office:value="11.5007324219">
            <text:p>12</text:p>
          </table:table-cell>
          <table:table-cell table:number-columns-repeated="244"/>
        </table:table-row>
        <table:table-row table:style-name="ro1">
          <table:table-cell office:value-type="string">
            <text:p>42133</text:p>
          </table:table-cell>
          <table:table-cell table:number-columns-repeated="2" office:value-type="string">
            <text:p>340</text:p>
          </table:table-cell>
          <table:table-cell office:value-type="float" office:value="445.16">
            <text:p>445.1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45.2099914551">
            <text:p>445.2099914551</text:p>
          </table:table-cell>
          <table:table-cell office:value-type="float" office:value="4.9991455078">
            <text:p>4.9991455078</text:p>
          </table:table-cell>
          <table:table-cell table:formula="of:=ABS([.K430])" office:value-type="float" office:value="4.9991455078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42132</text:p>
          </table:table-cell>
          <table:table-cell table:number-columns-repeated="2" office:value-type="string">
            <text:p>350</text:p>
          </table:table-cell>
          <table:table-cell office:value-type="float" office:value="434.637">
            <text:p>434.63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4.8200073242">
            <text:p>434.8200073242</text:p>
          </table:table-cell>
          <table:table-cell office:value-type="float" office:value="18.3007324219">
            <text:p>18.3007324219</text:p>
          </table:table-cell>
          <table:table-cell table:formula="of:=ABS([.K431])" office:value-type="float" office:value="18.3007324219">
            <text:p>18</text:p>
          </table:table-cell>
          <table:table-cell table:number-columns-repeated="244"/>
        </table:table-row>
        <table:table-row table:style-name="ro1">
          <table:table-cell office:value-type="string">
            <text:p>42127</text:p>
          </table:table-cell>
          <table:table-cell table:number-columns-repeated="2" office:value-type="string">
            <text:p>329</text:p>
          </table:table-cell>
          <table:table-cell office:value-type="float" office:value="442.348">
            <text:p>442.34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42.4200134277">
            <text:p>442.4200134277</text:p>
          </table:table-cell>
          <table:table-cell office:value-type="float" office:value="7.2013427734">
            <text:p>7.2013427734</text:p>
          </table:table-cell>
          <table:table-cell table:formula="of:=ABS([.K432])" office:value-type="float" office:value="7.2013427734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42126</text:p>
          </table:table-cell>
          <table:table-cell table:number-columns-repeated="2" office:value-type="string">
            <text:p>369</text:p>
          </table:table-cell>
          <table:table-cell office:value-type="float" office:value="438.94">
            <text:p>438.9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9.0100097656">
            <text:p>439.0100097656</text:p>
          </table:table-cell>
          <table:table-cell office:value-type="float" office:value="7.0009765625">
            <text:p>7.0009765625</text:p>
          </table:table-cell>
          <table:table-cell table:formula="of:=ABS([.K433])" office:value-type="float" office:value="7.0009765625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42159</text:p>
          </table:table-cell>
          <table:table-cell table:number-columns-repeated="2" office:value-type="string">
            <text:p>343</text:p>
          </table:table-cell>
          <table:table-cell office:value-type="float" office:value="432.563">
            <text:p>432.56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32.8800048828">
            <text:p>432.8800048828</text:p>
          </table:table-cell>
          <table:table-cell office:value-type="float" office:value="31.7004882813">
            <text:p>31.7004882813</text:p>
          </table:table-cell>
          <table:table-cell table:formula="of:=ABS([.K434])" office:value-type="float" office:value="31.7004882813">
            <text:p>32</text:p>
          </table:table-cell>
          <table:table-cell table:number-columns-repeated="244"/>
        </table:table-row>
        <table:table-row table:style-name="ro1">
          <table:table-cell office:value-type="string">
            <text:p>42125</text:p>
          </table:table-cell>
          <table:table-cell table:number-columns-repeated="2" office:value-type="string">
            <text:p>341</text:p>
          </table:table-cell>
          <table:table-cell office:value-type="float" office:value="446.95">
            <text:p>446.9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47.049987793">
            <text:p>447.049987793</text:p>
          </table:table-cell>
          <table:table-cell office:value-type="float" office:value="9.9987792969">
            <text:p>9.9987792969</text:p>
          </table:table-cell>
          <table:table-cell table:formula="of:=ABS([.K435])" office:value-type="float" office:value="9.9987792969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42124</text:p>
          </table:table-cell>
          <table:table-cell table:number-columns-repeated="2" office:value-type="string">
            <text:p>344</text:p>
          </table:table-cell>
          <table:table-cell office:value-type="float" office:value="436.838">
            <text:p>436.83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36.75">
            <text:p>436.75</text:p>
          </table:table-cell>
          <table:table-cell office:value-type="float" office:value="-8.8">
            <text:p>-8.8</text:p>
          </table:table-cell>
          <table:table-cell table:formula="of:=ABS([.K436])" office:value-type="float" office:value="8.8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42123</text:p>
          </table:table-cell>
          <table:table-cell table:number-columns-repeated="2" office:value-type="string">
            <text:p>227</text:p>
          </table:table-cell>
          <table:table-cell office:value-type="float" office:value="447.812">
            <text:p>447.812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47.8399963379">
            <text:p>447.8399963379</text:p>
          </table:table-cell>
          <table:table-cell office:value-type="float" office:value="2.7996337891">
            <text:p>2.7996337891</text:p>
          </table:table-cell>
          <table:table-cell table:formula="of:=ABS([.K437])" office:value-type="float" office:value="2.7996337891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42122</text:p>
          </table:table-cell>
          <table:table-cell table:number-columns-repeated="2" office:value-type="string">
            <text:p>347</text:p>
          </table:table-cell>
          <table:table-cell office:value-type="float" office:value="432.148">
            <text:p>432.14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2.4599914551">
            <text:p>432.4599914551</text:p>
          </table:table-cell>
          <table:table-cell office:value-type="float" office:value="31.1991455078">
            <text:p>31.1991455078</text:p>
          </table:table-cell>
          <table:table-cell table:formula="of:=ABS([.K438])" office:value-type="float" office:value="31.1991455078">
            <text:p>31</text:p>
          </table:table-cell>
          <table:table-cell table:number-columns-repeated="244"/>
        </table:table-row>
        <table:table-row table:style-name="ro1">
          <table:table-cell office:value-type="string">
            <text:p>42120</text:p>
          </table:table-cell>
          <table:table-cell table:number-columns-repeated="2" office:value-type="string">
            <text:p>228</text:p>
          </table:table-cell>
          <table:table-cell office:value-type="float" office:value="453.684">
            <text:p>453.684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53.8299865723">
            <text:p>453.8299865723</text:p>
          </table:table-cell>
          <table:table-cell office:value-type="float" office:value="14.5986572266">
            <text:p>14.5986572266</text:p>
          </table:table-cell>
          <table:table-cell table:formula="of:=ABS([.K439])" office:value-type="float" office:value="14.5986572266">
            <text:p>15</text:p>
          </table:table-cell>
          <table:table-cell table:number-columns-repeated="244"/>
        </table:table-row>
        <table:table-row table:style-name="ro1">
          <table:table-cell office:value-type="string">
            <text:p>42119</text:p>
          </table:table-cell>
          <table:table-cell table:number-columns-repeated="2" office:value-type="string">
            <text:p>349</text:p>
          </table:table-cell>
          <table:table-cell office:value-type="float" office:value="432.028">
            <text:p>432.02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32.2300109863">
            <text:p>432.2300109863</text:p>
          </table:table-cell>
          <table:table-cell office:value-type="float" office:value="20.2010986328">
            <text:p>20.2010986328</text:p>
          </table:table-cell>
          <table:table-cell table:formula="of:=ABS([.K440])" office:value-type="float" office:value="20.2010986328">
            <text:p>20</text:p>
          </table:table-cell>
          <table:table-cell table:number-columns-repeated="244"/>
        </table:table-row>
        <table:table-row table:style-name="ro1">
          <table:table-cell office:value-type="string">
            <text:p>42108</text:p>
          </table:table-cell>
          <table:table-cell table:number-columns-repeated="2" office:value-type="string">
            <text:p>305</text:p>
          </table:table-cell>
          <table:table-cell office:value-type="float" office:value="456.598">
            <text:p>456.59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56.7200012207">
            <text:p>456.7200012207</text:p>
          </table:table-cell>
          <table:table-cell office:value-type="float" office:value="12.2001220703">
            <text:p>12.2001220703</text:p>
          </table:table-cell>
          <table:table-cell table:formula="of:=ABS([.K441])" office:value-type="float" office:value="12.2001220703">
            <text:p>12</text:p>
          </table:table-cell>
          <table:table-cell table:number-columns-repeated="244"/>
        </table:table-row>
        <table:table-row table:style-name="ro1">
          <table:table-cell office:value-type="string">
            <text:p>42109</text:p>
          </table:table-cell>
          <table:table-cell table:number-columns-repeated="2" office:value-type="string">
            <text:p>306</text:p>
          </table:table-cell>
          <table:table-cell office:value-type="float" office:value="452.505">
            <text:p>452.50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52.6099853516">
            <text:p>452.6099853516</text:p>
          </table:table-cell>
          <table:table-cell office:value-type="float" office:value="10.4985351563">
            <text:p>10.4985351563</text:p>
          </table:table-cell>
          <table:table-cell table:formula="of:=ABS([.K442])" office:value-type="float" office:value="10.4985351563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42102</text:p>
          </table:table-cell>
          <table:table-cell table:number-columns-repeated="2" office:value-type="string">
            <text:p>307</text:p>
          </table:table-cell>
          <table:table-cell office:value-type="float" office:value="448.788">
            <text:p>448.78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48.9100036621">
            <text:p>448.9100036621</text:p>
          </table:table-cell>
          <table:table-cell office:value-type="float" office:value="12.2003662109">
            <text:p>12.2003662109</text:p>
          </table:table-cell>
          <table:table-cell table:formula="of:=ABS([.K443])" office:value-type="float" office:value="12.2003662109">
            <text:p>12</text:p>
          </table:table-cell>
          <table:table-cell table:number-columns-repeated="244"/>
        </table:table-row>
        <table:table-row table:style-name="ro1">
          <table:table-cell office:value-type="string">
            <text:p>42104</text:p>
          </table:table-cell>
          <table:table-cell table:number-columns-repeated="2" office:value-type="string">
            <text:p>296</text:p>
          </table:table-cell>
          <table:table-cell office:value-type="float" office:value="445.942">
            <text:p>445.942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45.9599914551">
            <text:p>445.9599914551</text:p>
          </table:table-cell>
          <table:table-cell office:value-type="float" office:value="1.7991455078">
            <text:p>1.7991455078</text:p>
          </table:table-cell>
          <table:table-cell table:formula="of:=ABS([.K444])" office:value-type="float" office:value="1.7991455078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42103</text:p>
          </table:table-cell>
          <table:table-cell table:number-columns-repeated="2" office:value-type="string">
            <text:p>328</text:p>
          </table:table-cell>
          <table:table-cell office:value-type="float" office:value="441.73">
            <text:p>441.7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41.7900085449">
            <text:p>441.7900085449</text:p>
          </table:table-cell>
          <table:table-cell office:value-type="float" office:value="6.0008544922">
            <text:p>6.0008544922</text:p>
          </table:table-cell>
          <table:table-cell table:formula="of:=ABS([.K445])" office:value-type="float" office:value="6.0008544922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42100</text:p>
          </table:table-cell>
          <table:table-cell table:number-columns-repeated="2" office:value-type="string">
            <text:p>316</text:p>
          </table:table-cell>
          <table:table-cell office:value-type="float" office:value="445.137">
            <text:p>445.13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45.1400146484">
            <text:p>445.1400146484</text:p>
          </table:table-cell>
          <table:table-cell office:value-type="float" office:value="0.3014648437">
            <text:p>0.3014648437</text:p>
          </table:table-cell>
          <table:table-cell table:formula="of:=ABS([.K446])" office:value-type="float" office:value="0.3014648437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42099</text:p>
          </table:table-cell>
          <table:table-cell table:number-columns-repeated="2" office:value-type="string">
            <text:p>314</text:p>
          </table:table-cell>
          <table:table-cell office:value-type="float" office:value="447.246">
            <text:p>447.24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47.3599853516">
            <text:p>447.3599853516</text:p>
          </table:table-cell>
          <table:table-cell office:value-type="float" office:value="11.3985351563">
            <text:p>11.3985351563</text:p>
          </table:table-cell>
          <table:table-cell table:formula="of:=ABS([.K447])" office:value-type="float" office:value="11.3985351563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42098</text:p>
          </table:table-cell>
          <table:table-cell table:number-columns-repeated="2" office:value-type="string">
            <text:p>309</text:p>
          </table:table-cell>
          <table:table-cell office:value-type="float" office:value="449.027">
            <text:p>449.02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49.0100097656">
            <text:p>449.0100097656</text:p>
          </table:table-cell>
          <table:table-cell office:value-type="float" office:value="-1.6990234375">
            <text:p>-1.6990234375</text:p>
          </table:table-cell>
          <table:table-cell table:formula="of:=ABS([.K448])" office:value-type="float" office:value="1.6990234375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42097</text:p>
          </table:table-cell>
          <table:table-cell table:number-columns-repeated="2" office:value-type="string">
            <text:p>308</text:p>
          </table:table-cell>
          <table:table-cell office:value-type="float" office:value="446.346">
            <text:p>446.34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46.3999938965">
            <text:p>446.3999938965</text:p>
          </table:table-cell>
          <table:table-cell office:value-type="float" office:value="5.3993896484">
            <text:p>5.3993896484</text:p>
          </table:table-cell>
          <table:table-cell table:formula="of:=ABS([.K449])" office:value-type="float" office:value="5.3993896484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42096</text:p>
          </table:table-cell>
          <table:table-cell table:number-columns-repeated="2" office:value-type="string">
            <text:p>303</text:p>
          </table:table-cell>
          <table:table-cell office:value-type="float" office:value="444.66">
            <text:p>444.6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44.7600097656">
            <text:p>444.7600097656</text:p>
          </table:table-cell>
          <table:table-cell office:value-type="float" office:value="10.0009765625">
            <text:p>10.0009765625</text:p>
          </table:table-cell>
          <table:table-cell table:formula="of:=ABS([.K450])" office:value-type="float" office:value="10.0009765625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42095</text:p>
          </table:table-cell>
          <table:table-cell table:number-columns-repeated="2" office:value-type="string">
            <text:p>302</text:p>
          </table:table-cell>
          <table:table-cell office:value-type="float" office:value="444.103">
            <text:p>444.10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44.2399902344">
            <text:p>444.2399902344</text:p>
          </table:table-cell>
          <table:table-cell office:value-type="float" office:value="13.6990234375">
            <text:p>13.6990234375</text:p>
          </table:table-cell>
          <table:table-cell table:formula="of:=ABS([.K451])" office:value-type="float" office:value="13.6990234375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42094</text:p>
          </table:table-cell>
          <table:table-cell table:number-columns-repeated="2" office:value-type="string">
            <text:p>332</text:p>
          </table:table-cell>
          <table:table-cell office:value-type="float" office:value="446.666">
            <text:p>446.66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46.7799987793">
            <text:p>446.7799987793</text:p>
          </table:table-cell>
          <table:table-cell office:value-type="float" office:value="11.3998779297">
            <text:p>11.3998779297</text:p>
          </table:table-cell>
          <table:table-cell table:formula="of:=ABS([.K452])" office:value-type="float" office:value="11.3998779297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42134</text:p>
          </table:table-cell>
          <table:table-cell table:number-columns-repeated="2" office:value-type="string">
            <text:p>318</text:p>
          </table:table-cell>
          <table:table-cell office:value-type="float" office:value="444.033">
            <text:p>444.03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44.200012207">
            <text:p>444.200012207</text:p>
          </table:table-cell>
          <table:table-cell office:value-type="float" office:value="16.7012207031">
            <text:p>16.7012207031</text:p>
          </table:table-cell>
          <table:table-cell table:formula="of:=ABS([.K453])" office:value-type="float" office:value="16.7012207031">
            <text:p>17</text:p>
          </table:table-cell>
          <table:table-cell table:number-columns-repeated="244"/>
        </table:table-row>
        <table:table-row table:style-name="ro1">
          <table:table-cell office:value-type="string">
            <text:p>42092</text:p>
          </table:table-cell>
          <table:table-cell table:number-columns-repeated="2" office:value-type="string">
            <text:p>301</text:p>
          </table:table-cell>
          <table:table-cell office:value-type="float" office:value="447.137">
            <text:p>447.13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47.2099914551">
            <text:p>447.2099914551</text:p>
          </table:table-cell>
          <table:table-cell office:value-type="float" office:value="7.2991455078">
            <text:p>7.2991455078</text:p>
          </table:table-cell>
          <table:table-cell table:formula="of:=ABS([.K454])" office:value-type="float" office:value="7.2991455078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42091</text:p>
          </table:table-cell>
          <table:table-cell table:number-columns-repeated="2" office:value-type="string">
            <text:p>320</text:p>
          </table:table-cell>
          <table:table-cell office:value-type="float" office:value="449.243">
            <text:p>449.24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49.2699890137">
            <text:p>449.2699890137</text:p>
          </table:table-cell>
          <table:table-cell office:value-type="float" office:value="2.6989013672">
            <text:p>2.6989013672</text:p>
          </table:table-cell>
          <table:table-cell table:formula="of:=ABS([.K455])" office:value-type="float" office:value="2.6989013672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42090</text:p>
          </table:table-cell>
          <table:table-cell table:number-columns-repeated="2" office:value-type="string">
            <text:p>319</text:p>
          </table:table-cell>
          <table:table-cell office:value-type="float" office:value="449.085">
            <text:p>449.08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49.1400146484">
            <text:p>449.1400146484</text:p>
          </table:table-cell>
          <table:table-cell office:value-type="float" office:value="5.5014648438">
            <text:p>5.5014648438</text:p>
          </table:table-cell>
          <table:table-cell table:formula="of:=ABS([.K456])" office:value-type="float" office:value="5.5014648438">
            <text:p>6</text:p>
          </table:table-cell>
          <table:table-cell table:number-columns-repeated="244"/>
        </table:table-row>
        <table:table-row table:style-name="ro1">
          <table:table-cell office:value-type="string">
            <text:p>42089</text:p>
          </table:table-cell>
          <table:table-cell table:number-columns-repeated="2" office:value-type="string">
            <text:p>300</text:p>
          </table:table-cell>
          <table:table-cell office:value-type="float" office:value="453.558">
            <text:p>453.55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53.4899902344">
            <text:p>453.4899902344</text:p>
          </table:table-cell>
          <table:table-cell office:value-type="float" office:value="-6.8009765625">
            <text:p>-6.8009765625</text:p>
          </table:table-cell>
          <table:table-cell table:formula="of:=ABS([.K457])" office:value-type="float" office:value="6.8009765625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42088</text:p>
          </table:table-cell>
          <table:table-cell table:number-columns-repeated="2" office:value-type="string">
            <text:p>330</text:p>
          </table:table-cell>
          <table:table-cell office:value-type="float" office:value="448.383">
            <text:p>448.383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48.3999938965">
            <text:p>448.3999938965</text:p>
          </table:table-cell>
          <table:table-cell office:value-type="float" office:value="1.6993896484">
            <text:p>1.6993896484</text:p>
          </table:table-cell>
          <table:table-cell table:formula="of:=ABS([.K458])" office:value-type="float" office:value="1.6993896484">
            <text:p>2</text:p>
          </table:table-cell>
          <table:table-cell table:number-columns-repeated="244"/>
        </table:table-row>
        <table:table-row table:style-name="ro1">
          <table:table-cell office:value-type="string">
            <text:p>42085</text:p>
          </table:table-cell>
          <table:table-cell table:number-columns-repeated="2" office:value-type="string">
            <text:p>324</text:p>
          </table:table-cell>
          <table:table-cell office:value-type="float" office:value="452.532">
            <text:p>452.532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52.6400146484">
            <text:p>452.6400146484</text:p>
          </table:table-cell>
          <table:table-cell office:value-type="float" office:value="10.8014648438">
            <text:p>10.8014648438</text:p>
          </table:table-cell>
          <table:table-cell table:formula="of:=ABS([.K459])" office:value-type="float" office:value="10.8014648438">
            <text:p>11</text:p>
          </table:table-cell>
          <table:table-cell table:number-columns-repeated="244"/>
        </table:table-row>
        <table:table-row table:style-name="ro1">
          <table:table-cell office:value-type="string">
            <text:p>42084</text:p>
          </table:table-cell>
          <table:table-cell table:number-columns-repeated="2" office:value-type="string">
            <text:p>323</text:p>
          </table:table-cell>
          <table:table-cell office:value-type="float" office:value="453.567">
            <text:p>453.56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53.7200012207">
            <text:p>453.7200012207</text:p>
          </table:table-cell>
          <table:table-cell office:value-type="float" office:value="15.3001220703">
            <text:p>15.3001220703</text:p>
          </table:table-cell>
          <table:table-cell table:formula="of:=ABS([.K460])" office:value-type="float" office:value="15.3001220703">
            <text:p>15</text:p>
          </table:table-cell>
          <table:table-cell table:number-columns-repeated="244"/>
        </table:table-row>
        <table:table-row table:style-name="ro1">
          <table:table-cell office:value-type="string">
            <text:p>42083</text:p>
          </table:table-cell>
          <table:table-cell table:number-columns-repeated="2" office:value-type="string">
            <text:p>322</text:p>
          </table:table-cell>
          <table:table-cell office:value-type="float" office:value="451.746">
            <text:p>451.746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51.8800048828">
            <text:p>451.8800048828</text:p>
          </table:table-cell>
          <table:table-cell office:value-type="float" office:value="13.4004882813">
            <text:p>13.4004882813</text:p>
          </table:table-cell>
          <table:table-cell table:formula="of:=ABS([.K461])" office:value-type="float" office:value="13.4004882813">
            <text:p>13</text:p>
          </table:table-cell>
          <table:table-cell table:number-columns-repeated="244"/>
        </table:table-row>
        <table:table-row table:style-name="ro1">
          <table:table-cell office:value-type="string">
            <text:p>42082</text:p>
          </table:table-cell>
          <table:table-cell table:number-columns-repeated="2" office:value-type="string">
            <text:p>321</text:p>
          </table:table-cell>
          <table:table-cell office:value-type="float" office:value="449.45">
            <text:p>449.45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49.6199951172">
            <text:p>449.6199951172</text:p>
          </table:table-cell>
          <table:table-cell office:value-type="float" office:value="16.9995117188">
            <text:p>16.9995117188</text:p>
          </table:table-cell>
          <table:table-cell table:formula="of:=ABS([.K462])" office:value-type="float" office:value="16.9995117188">
            <text:p>17</text:p>
          </table:table-cell>
          <table:table-cell table:number-columns-repeated="244"/>
        </table:table-row>
        <table:table-row table:style-name="ro1">
          <table:table-cell office:value-type="string">
            <text:p>42081</text:p>
          </table:table-cell>
          <table:table-cell table:number-columns-repeated="2" office:value-type="string">
            <text:p>299</text:p>
          </table:table-cell>
          <table:table-cell office:value-type="float" office:value="456.918">
            <text:p>456.91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57.0599975586">
            <text:p>457.0599975586</text:p>
          </table:table-cell>
          <table:table-cell office:value-type="float" office:value="14.1997558594">
            <text:p>14.1997558594</text:p>
          </table:table-cell>
          <table:table-cell table:formula="of:=ABS([.K463])" office:value-type="float" office:value="14.1997558594">
            <text:p>14</text:p>
          </table:table-cell>
          <table:table-cell table:number-columns-repeated="244"/>
        </table:table-row>
        <table:table-row table:style-name="ro1">
          <table:table-cell office:value-type="string">
            <text:p>42080</text:p>
          </table:table-cell>
          <table:table-cell table:number-columns-repeated="2" office:value-type="string">
            <text:p>223</text:p>
          </table:table-cell>
          <table:table-cell office:value-type="float" office:value="454.484">
            <text:p>454.484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54.6499938965">
            <text:p>454.6499938965</text:p>
          </table:table-cell>
          <table:table-cell office:value-type="float" office:value="16.5993896484">
            <text:p>16.5993896484</text:p>
          </table:table-cell>
          <table:table-cell table:formula="of:=ABS([.K464])" office:value-type="float" office:value="16.5993896484">
            <text:p>17</text:p>
          </table:table-cell>
          <table:table-cell table:number-columns-repeated="244"/>
        </table:table-row>
        <table:table-row table:style-name="ro1">
          <table:table-cell office:value-type="string">
            <text:p>42079</text:p>
          </table:table-cell>
          <table:table-cell table:number-columns-repeated="2" office:value-type="string">
            <text:p>222</text:p>
          </table:table-cell>
          <table:table-cell office:value-type="float" office:value="459.768">
            <text:p>459.76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59.8699951172">
            <text:p>459.8699951172</text:p>
          </table:table-cell>
          <table:table-cell office:value-type="float" office:value="10.1995117188">
            <text:p>10.1995117188</text:p>
          </table:table-cell>
          <table:table-cell table:formula="of:=ABS([.K465])" office:value-type="float" office:value="10.1995117188">
            <text:p>10</text:p>
          </table:table-cell>
          <table:table-cell table:number-columns-repeated="244"/>
        </table:table-row>
        <table:table-row table:style-name="ro1">
          <table:table-cell office:value-type="string">
            <text:p>42076</text:p>
          </table:table-cell>
          <table:table-cell table:number-columns-repeated="2" office:value-type="string">
            <text:p>335</text:p>
          </table:table-cell>
          <table:table-cell office:value-type="float" office:value="460.228">
            <text:p>460.228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60.2600097656">
            <text:p>460.2600097656</text:p>
          </table:table-cell>
          <table:table-cell office:value-type="float" office:value="3.2009765625">
            <text:p>3.2009765625</text:p>
          </table:table-cell>
          <table:table-cell table:formula="of:=ABS([.K466])" office:value-type="float" office:value="3.2009765625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42105</text:p>
          </table:table-cell>
          <table:table-cell table:number-columns-repeated="2" office:value-type="string">
            <text:p>304</text:p>
          </table:table-cell>
          <table:table-cell office:value-type="float" office:value="461.867">
            <text:p>461.867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61.8200073242">
            <text:p>461.8200073242</text:p>
          </table:table-cell>
          <table:table-cell office:value-type="float" office:value="-4.6992675781">
            <text:p>-4.6992675781</text:p>
          </table:table-cell>
          <table:table-cell table:formula="of:=ABS([.K467])" office:value-type="float" office:value="4.6992675781">
            <text:p>5</text:p>
          </table:table-cell>
          <table:table-cell table:number-columns-repeated="244"/>
        </table:table-row>
        <table:table-row table:style-name="ro1">
          <table:table-cell office:value-type="string">
            <text:p>42049</text:p>
          </table:table-cell>
          <table:table-cell table:number-columns-repeated="2" office:value-type="string">
            <text:p>193</text:p>
          </table:table-cell>
          <table:table-cell office:value-type="float" office:value="464.07">
            <text:p>464.07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64.0799865723">
            <text:p>464.0799865723</text:p>
          </table:table-cell>
          <table:table-cell office:value-type="float" office:value="0.9986572266">
            <text:p>0.9986572266</text:p>
          </table:table-cell>
          <table:table-cell table:formula="of:=ABS([.K468])" office:value-type="float" office:value="0.9986572266">
            <text:p>1</text:p>
          </table:table-cell>
          <table:table-cell table:number-columns-repeated="244"/>
        </table:table-row>
        <table:table-row table:style-name="ro1">
          <table:table-cell office:value-type="string">
            <text:p>42050</text:p>
          </table:table-cell>
          <table:table-cell table:number-columns-repeated="2" office:value-type="string">
            <text:p>310</text:p>
          </table:table-cell>
          <table:table-cell office:value-type="float" office:value="451.703">
            <text:p>451.70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51.7699890137">
            <text:p>451.7699890137</text:p>
          </table:table-cell>
          <table:table-cell office:value-type="float" office:value="6.6989013672">
            <text:p>6.6989013672</text:p>
          </table:table-cell>
          <table:table-cell table:formula="of:=ABS([.K469])" office:value-type="float" office:value="6.6989013672">
            <text:p>7</text:p>
          </table:table-cell>
          <table:table-cell table:number-columns-repeated="244"/>
        </table:table-row>
        <table:table-row table:style-name="ro1">
          <table:table-cell office:value-type="string">
            <text:p>42078</text:p>
          </table:table-cell>
          <table:table-cell table:number-columns-repeated="2" office:value-type="string">
            <text:p>333</text:p>
          </table:table-cell>
          <table:table-cell office:value-type="float" office:value="456.375">
            <text:p>456.37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56.450012207">
            <text:p>456.450012207</text:p>
          </table:table-cell>
          <table:table-cell office:value-type="float" office:value="7.5012207031">
            <text:p>7.5012207031</text:p>
          </table:table-cell>
          <table:table-cell table:formula="of:=ABS([.K470])" office:value-type="float" office:value="7.5012207031">
            <text:p>8</text:p>
          </table:table-cell>
          <table:table-cell table:number-columns-repeated="244"/>
        </table:table-row>
        <table:table-row table:style-name="ro1">
          <table:table-cell office:value-type="string">
            <text:p>42077</text:p>
          </table:table-cell>
          <table:table-cell table:number-columns-repeated="2" office:value-type="string">
            <text:p>337</text:p>
          </table:table-cell>
          <table:table-cell office:value-type="float" office:value="460.925">
            <text:p>460.92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60.9599914551">
            <text:p>460.9599914551</text:p>
          </table:table-cell>
          <table:table-cell office:value-type="float" office:value="3.4991455078">
            <text:p>3.4991455078</text:p>
          </table:table-cell>
          <table:table-cell table:formula="of:=ABS([.K471])" office:value-type="float" office:value="3.4991455078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58307</text:p>
          </table:table-cell>
          <table:table-cell office:value-type="string">
            <text:p>24540337</text:p>
          </table:table-cell>
          <table:table-cell office:value-type="string">
            <text:p>337</text:p>
          </table:table-cell>
          <table:table-cell office:value-type="float" office:value="460.925">
            <text:p>460.925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60.9599914551">
            <text:p>460.9599914551</text:p>
          </table:table-cell>
          <table:table-cell office:value-type="float" office:value="3.4991455078">
            <text:p>3.4991455078</text:p>
          </table:table-cell>
          <table:table-cell table:formula="of:=ABS([.K472])" office:value-type="float" office:value="3.4991455078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42042</text:p>
          </table:table-cell>
          <table:table-cell table:number-columns-repeated="2" office:value-type="string">
            <text:p>220</text:p>
          </table:table-cell>
          <table:table-cell office:value-type="float" office:value="457.003">
            <text:p>457.003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57.0899963379">
            <text:p>457.0899963379</text:p>
          </table:table-cell>
          <table:table-cell office:value-type="float" office:value="8.6996337891">
            <text:p>8.6996337891</text:p>
          </table:table-cell>
          <table:table-cell table:formula="of:=ABS([.K473])" office:value-type="float" office:value="8.6996337891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42041</text:p>
          </table:table-cell>
          <table:table-cell table:number-columns-repeated="2" office:value-type="string">
            <text:p>334</text:p>
          </table:table-cell>
          <table:table-cell office:value-type="float" office:value="455.539">
            <text:p>455.539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55.450012207">
            <text:p>455.450012207</text:p>
          </table:table-cell>
          <table:table-cell office:value-type="float" office:value="-8.8987792969">
            <text:p>-8.8987792969</text:p>
          </table:table-cell>
          <table:table-cell table:formula="of:=ABS([.K474])" office:value-type="float" office:value="8.8987792969">
            <text:p>9</text:p>
          </table:table-cell>
          <table:table-cell table:number-columns-repeated="244"/>
        </table:table-row>
        <table:table-row table:style-name="ro1">
          <table:table-cell office:value-type="string">
            <text:p>42038</text:p>
          </table:table-cell>
          <table:table-cell table:number-columns-repeated="2" office:value-type="string">
            <text:p>221</text:p>
          </table:table-cell>
          <table:table-cell office:value-type="float" office:value="459.198">
            <text:p>459.198</text:p>
          </table:table-cell>
          <table:table-cell office:value-type="float" office:value="0">
            <text:p>0</text:p>
          </table:table-cell>
          <table:table-cell office:value-type="string">
            <text:p>Bolzen_Rohr_Pfahl</text:p>
          </table:table-cell>
          <table:table-cell office:value-type="string">
            <text:p>Bolzen</text:p>
          </table:table-cell>
          <table:table-cell table:number-columns-repeated="2" office:value-type="string">
            <text:p>1998/01/08</text:p>
          </table:table-cell>
          <table:table-cell office:value-type="float" office:value="459.3200073242">
            <text:p>459.3200073242</text:p>
          </table:table-cell>
          <table:table-cell office:value-type="float" office:value="12.2007324219">
            <text:p>12.2007324219</text:p>
          </table:table-cell>
          <table:table-cell table:formula="of:=ABS([.K475])" office:value-type="float" office:value="12.2007324219">
            <text:p>12</text:p>
          </table:table-cell>
          <table:table-cell table:number-columns-repeated="244"/>
        </table:table-row>
        <table:table-row table:style-name="ro1">
          <table:table-cell office:value-type="string">
            <text:p>42037</text:p>
          </table:table-cell>
          <table:table-cell table:number-columns-repeated="2" office:value-type="string">
            <text:p>336</text:p>
          </table:table-cell>
          <table:table-cell office:value-type="float" office:value="461.216">
            <text:p>461.21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61.25">
            <text:p>461.25</text:p>
          </table:table-cell>
          <table:table-cell office:value-type="float" office:value="3.4">
            <text:p>3.4</text:p>
          </table:table-cell>
          <table:table-cell table:formula="of:=ABS([.K476])" office:value-type="float" office:value="3.4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58249</text:p>
          </table:table-cell>
          <table:table-cell office:value-type="string">
            <text:p>24540336</text:p>
          </table:table-cell>
          <table:table-cell office:value-type="string">
            <text:p>336</text:p>
          </table:table-cell>
          <table:table-cell office:value-type="float" office:value="461.216">
            <text:p>461.21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61.25">
            <text:p>461.25</text:p>
          </table:table-cell>
          <table:table-cell office:value-type="float" office:value="3.4">
            <text:p>3.4</text:p>
          </table:table-cell>
          <table:table-cell table:formula="of:=ABS([.K477])" office:value-type="float" office:value="3.4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42037</text:p>
          </table:table-cell>
          <table:table-cell table:number-columns-repeated="2" office:value-type="string">
            <text:p>336</text:p>
          </table:table-cell>
          <table:table-cell office:value-type="float" office:value="461.216">
            <text:p>461.21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61.25">
            <text:p>461.25</text:p>
          </table:table-cell>
          <table:table-cell office:value-type="float" office:value="3.4">
            <text:p>3.4</text:p>
          </table:table-cell>
          <table:table-cell table:formula="of:=ABS([.K478])" office:value-type="float" office:value="3.4">
            <text:p>3</text:p>
          </table:table-cell>
          <table:table-cell table:number-columns-repeated="244"/>
        </table:table-row>
        <table:table-row table:style-name="ro1">
          <table:table-cell office:value-type="string">
            <text:p>58249</text:p>
          </table:table-cell>
          <table:table-cell office:value-type="string">
            <text:p>24540336</text:p>
          </table:table-cell>
          <table:table-cell office:value-type="string">
            <text:p>336</text:p>
          </table:table-cell>
          <table:table-cell office:value-type="float" office:value="461.216">
            <text:p>461.216</text:p>
          </table:table-cell>
          <table:table-cell office:value-type="float" office:value="0">
            <text:p>0</text:p>
          </table:table-cell>
          <table:table-cell office:value-type="string">
            <text:p>Stein_Kunststoffzeichen</text:p>
          </table:table-cell>
          <table:table-cell office:value-type="string">
            <text:p>Stein</text:p>
          </table:table-cell>
          <table:table-cell table:number-columns-repeated="2" office:value-type="string">
            <text:p>1998/01/08</text:p>
          </table:table-cell>
          <table:table-cell office:value-type="float" office:value="461.25">
            <text:p>461.25</text:p>
          </table:table-cell>
          <table:table-cell office:value-type="float" office:value="3.4">
            <text:p>3.4</text:p>
          </table:table-cell>
          <table:table-cell table:formula="of:=ABS([.K479])" office:value-type="float" office:value="3.4">
            <text:p>3</text:p>
          </table:table-cell>
          <table:table-cell table:number-columns-repeated="244"/>
        </table:table-row>
        <table:table-row table:style-name="ro1">
          <table:table-cell table:style-name="Default" table:number-columns-repeated="11"/>
          <table:table-cell table:style-name="Default" table:formula="of:=AVERAGE([.L1:.L479])" office:value-type="float" office:value="13.4208826881372">
            <text:p>13.4208826881372</text:p>
          </table:table-cell>
          <table:table-cell table:style-name="Default" table:number-columns-repeated="244"/>
        </table:table-row>
        <table:table-row table:style-name="ro1">
          <table:table-cell table:style-name="Default" table:number-columns-repeated="11"/>
          <table:table-cell table:style-name="Default" table:formula="of:=MEDIAN([.L1:.L479])" office:value-type="float" office:value="8.0012207031">
            <text:p>8.0012207031</text:p>
          </table:table-cell>
          <table:table-cell table:style-name="Default"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writing-mode="lr-tb" style:print="annotations charts drawings objects"/>
      <style:header-style>
        <style:header-footer-properties fo:min-height="0.6665in" fo:border="none" fo:padding="0in" style:shadow="none"/>
      </style:header-style>
      <style:footer-style>
        <style:header-footer-properties fo:min-height="0.6665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7/20/2015</text:date>, <text:time>20:0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7-20T18:00:42Z</meta:creation-date>
    <meta:generator>OpenOffice.org/3.2$Unix OpenOffice.org_project/320m12$Build-9483</meta:generator>
    <dc:date>2015-07-20T20:07:42</dc:date>
    <dc:creator>Stefan Ziegler</dc:creator>
    <meta:editing-duration>PT00H06M33S</meta:editing-duration>
    <meta:editing-cycles>1</meta:editing-cycles>
    <meta:document-statistic meta:table-count="1" meta:cell-count="5750" meta:object-count="0"/>
  </office:meta>
</office:document-meta>
</file>